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margin-bottom="0in"/>
      <style:text-properties style:font-name="Times New Roman" style:font-name-complex="Times New Roman" fo:font-size="12pt" style:font-size-asian="12pt" style:font-size-complex="12pt"/>
    </style:style>
    <style:style style:name="P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" style:parent-style-name="Обычный" style:family="paragraph">
      <style:paragraph-properties fo:margin-bottom="0in"/>
    </style:style>
    <style:style style:name="T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" style:parent-style-name="Обычный" style:family="paragraph">
      <style:paragraph-properties fo:margin-bottom="0in"/>
    </style:style>
    <style:style style:name="T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8" style:parent-style-name="Обычный" style:family="paragraph">
      <style:paragraph-properties fo:margin-bottom="0in"/>
    </style:style>
    <style:style style:name="T3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4" style:parent-style-name="Обычный" style:family="paragraph">
      <style:paragraph-properties fo:margin-bottom="0in"/>
    </style:style>
    <style:style style:name="T4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6" style:parent-style-name="Обычный" style:family="paragraph">
      <style:paragraph-properties fo:margin-bottom="0in"/>
    </style:style>
    <style:style style:name="T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5" style:parent-style-name="Обычный" style:family="paragraph">
      <style:paragraph-properties fo:margin-bottom="0in"/>
    </style:style>
    <style:style style:name="T6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7" style:parent-style-name="Обычный" style:family="paragraph">
      <style:paragraph-properties fo:margin-bottom="0in"/>
    </style:style>
    <style:style style:name="T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82" style:parent-style-name="Обычный" style:family="paragraph">
      <style:paragraph-properties fo:margin-bottom="0in"/>
    </style:style>
    <style:style style:name="T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1" style:parent-style-name="Обычный" style:family="paragraph">
      <style:paragraph-properties fo:margin-bottom="0in"/>
    </style:style>
    <style:style style:name="T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2" style:parent-style-name="Обычный" style:family="paragraph">
      <style:paragraph-properties fo:margin-bottom="0in"/>
    </style:style>
    <style:style style:name="T1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7" style:parent-style-name="Обычный" style:family="paragraph">
      <style:paragraph-properties fo:margin-bottom="0in"/>
    </style:style>
    <style:style style:name="T1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3" style:parent-style-name="Обычный" style:family="paragraph">
      <style:paragraph-properties fo:margin-bottom="0in"/>
    </style:style>
    <style:style style:name="T1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6" style:parent-style-name="Обычный" style:family="paragraph">
      <style:paragraph-properties fo:margin-bottom="0in"/>
    </style:style>
    <style:style style:name="T1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1" style:parent-style-name="Обычный" style:family="paragraph">
      <style:paragraph-properties fo:margin-bottom="0in"/>
    </style:style>
    <style:style style:name="T1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8" style:parent-style-name="Обычный" style:family="paragraph">
      <style:paragraph-properties fo:margin-bottom="0in"/>
    </style:style>
    <style:style style:name="T13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2" style:parent-style-name="Обычный" style:family="paragraph">
      <style:paragraph-properties fo:margin-bottom="0in"/>
    </style:style>
    <style:style style:name="T14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5" style:parent-style-name="Обычный" style:family="paragraph">
      <style:paragraph-properties fo:margin-bottom="0in"/>
    </style:style>
    <style:style style:name="T1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2" style:parent-style-name="Обычный" style:family="paragraph">
      <style:paragraph-properties fo:margin-bottom="0in"/>
    </style:style>
    <style:style style:name="T1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4" style:parent-style-name="Обычный" style:family="paragraph">
      <style:paragraph-properties fo:margin-bottom="0in"/>
    </style:style>
    <style:style style:name="T1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69" style:parent-style-name="Обычный" style:family="paragraph">
      <style:paragraph-properties fo:margin-bottom="0in"/>
    </style:style>
    <style:style style:name="T1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76" style:parent-style-name="Обычный" style:family="paragraph">
      <style:paragraph-properties fo:margin-bottom="0in"/>
    </style:style>
    <style:style style:name="T1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79" style:parent-style-name="Обычный" style:family="paragraph">
      <style:paragraph-properties fo:margin-bottom="0in"/>
    </style:style>
    <style:style style:name="T18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02" style:parent-style-name="Обычный" style:family="paragraph">
      <style:paragraph-properties fo:margin-bottom="0in"/>
    </style:style>
    <style:style style:name="T2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4" style:parent-style-name="Обычный" style:family="paragraph">
      <style:paragraph-properties fo:margin-bottom="0in"/>
    </style:style>
    <style:style style:name="T2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9" style:parent-style-name="Обычный" style:family="paragraph">
      <style:paragraph-properties fo:margin-bottom="0in"/>
    </style:style>
    <style:style style:name="T2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6" style:parent-style-name="Обычный" style:family="paragraph">
      <style:paragraph-properties fo:margin-bottom="0in"/>
    </style:style>
    <style:style style:name="T2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52" style:parent-style-name="Обычный" style:family="paragraph">
      <style:paragraph-properties fo:margin-bottom="0in"/>
    </style:style>
    <style:style style:name="T2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1" style:parent-style-name="Обычный" style:family="paragraph">
      <style:paragraph-properties fo:margin-bottom="0in"/>
    </style:style>
    <style:style style:name="T2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7" style:parent-style-name="Обычный" style:family="paragraph">
      <style:paragraph-properties fo:margin-bottom="0in"/>
    </style:style>
    <style:style style:name="T2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84" style:parent-style-name="Обычный" style:family="paragraph">
      <style:paragraph-properties fo:margin-bottom="0in"/>
    </style:style>
    <style:style style:name="T28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4" style:parent-style-name="Обычный" style:family="paragraph">
      <style:paragraph-properties fo:margin-bottom="0in"/>
    </style:style>
    <style:style style:name="T2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6" style:parent-style-name="Обычный" style:family="paragraph">
      <style:paragraph-properties fo:margin-bottom="0in"/>
    </style:style>
    <style:style style:name="T3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4" style:parent-style-name="Обычный" style:family="paragraph">
      <style:paragraph-properties fo:margin-bottom="0in"/>
    </style:style>
    <style:style style:name="T3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19" style:parent-style-name="Обычный" style:family="paragraph">
      <style:paragraph-properties fo:margin-bottom="0in"/>
    </style:style>
    <style:style style:name="T3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2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2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8" style:parent-style-name="Обычный" style:family="paragraph">
      <style:paragraph-properties fo:margin-bottom="0in"/>
    </style:style>
    <style:style style:name="T3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3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6" style:parent-style-name="Обычный" style:family="paragraph">
      <style:paragraph-properties fo:margin-bottom="0in"/>
    </style:style>
    <style:style style:name="T3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42" style:parent-style-name="Обычный" style:family="paragraph">
      <style:paragraph-properties fo:margin-bottom="0in"/>
    </style:style>
    <style:style style:name="T34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4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49" style:parent-style-name="Обычный" style:family="paragraph">
      <style:paragraph-properties fo:margin-bottom="0in"/>
    </style:style>
    <style:style style:name="T3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67" style:parent-style-name="Обычный" style:family="paragraph">
      <style:paragraph-properties fo:margin-bottom="0in"/>
    </style:style>
    <style:style style:name="T3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7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73" style:parent-style-name="Обычный" style:family="paragraph">
      <style:paragraph-properties fo:margin-bottom="0in"/>
    </style:style>
    <style:style style:name="T3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7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83" style:parent-style-name="Обычный" style:family="paragraph">
      <style:paragraph-properties fo:margin-bottom="0in"/>
    </style:style>
    <style:style style:name="T3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93" style:parent-style-name="Обычный" style:family="paragraph">
      <style:paragraph-properties fo:margin-bottom="0in"/>
    </style:style>
    <style:style style:name="T3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9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00" style:parent-style-name="Обычный" style:family="paragraph">
      <style:paragraph-properties fo:margin-bottom="0in"/>
    </style:style>
    <style:style style:name="T4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13" style:parent-style-name="Обычный" style:family="paragraph">
      <style:paragraph-properties fo:margin-bottom="0in"/>
    </style:style>
    <style:style style:name="T41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1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17" style:parent-style-name="Обычный" style:family="paragraph">
      <style:paragraph-properties fo:margin-bottom="0in"/>
    </style:style>
    <style:style style:name="T4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24" style:parent-style-name="Обычный" style:family="paragraph">
      <style:paragraph-properties fo:margin-bottom="0in"/>
    </style:style>
    <style:style style:name="T42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2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2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31" style:parent-style-name="Обычный" style:family="paragraph">
      <style:paragraph-properties fo:margin-bottom="0in"/>
    </style:style>
    <style:style style:name="T4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40" style:parent-style-name="Обычный" style:family="paragraph">
      <style:paragraph-properties fo:margin-bottom="0in"/>
    </style:style>
    <style:style style:name="T44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4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4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48" style:parent-style-name="Обычный" style:family="paragraph">
      <style:paragraph-properties fo:margin-bottom="0in"/>
    </style:style>
    <style:style style:name="T4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57" style:parent-style-name="Обычный" style:family="paragraph">
      <style:paragraph-properties fo:margin-bottom="0in"/>
    </style:style>
    <style:style style:name="T45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5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6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6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63" style:parent-style-name="Обычный" style:family="paragraph">
      <style:paragraph-properties fo:margin-bottom="0in"/>
    </style:style>
    <style:style style:name="T4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70" style:parent-style-name="Обычный" style:family="paragraph">
      <style:paragraph-properties fo:margin-bottom="0in"/>
    </style:style>
    <style:style style:name="T47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7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7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7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7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7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7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8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83" style:parent-style-name="Обычный" style:family="paragraph">
      <style:paragraph-properties fo:margin-bottom="0in"/>
    </style:style>
    <style:style style:name="T4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497" style:parent-style-name="Обычный" style:family="paragraph">
      <style:paragraph-properties fo:margin-bottom="0in"/>
    </style:style>
    <style:style style:name="T4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9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0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0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0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08" style:parent-style-name="Обычный" style:family="paragraph">
      <style:paragraph-properties fo:margin-bottom="0in"/>
    </style:style>
    <style:style style:name="T5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1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1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2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23" style:parent-style-name="Обычный" style:family="paragraph">
      <style:paragraph-properties fo:margin-bottom="0in"/>
    </style:style>
    <style:style style:name="T52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33" style:parent-style-name="Обычный" style:family="paragraph">
      <style:paragraph-properties fo:margin-bottom="0in"/>
    </style:style>
    <style:style style:name="T5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40" style:parent-style-name="Обычный" style:family="paragraph">
      <style:paragraph-properties fo:margin-bottom="0in"/>
    </style:style>
    <style:style style:name="T54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4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4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4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47" style:parent-style-name="Обычный" style:family="paragraph">
      <style:paragraph-properties fo:margin-bottom="0in"/>
    </style:style>
    <style:style style:name="T5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57" style:parent-style-name="Обычный" style:family="paragraph">
      <style:paragraph-properties fo:margin-bottom="0in"/>
    </style:style>
    <style:style style:name="T5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5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565" style:parent-style-name="Обычный" style:family="paragraph">
      <style:paragraph-properties fo:margin-bottom="0in"/>
    </style:style>
    <style:style style:name="T5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6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6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6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73" style:parent-style-name="Обычный" style:family="paragraph">
      <style:paragraph-properties fo:margin-bottom="0in"/>
    </style:style>
    <style:style style:name="T5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79" style:parent-style-name="Обычный" style:family="paragraph">
      <style:paragraph-properties fo:margin-bottom="0in"/>
    </style:style>
    <style:style style:name="T5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8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8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8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91" style:parent-style-name="Обычный" style:family="paragraph">
      <style:paragraph-properties fo:margin-bottom="0in"/>
    </style:style>
    <style:style style:name="T5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98" style:parent-style-name="Обычный" style:family="paragraph">
      <style:paragraph-properties fo:margin-bottom="0in"/>
    </style:style>
    <style:style style:name="T59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0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0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0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0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13" style:parent-style-name="Обычный" style:family="paragraph">
      <style:paragraph-properties fo:margin-bottom="0in"/>
    </style:style>
    <style:style style:name="T61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1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42" style:parent-style-name="Обычный" style:family="paragraph">
      <style:paragraph-properties fo:margin-bottom="0in"/>
    </style:style>
    <style:style style:name="T64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54" style:parent-style-name="Обычный" style:family="paragraph">
      <style:paragraph-properties fo:margin-bottom="0in"/>
    </style:style>
    <style:style style:name="T65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6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6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6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67" style:parent-style-name="Обычный" style:family="paragraph">
      <style:paragraph-properties fo:margin-bottom="0in"/>
    </style:style>
    <style:style style:name="T6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6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74" style:parent-style-name="Обычный" style:family="paragraph">
      <style:paragraph-properties fo:margin-bottom="0in"/>
    </style:style>
    <style:style style:name="T67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77" style:parent-style-name="Обычный" style:family="paragraph">
      <style:paragraph-properties fo:margin-bottom="0in"/>
    </style:style>
    <style:style style:name="T6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7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82" style:parent-style-name="Обычный" style:family="paragraph">
      <style:paragraph-properties fo:margin-bottom="0in"/>
    </style:style>
    <style:style style:name="T6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8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8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8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8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9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9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9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95" style:parent-style-name="Обычный" style:family="paragraph">
      <style:paragraph-properties fo:margin-bottom="0in"/>
    </style:style>
    <style:style style:name="T6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9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9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9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0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0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04" style:parent-style-name="Обычный" style:family="paragraph">
      <style:paragraph-properties fo:margin-bottom="0in"/>
    </style:style>
    <style:style style:name="T7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0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1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1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13" style:parent-style-name="Обычный" style:family="paragraph">
      <style:paragraph-properties fo:margin-bottom="0in"/>
    </style:style>
    <style:style style:name="T7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1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16" style:parent-style-name="Обычный" style:family="paragraph">
      <style:paragraph-properties fo:margin-bottom="0in"/>
    </style:style>
    <style:style style:name="T7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1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2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2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2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2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24" style:parent-style-name="Обычный" style:family="paragraph">
      <style:paragraph-properties fo:margin-bottom="0in"/>
    </style:style>
    <style:style style:name="T7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2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31" style:parent-style-name="Обычный" style:family="paragraph">
      <style:paragraph-properties fo:margin-bottom="0in"/>
    </style:style>
    <style:style style:name="T7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3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38" style:parent-style-name="Обычный" style:family="paragraph">
      <style:paragraph-properties fo:margin-bottom="0in"/>
    </style:style>
    <style:style style:name="T73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41" style:parent-style-name="Обычный" style:family="paragraph">
      <style:paragraph-properties fo:margin-bottom="0in"/>
    </style:style>
    <style:style style:name="T7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3" style:parent-style-name="Обычный" style:family="paragraph">
      <style:paragraph-properties fo:margin-bottom="0in"/>
    </style:style>
    <style:style style:name="T7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6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6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6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70" style:parent-style-name="Обычный" style:family="paragraph">
      <style:paragraph-properties fo:margin-bottom="0in"/>
    </style:style>
    <style:style style:name="T77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7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7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7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7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7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7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8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8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92" style:parent-style-name="Обычный" style:family="paragraph">
      <style:paragraph-properties fo:margin-bottom="0in"/>
    </style:style>
    <style:style style:name="T79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9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0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0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0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8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31" style:parent-style-name="Обычный" style:family="paragraph">
      <style:paragraph-properties fo:margin-bottom="0in"/>
    </style:style>
    <style:style style:name="T8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8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37" style:parent-style-name="Обычный" style:family="paragraph">
      <style:paragraph-properties fo:margin-bottom="0in"/>
    </style:style>
    <style:style style:name="T83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3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42" style:parent-style-name="Обычный" style:family="paragraph">
      <style:paragraph-properties fo:margin-bottom="0in"/>
    </style:style>
    <style:style style:name="T84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4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8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54" style:parent-style-name="Обычный" style:family="paragraph">
      <style:paragraph-properties fo:margin-bottom="0in"/>
    </style:style>
    <style:style style:name="T85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2" style:parent-style-name="Обычный" style:family="paragraph">
      <style:paragraph-properties fo:margin-bottom="0in"/>
    </style:style>
    <style:style style:name="T8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8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8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90" style:parent-style-name="Обычный" style:family="paragraph">
      <style:paragraph-properties fo:margin-bottom="0in"/>
    </style:style>
    <style:style style:name="T89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96" style:parent-style-name="Обычный" style:family="paragraph">
      <style:paragraph-properties fo:margin-bottom="0in"/>
    </style:style>
    <style:style style:name="T8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0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0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0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0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10" style:parent-style-name="Обычный" style:family="paragraph">
      <style:paragraph-properties fo:margin-bottom="0in"/>
    </style:style>
    <style:style style:name="T9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1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17" style:parent-style-name="Обычный" style:family="paragraph">
      <style:paragraph-properties fo:margin-bottom="0in"/>
    </style:style>
    <style:style style:name="T9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23" style:parent-style-name="Обычный" style:family="paragraph">
      <style:paragraph-properties fo:margin-bottom="0in"/>
    </style:style>
    <style:style style:name="T92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2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2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2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36" style:parent-style-name="Обычный" style:family="paragraph">
      <style:paragraph-properties fo:margin-bottom="0in"/>
    </style:style>
    <style:style style:name="T9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3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39" style:parent-style-name="Обычный" style:family="paragraph">
      <style:paragraph-properties fo:margin-bottom="0in"/>
    </style:style>
    <style:style style:name="T94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48" style:parent-style-name="Обычный" style:family="paragraph">
      <style:paragraph-properties fo:margin-bottom="0in"/>
    </style:style>
    <style:style style:name="T9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5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5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53" style:parent-style-name="Обычный" style:family="paragraph">
      <style:paragraph-properties fo:margin-bottom="0in"/>
    </style:style>
    <style:style style:name="T9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5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5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60" style:parent-style-name="Обычный" style:family="paragraph">
      <style:paragraph-properties fo:margin-bottom="0in"/>
    </style:style>
    <style:style style:name="T96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6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67" style:parent-style-name="Обычный" style:family="paragraph">
      <style:paragraph-properties fo:margin-bottom="0in"/>
    </style:style>
    <style:style style:name="T9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6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7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7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74" style:parent-style-name="Обычный" style:family="paragraph">
      <style:paragraph-properties fo:margin-bottom="0in"/>
    </style:style>
    <style:style style:name="T9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7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7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7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8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84" style:parent-style-name="Обычный" style:family="paragraph">
      <style:paragraph-properties fo:margin-bottom="0in"/>
    </style:style>
    <style:style style:name="T9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8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92" style:parent-style-name="Обычный" style:family="paragraph">
      <style:paragraph-properties fo:margin-bottom="0in"/>
    </style:style>
    <style:style style:name="T99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9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0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0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0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0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15" style:parent-style-name="Обычный" style:family="paragraph">
      <style:paragraph-properties fo:margin-bottom="0in"/>
    </style:style>
    <style:style style:name="T10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18" style:parent-style-name="Обычный" style:family="paragraph">
      <style:paragraph-properties fo:margin-bottom="0in"/>
    </style:style>
    <style:style style:name="T101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2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24" style:parent-style-name="Обычный" style:family="paragraph">
      <style:paragraph-properties fo:margin-bottom="0in"/>
    </style:style>
    <style:style style:name="T10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2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3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3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41" style:parent-style-name="Обычный" style:family="paragraph">
      <style:paragraph-properties fo:margin-bottom="0in"/>
    </style:style>
    <style:style style:name="T10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4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46" style:parent-style-name="Обычный" style:family="paragraph">
      <style:paragraph-properties fo:margin-bottom="0in"/>
    </style:style>
    <style:style style:name="T10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61" style:parent-style-name="Обычный" style:family="paragraph">
      <style:paragraph-properties fo:margin-bottom="0in"/>
    </style:style>
    <style:style style:name="T10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6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65" style:parent-style-name="Обычный" style:family="paragraph">
      <style:paragraph-properties fo:margin-bottom="0in"/>
    </style:style>
    <style:style style:name="T10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86" style:parent-style-name="Обычный" style:family="paragraph">
      <style:paragraph-properties fo:margin-bottom="0in"/>
    </style:style>
    <style:style style:name="T10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8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8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9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96" style:parent-style-name="Обычный" style:family="paragraph">
      <style:paragraph-properties fo:margin-bottom="0in"/>
    </style:style>
    <style:style style:name="T10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0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07" style:parent-style-name="Обычный" style:family="paragraph">
      <style:paragraph-properties fo:margin-bottom="0in"/>
    </style:style>
    <style:style style:name="T11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0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1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1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31" style:parent-style-name="Обычный" style:family="paragraph">
      <style:paragraph-properties fo:margin-bottom="0in"/>
    </style:style>
    <style:style style:name="T11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3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3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41" style:parent-style-name="Обычный" style:family="paragraph">
      <style:paragraph-properties fo:margin-bottom="0in"/>
    </style:style>
    <style:style style:name="T11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4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4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4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5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53" style:parent-style-name="Обычный" style:family="paragraph">
      <style:paragraph-properties fo:margin-bottom="0in"/>
    </style:style>
    <style:style style:name="T11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5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62" style:parent-style-name="Обычный" style:family="paragraph">
      <style:paragraph-properties fo:margin-bottom="0in"/>
    </style:style>
    <style:style style:name="T11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65" style:parent-style-name="Обычный" style:family="paragraph">
      <style:paragraph-properties fo:margin-bottom="0in"/>
    </style:style>
    <style:style style:name="T11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72" style:parent-style-name="Обычный" style:family="paragraph">
      <style:paragraph-properties fo:margin-bottom="0in"/>
    </style:style>
    <style:style style:name="T117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7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75" style:parent-style-name="Обычный" style:family="paragraph">
      <style:paragraph-properties fo:margin-bottom="0in"/>
    </style:style>
    <style:style style:name="T117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02" style:parent-style-name="Обычный" style:family="paragraph">
      <style:paragraph-properties fo:margin-bottom="0in"/>
    </style:style>
    <style:style style:name="T12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0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0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1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14" style:parent-style-name="Обычный" style:family="paragraph">
      <style:paragraph-properties fo:margin-bottom="0in"/>
    </style:style>
    <style:style style:name="T12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1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2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2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2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227" style:parent-style-name="Обычный" style:family="paragraph">
      <style:paragraph-properties fo:margin-bottom="0in"/>
    </style:style>
    <style:style style:name="T12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2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2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36" style:parent-style-name="Обычный" style:family="paragraph">
      <style:paragraph-properties fo:margin-bottom="0in"/>
    </style:style>
    <style:style style:name="T123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40" style:parent-style-name="Обычный" style:family="paragraph">
      <style:paragraph-properties fo:margin-bottom="0in"/>
    </style:style>
    <style:style style:name="T12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4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4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2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52" style:parent-style-name="Обычный" style:family="paragraph">
      <style:paragraph-properties fo:margin-bottom="0in"/>
    </style:style>
    <style:style style:name="T12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5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5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5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5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6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6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6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6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6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70" style:parent-style-name="Обычный" style:family="paragraph">
      <style:paragraph-properties fo:margin-bottom="0in"/>
    </style:style>
    <style:style style:name="T127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7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2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74" style:parent-style-name="Обычный" style:family="paragraph">
      <style:paragraph-properties fo:margin-bottom="0in"/>
    </style:style>
    <style:style style:name="T127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78" style:parent-style-name="Обычный" style:family="paragraph">
      <style:paragraph-properties fo:margin-bottom="0in"/>
    </style:style>
    <style:style style:name="T127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281" style:parent-style-name="Обычный" style:family="paragraph">
      <style:paragraph-properties fo:margin-bottom="0in"/>
    </style:style>
    <style:style style:name="T128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88" style:parent-style-name="Обычный" style:family="paragraph">
      <style:paragraph-properties fo:margin-bottom="0in"/>
    </style:style>
    <style:style style:name="T128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9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9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9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01" style:parent-style-name="Обычный" style:family="paragraph">
      <style:paragraph-properties fo:margin-bottom="0in"/>
    </style:style>
    <style:style style:name="T13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0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304" style:parent-style-name="Обычный" style:family="paragraph">
      <style:paragraph-properties fo:margin-bottom="0in"/>
    </style:style>
    <style:style style:name="T130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09" style:parent-style-name="Обычный" style:family="paragraph">
      <style:paragraph-properties fo:margin-bottom="0in"/>
    </style:style>
    <style:style style:name="T13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13" style:parent-style-name="Обычный" style:family="paragraph">
      <style:paragraph-properties fo:margin-bottom="0in"/>
    </style:style>
    <style:style style:name="T13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1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24" style:parent-style-name="Обычный" style:family="paragraph">
      <style:paragraph-properties fo:margin-bottom="0in"/>
    </style:style>
    <style:style style:name="T13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2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3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32" style:parent-style-name="Обычный" style:family="paragraph">
      <style:paragraph-properties fo:margin-bottom="0in"/>
    </style:style>
    <style:style style:name="T13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41" style:parent-style-name="Обычный" style:family="paragraph">
      <style:paragraph-properties fo:margin-bottom="0in"/>
    </style:style>
    <style:style style:name="T13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4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3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49" style:parent-style-name="Обычный" style:family="paragraph">
      <style:paragraph-properties fo:margin-bottom="0in"/>
    </style:style>
    <style:style style:name="T13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5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5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3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59" style:parent-style-name="Обычный" style:family="paragraph">
      <style:paragraph-properties fo:margin-bottom="0in"/>
    </style:style>
    <style:style style:name="T136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6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6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67" style:parent-style-name="Обычный" style:family="paragraph">
      <style:paragraph-properties fo:margin-bottom="0in"/>
    </style:style>
    <style:style style:name="T13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6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7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3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87" style:parent-style-name="Обычный" style:family="paragraph">
      <style:paragraph-properties fo:margin-bottom="0in"/>
    </style:style>
    <style:style style:name="T138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8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9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11" style:parent-style-name="Обычный" style:family="paragraph">
      <style:paragraph-properties fo:margin-bottom="0in"/>
    </style:style>
    <style:style style:name="T14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1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1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4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24" style:parent-style-name="Обычный" style:family="paragraph">
      <style:paragraph-properties fo:margin-bottom="0in"/>
    </style:style>
    <style:style style:name="T14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2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4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29" style:parent-style-name="Обычный" style:family="paragraph">
      <style:paragraph-properties fo:margin-bottom="0in"/>
    </style:style>
    <style:style style:name="T14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3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32" style:parent-style-name="Обычный" style:family="paragraph">
      <style:paragraph-properties fo:margin-bottom="0in"/>
    </style:style>
    <style:style style:name="T14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3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3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3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3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4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443" style:parent-style-name="Обычный" style:family="paragraph">
      <style:paragraph-properties fo:margin-bottom="0in"/>
    </style:style>
    <style:style style:name="T14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4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4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47" style:parent-style-name="Обычный" style:family="paragraph">
      <style:paragraph-properties fo:margin-bottom="0in"/>
    </style:style>
    <style:style style:name="T14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5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451" style:parent-style-name="Обычный" style:family="paragraph">
      <style:paragraph-properties fo:margin-bottom="0in"/>
    </style:style>
    <style:style style:name="T145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5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4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60" style:parent-style-name="Обычный" style:family="paragraph">
      <style:paragraph-properties fo:margin-bottom="0in"/>
    </style:style>
    <style:style style:name="T146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6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463" style:parent-style-name="Обычный" style:family="paragraph">
      <style:paragraph-properties fo:margin-bottom="0in"/>
    </style:style>
    <style:style style:name="T14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71" style:parent-style-name="Обычный" style:family="paragraph">
      <style:paragraph-properties fo:margin-bottom="0in"/>
    </style:style>
    <style:style style:name="T14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7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7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7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4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81" style:parent-style-name="Обычный" style:family="paragraph">
      <style:paragraph-properties fo:margin-bottom="0in"/>
    </style:style>
    <style:style style:name="T14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8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484" style:parent-style-name="Обычный" style:family="paragraph">
      <style:paragraph-properties fo:margin-bottom="0in"/>
    </style:style>
    <style:style style:name="T148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87" style:parent-style-name="Обычный" style:family="paragraph">
      <style:paragraph-properties fo:margin-bottom="0in"/>
    </style:style>
    <style:style style:name="T14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8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4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93" style:parent-style-name="Обычный" style:family="paragraph">
      <style:paragraph-properties fo:margin-bottom="0in"/>
    </style:style>
    <style:style style:name="T14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98" style:parent-style-name="Обычный" style:family="paragraph">
      <style:paragraph-properties fo:margin-bottom="0in"/>
    </style:style>
    <style:style style:name="T14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0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0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0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5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07" style:parent-style-name="Обычный" style:family="paragraph">
      <style:paragraph-properties fo:margin-bottom="0in"/>
    </style:style>
    <style:style style:name="T15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0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514" style:parent-style-name="Обычный" style:family="paragraph">
      <style:paragraph-properties fo:margin-bottom="0in"/>
    </style:style>
    <style:style style:name="T15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1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2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2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2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529" style:parent-style-name="Обычный" style:family="paragraph">
      <style:paragraph-properties fo:margin-bottom="0in"/>
    </style:style>
    <style:style style:name="T15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3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532" style:parent-style-name="Обычный" style:family="paragraph">
      <style:paragraph-properties fo:margin-bottom="0in"/>
    </style:style>
    <style:style style:name="T15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5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39" style:parent-style-name="Обычный" style:family="paragraph">
      <style:paragraph-properties fo:margin-bottom="0in"/>
    </style:style>
    <style:style style:name="T15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4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4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544" style:parent-style-name="Обычный" style:family="paragraph">
      <style:paragraph-properties fo:margin-bottom="0in"/>
    </style:style>
    <style:style style:name="T15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4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5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5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55" style:parent-style-name="Обычный" style:family="paragraph">
      <style:paragraph-properties fo:margin-bottom="0in"/>
    </style:style>
    <style:style style:name="T15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5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6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562" style:parent-style-name="Обычный" style:family="paragraph">
      <style:paragraph-properties fo:margin-bottom="0in"/>
    </style:style>
    <style:style style:name="T15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6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6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7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571" style:parent-style-name="Обычный" style:family="paragraph">
      <style:paragraph-properties fo:margin-bottom="0in"/>
    </style:style>
    <style:style style:name="T15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7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7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7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578" style:parent-style-name="Обычный" style:family="paragraph">
      <style:paragraph-properties fo:margin-bottom="0in"/>
    </style:style>
    <style:style style:name="T157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8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8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585" style:parent-style-name="Обычный" style:family="paragraph">
      <style:paragraph-properties fo:margin-bottom="0in"/>
    </style:style>
    <style:style style:name="T15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8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8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9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592" style:parent-style-name="Обычный" style:family="paragraph">
      <style:paragraph-properties fo:margin-bottom="0in"/>
    </style:style>
    <style:style style:name="T159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9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5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01" style:parent-style-name="Обычный" style:family="paragraph">
      <style:paragraph-properties fo:margin-bottom="0in"/>
    </style:style>
    <style:style style:name="T16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0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6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12" style:parent-style-name="Обычный" style:family="paragraph">
      <style:paragraph-properties fo:margin-bottom="0in"/>
    </style:style>
    <style:style style:name="T16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6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17" style:parent-style-name="Обычный" style:family="paragraph">
      <style:paragraph-properties fo:margin-bottom="0in"/>
    </style:style>
    <style:style style:name="T16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1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2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621" style:parent-style-name="Обычный" style:family="paragraph">
      <style:paragraph-properties fo:margin-bottom="0in"/>
    </style:style>
    <style:style style:name="T162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2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6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27" style:parent-style-name="Обычный" style:family="paragraph">
      <style:paragraph-properties fo:margin-bottom="0in"/>
    </style:style>
    <style:style style:name="T16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6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33" style:parent-style-name="Обычный" style:family="paragraph">
      <style:paragraph-properties fo:margin-bottom="0in"/>
    </style:style>
    <style:style style:name="T16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3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3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4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6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43" style:parent-style-name="Обычный" style:family="paragraph">
      <style:paragraph-properties fo:margin-bottom="0in"/>
    </style:style>
    <style:style style:name="T16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4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4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5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652" style:parent-style-name="Обычный" style:family="paragraph">
      <style:paragraph-properties fo:margin-bottom="0in"/>
    </style:style>
    <style:style style:name="T16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5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5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5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6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63" style:parent-style-name="Обычный" style:family="paragraph">
      <style:paragraph-properties fo:margin-bottom="0in"/>
    </style:style>
    <style:style style:name="T16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6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6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6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6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7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672" style:parent-style-name="Обычный" style:family="paragraph">
      <style:paragraph-properties fo:margin-bottom="0in"/>
    </style:style>
    <style:style style:name="T167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7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6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79" style:parent-style-name="Обычный" style:family="paragraph">
      <style:paragraph-properties fo:margin-bottom="0in"/>
    </style:style>
    <style:style style:name="T16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6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88" style:parent-style-name="Обычный" style:family="paragraph">
      <style:paragraph-properties fo:margin-bottom="0in"/>
    </style:style>
    <style:style style:name="T168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9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6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96" style:parent-style-name="Обычный" style:family="paragraph">
      <style:paragraph-properties fo:margin-bottom="0in"/>
    </style:style>
    <style:style style:name="T169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9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6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00" style:parent-style-name="Обычный" style:family="paragraph">
      <style:paragraph-properties fo:margin-bottom="0in"/>
    </style:style>
    <style:style style:name="T17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0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7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07" style:parent-style-name="Обычный" style:family="paragraph">
      <style:paragraph-properties fo:margin-bottom="0in"/>
    </style:style>
    <style:style style:name="T170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14" style:parent-style-name="Обычный" style:family="paragraph">
      <style:paragraph-properties fo:margin-bottom="0in"/>
    </style:style>
    <style:style style:name="T171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38" style:parent-style-name="Обычный" style:family="paragraph">
      <style:paragraph-properties fo:margin-bottom="0in"/>
    </style:style>
    <style:style style:name="T173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740" style:parent-style-name="Обычный" style:family="paragraph">
      <style:paragraph-properties fo:margin-bottom="0in"/>
    </style:style>
    <style:style style:name="T174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742" style:parent-style-name="Обычный" style:family="paragraph">
      <style:paragraph-properties fo:margin-bottom="0in"/>
    </style:style>
    <style:style style:name="T174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7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48" style:parent-style-name="Обычный" style:family="paragraph">
      <style:paragraph-properties fo:margin-bottom="0in"/>
    </style:style>
    <style:style style:name="T17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5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7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52" style:parent-style-name="Обычный" style:family="paragraph">
      <style:paragraph-properties fo:margin-bottom="0in"/>
    </style:style>
    <style:style style:name="T17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58" style:parent-style-name="Обычный" style:family="paragraph">
      <style:paragraph-properties fo:margin-bottom="0in"/>
    </style:style>
    <style:style style:name="T17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6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7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63" style:parent-style-name="Обычный" style:family="paragraph">
      <style:paragraph-properties fo:margin-bottom="0in"/>
    </style:style>
    <style:style style:name="T17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6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7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68" style:parent-style-name="Обычный" style:family="paragraph">
      <style:paragraph-properties fo:margin-bottom="0in"/>
    </style:style>
    <style:style style:name="T176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7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7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75" style:parent-style-name="Обычный" style:family="paragraph">
      <style:paragraph-properties fo:margin-bottom="0in"/>
    </style:style>
    <style:style style:name="T17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7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7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80" style:parent-style-name="Обычный" style:family="paragraph">
      <style:paragraph-properties fo:margin-bottom="0in"/>
    </style:style>
    <style:style style:name="T178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84" style:parent-style-name="Обычный" style:family="paragraph">
      <style:paragraph-properties fo:margin-bottom="0in"/>
    </style:style>
    <style:style style:name="T17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8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8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789" style:parent-style-name="Обычный" style:family="paragraph">
      <style:paragraph-properties fo:margin-bottom="0in"/>
    </style:style>
    <style:style style:name="T17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9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9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9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9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7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99" style:parent-style-name="Обычный" style:family="paragraph">
      <style:paragraph-properties fo:margin-bottom="0in"/>
    </style:style>
    <style:style style:name="T18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0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0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0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0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0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812" style:parent-style-name="Обычный" style:family="paragraph">
      <style:paragraph-properties fo:margin-bottom="0in"/>
    </style:style>
    <style:style style:name="T181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1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1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2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2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2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8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28" style:parent-style-name="Обычный" style:family="paragraph">
      <style:paragraph-properties fo:margin-bottom="0in"/>
    </style:style>
    <style:style style:name="T18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831" style:parent-style-name="Обычный" style:family="paragraph">
      <style:paragraph-properties fo:margin-bottom="0in"/>
    </style:style>
    <style:style style:name="T18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36" style:parent-style-name="Обычный" style:family="paragraph">
      <style:paragraph-properties fo:margin-bottom="0in"/>
    </style:style>
    <style:style style:name="T18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3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3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4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8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47" style:parent-style-name="Обычный" style:family="paragraph">
      <style:paragraph-properties fo:margin-bottom="0in"/>
    </style:style>
    <style:style style:name="T18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4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850" style:parent-style-name="Обычный" style:family="paragraph">
      <style:paragraph-properties fo:margin-bottom="0in"/>
    </style:style>
    <style:style style:name="T185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5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57" style:parent-style-name="Обычный" style:family="paragraph">
      <style:paragraph-properties fo:margin-bottom="0in"/>
    </style:style>
    <style:style style:name="T18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5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860" style:parent-style-name="Обычный" style:family="paragraph">
      <style:paragraph-properties fo:margin-bottom="0in"/>
    </style:style>
    <style:style style:name="T186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6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6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6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70" style:parent-style-name="Обычный" style:family="paragraph">
      <style:paragraph-properties fo:margin-bottom="0in"/>
    </style:style>
    <style:style style:name="T187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7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7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7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875" style:parent-style-name="Обычный" style:family="paragraph">
      <style:paragraph-properties fo:margin-bottom="0in"/>
    </style:style>
    <style:style style:name="T18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7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8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89" style:parent-style-name="Обычный" style:family="paragraph">
      <style:paragraph-properties fo:margin-bottom="0in"/>
    </style:style>
    <style:style style:name="T18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9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9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9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9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8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03" style:parent-style-name="Обычный" style:family="paragraph">
      <style:paragraph-properties fo:margin-bottom="0in"/>
    </style:style>
    <style:style style:name="T19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0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906" style:parent-style-name="Обычный" style:family="paragraph">
      <style:paragraph-properties fo:margin-bottom="0in"/>
    </style:style>
    <style:style style:name="T190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10" style:parent-style-name="Обычный" style:family="paragraph">
      <style:paragraph-properties fo:margin-bottom="0in"/>
    </style:style>
    <style:style style:name="T19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1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9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16" style:parent-style-name="Обычный" style:family="paragraph">
      <style:paragraph-properties fo:margin-bottom="0in"/>
    </style:style>
    <style:style style:name="T19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19" style:parent-style-name="Обычный" style:family="paragraph">
      <style:paragraph-properties fo:margin-bottom="0in"/>
    </style:style>
    <style:style style:name="T192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2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2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2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924" style:parent-style-name="Обычный" style:family="paragraph">
      <style:paragraph-properties fo:margin-bottom="0in"/>
    </style:style>
    <style:style style:name="T19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2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9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32" style:parent-style-name="Обычный" style:family="paragraph">
      <style:paragraph-properties fo:margin-bottom="0in"/>
    </style:style>
    <style:style style:name="T19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3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3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3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3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4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4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4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4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9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54" style:parent-style-name="Обычный" style:family="paragraph">
      <style:paragraph-properties fo:margin-bottom="0in"/>
    </style:style>
    <style:style style:name="T195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5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5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959" style:parent-style-name="Обычный" style:family="paragraph">
      <style:paragraph-properties fo:margin-bottom="0in"/>
    </style:style>
    <style:style style:name="T19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6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6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6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6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6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6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7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7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7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7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7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9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84" style:parent-style-name="Обычный" style:family="paragraph">
      <style:paragraph-properties fo:margin-bottom="0in"/>
    </style:style>
    <style:style style:name="T198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8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99" style:parent-style-name="Обычный" style:family="paragraph">
      <style:paragraph-properties fo:margin-bottom="0in"/>
    </style:style>
    <style:style style:name="T200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04" style:parent-style-name="Обычный" style:family="paragraph">
      <style:paragraph-properties fo:margin-bottom="0in"/>
    </style:style>
    <style:style style:name="T20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0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0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10" style:parent-style-name="Обычный" style:family="paragraph">
      <style:paragraph-properties fo:margin-bottom="0in"/>
    </style:style>
    <style:style style:name="T20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1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0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1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40" style:parent-style-name="Обычный" style:family="paragraph">
      <style:paragraph-properties fo:margin-bottom="0in"/>
    </style:style>
    <style:style style:name="T25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4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5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5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19" style:parent-style-name="Обычный" style:family="paragraph">
      <style:paragraph-properties fo:margin-bottom="0in"/>
    </style:style>
    <style:style style:name="T292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2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2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2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9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9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9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9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9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931" style:parent-style-name="Обычный" style:family="paragraph">
      <style:paragraph-properties fo:margin-bottom="0in"/>
    </style:style>
    <style:style style:name="T29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3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9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39" style:parent-style-name="Обычный" style:family="paragraph">
      <style:paragraph-properties fo:margin-bottom="0in"/>
    </style:style>
    <style:style style:name="T29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9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86" style:parent-style-name="Обычный" style:family="paragraph">
      <style:paragraph-properties fo:margin-bottom="0in"/>
    </style:style>
    <style:style style:name="T33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8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9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3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3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3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3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3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3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3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4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3401" style:parent-style-name="Обычный" style:family="paragraph">
      <style:paragraph-properties fo:margin-bottom="0in"/>
    </style:style>
    <style:style style:name="T340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Исходный текст программы</text:p>
      <text:p text:style-name="P2"/>
      <text:p text:style-name="P3">Программный модуль GameState.java</text:p>
      <text:p text:style-name="P4"/>
      <text:p text:style-name="P5">package game.me.socoban.gamecontrol;</text:p>
      <text:p text:style-name="P6"/>
      <text:p text:style-name="P7">import java.io.Serializable;</text:p>
      <text:p text:style-name="P8">import java.util.LinkedList;</text:p>
      <text:p text:style-name="P9"/>
      <text:p text:style-name="P10">import game.me.socoban.constants.Levels;</text:p>
      <text:p text:style-name="P11"/>
      <text:p text:style-name="P12">/*</text:p>
      <text:p text:style-name="P13">* класс для работы с состоянием игры</text:p>
      <text:p text:style-name="P14">* текущее положение</text:p>
      <text:p text:style-name="P15">* проверка на сходимость</text:p>
      <text:p text:style-name="P16">* проверка на перемещение и т.п.</text:p>
      <text:p text:style-name="P17">* */</text:p>
      <text:p text:style-name="P18">public class GameState implements Serializable {</text:p>
      <text:p text:style-name="P19"/>
      <text:p text:style-name="P20"><text:span text:style-name="T21"><text:tab/>static class Undo implements Serializable { //<text:s/></text:span><text:span text:style-name="T22">класс</text:span><text:span text:style-name="T23"><text:s/></text:span><text:span text:style-name="T24">для</text:span><text:span text:style-name="T25"><text:s/></text:span><text:span text:style-name="T26">сериализации</text:span><text:span text:style-name="T27"><text:s/></text:span><text:span text:style-name="T28">истории</text:span><text:span text:style-name="T29"><text:s/></text:span><text:span text:style-name="T30">ходов</text:span></text:p>
      <text:p text:style-name="P31"/>
      <text:p text:style-name="P32"><text:span text:style-name="T33"><text:tab/></text:span><text:span text:style-name="T34"><text:tab/>public char c1; //<text:s/></text:span><text:span text:style-name="T35">начальное</text:span><text:span text:style-name="T36"><text:s/></text:span><text:span text:style-name="T37">положение</text:span></text:p>
      <text:p text:style-name="P38"><text:span text:style-name="T39"><text:tab/></text:span><text:span text:style-name="T40"><text:tab/></text:span><text:span text:style-name="T41">public char c2; // конечно положение</text:span></text:p>
      <text:p text:style-name="P42"><text:tab/><text:tab/>public char c3; // смещение коробки</text:p>
      <text:p text:style-name="P43"/>
      <text:p text:style-name="P44"><text:span text:style-name="T45"><text:tab/></text:span><text:span text:style-name="T46"><text:tab/></text:span><text:span text:style-name="T47">public byte x1;</text:span></text:p>
      <text:p text:style-name="P48"><text:tab/><text:tab/>public byte x2;</text:p>
      <text:p text:style-name="P49"><text:tab/><text:tab/>public byte x3;</text:p>
      <text:p text:style-name="P50"/>
      <text:p text:style-name="P51"><text:tab/><text:tab/>public byte y1;</text:p>
      <text:p text:style-name="P52"><text:tab/><text:tab/>public byte y2;</text:p>
      <text:p text:style-name="P53"><text:tab/><text:tab/>public byte y3;</text:p>
      <text:p text:style-name="P54"><text:tab/>}</text:p>
      <text:p text:style-name="P55"/>
      <text:p text:style-name="P56"><text:span text:style-name="T57"><text:tab/>public static final char CHAR_BOX_ON_FLOOR = '$'; //</text:span><text:span text:style-name="T58">ящик</text:span><text:span text:style-name="T59"><text:s/></text:span><text:span text:style-name="T60">на</text:span><text:span text:style-name="T61"><text:s/></text:span><text:span text:style-name="T62">игровом</text:span><text:span text:style-name="T63"><text:s/></text:span><text:span text:style-name="T64">поле</text:span></text:p>
      <text:p text:style-name="P65"><text:span text:style-name="T66"><text:tab/>public static final char CHAR_BOX_ON_ENDPOINT = '*'; //</text:span><text:span text:style-name="T67">ящик</text:span><text:span text:style-name="T68"><text:s/></text:span><text:span text:style-name="T69">на</text:span><text:span text:style-name="T70"><text:s/></text:span><text:span text:style-name="T71">месте</text:span><text:span text:style-name="T72"><text:s/></text:span><text:span text:style-name="T73">размещения</text:span><text:span text:style-name="T74"><text:s/>(</text:span><text:span text:style-name="T75">цели</text:span><text:span text:style-name="T76">)</text:span></text:p>
      <text:p text:style-name="P77"><text:span text:style-name="T78"><text:tab/>public static final char CHAR_FLOOR = ' '; //<text:s/></text:span><text:span text:style-name="T79">игровое</text:span><text:span text:style-name="T80"><text:s/></text:span><text:span text:style-name="T81">поле</text:span></text:p>
      <text:p text:style-name="P82"><text:span text:style-name="T83"><text:tab/>public static final char CHAR_PLAYER_ON_FLOOR = '@'; //</text:span><text:span text:style-name="T84">пользователь</text:span><text:span text:style-name="T85"><text:s/></text:span><text:span text:style-name="T86">стоит</text:span><text:span text:style-name="T87"><text:s/></text:span><text:span text:style-name="T88">на</text:span><text:span text:style-name="T89"><text:s/></text:span><text:span text:style-name="T90">поле</text:span></text:p>
      <text:p text:style-name="P91"><text:span text:style-name="T92"><text:tab/>public static final char CHAR_PLAYER_ON_TARGET = '+';//</text:span><text:span text:style-name="T93">пользователь</text:span><text:span text:style-name="T94"><text:s/></text:span><text:span text:style-name="T95">стоит</text:span><text:span text:style-name="T96"><text:s/></text:span><text:span text:style-name="T97">на</text:span><text:span text:style-name="T98"><text:s/></text:span><text:span text:style-name="T99">месте</text:span><text:span text:style-name="T100"><text:s/></text:span><text:span text:style-name="T101">размещения</text:span></text:p>
      <text:p text:style-name="P102"><text:span text:style-name="T103"><text:tab/>public static final char CHAR_TARGET = '.';//</text:span><text:span text:style-name="T104">цель</text:span><text:span text:style-name="T105"><text:s/></text:span><text:span text:style-name="T106">размещения</text:span></text:p>
      <text:p text:style-name="P107"><text:span text:style-name="T108"><text:tab/>public static final char CHAR_WALL = '#';//</text:span><text:span text:style-name="T109">ограничевающия</text:span><text:span text:style-name="T110"><text:s/></text:span><text:span text:style-name="T111">стена</text:span></text:p>
      <text:p text:style-name="P112"/>
      <text:p text:style-name="P113"><text:span text:style-name="T114"><text:tab/></text:span><text:span text:style-name="T115">// проверяем куда сдвинули ящик на пусто или на цель</text:span></text:p>
      <text:soft-page-break/>
      <text:p text:style-name="P116"><text:span text:style-name="T117"><text:tab/></text:span><text:span text:style-name="T118">private static char newCharWhenBoxPushed(char current) {</text:span></text:p>
      <text:p text:style-name="P119"><text:tab/><text:tab/>return (current == CHAR_FLOOR) ? CHAR_BOX_ON_FLOOR : CHAR_BOX_ON_ENDPOINT;</text:p>
      <text:p text:style-name="P120"><text:tab/>}</text:p>
      <text:p text:style-name="P121"/>
      <text:p text:style-name="P122"><text:tab/>private static char newCharWhenPlayerEnters(char current) {</text:p>
      <text:p text:style-name="P123"><text:tab/><text:tab/>switch (current) {</text:p>
      <text:p text:style-name="P124"><text:tab/><text:tab/>case CHAR_FLOOR:</text:p>
      <text:p text:style-name="P125"><text:tab/><text:tab/>case CHAR_BOX_ON_FLOOR:</text:p>
      <text:p text:style-name="P126"><text:tab/><text:tab/><text:tab/>return CHAR_PLAYER_ON_FLOOR;</text:p>
      <text:p text:style-name="P127"><text:tab/><text:tab/>case CHAR_TARGET:</text:p>
      <text:p text:style-name="P128"><text:tab/><text:tab/>case CHAR_BOX_ON_ENDPOINT:</text:p>
      <text:p text:style-name="P129"><text:tab/><text:tab/><text:tab/>return CHAR_PLAYER_ON_TARGET;</text:p>
      <text:p text:style-name="P130"><text:tab/><text:tab/>}</text:p>
      <text:p text:style-name="P131"><text:span text:style-name="T132"><text:tab/></text:span><text:span text:style-name="T133"><text:tab/>throw new RuntimeException("</text:span><text:span text:style-name="T134">Неверный</text:span><text:span text:style-name="T135"><text:s/></text:span><text:span text:style-name="T136">символ</text:span><text:span text:style-name="T137">: '" + current + "'");</text:span></text:p>
      <text:p text:style-name="P138"><text:span text:style-name="T139"><text:tab/></text:span><text:span text:style-name="T140">}</text:span></text:p>
      <text:p text:style-name="P141"><text:tab/>//проверка когда игрок сместился - под ним было цель или пусто</text:p>
      <text:p text:style-name="P142"><text:span text:style-name="T143"><text:tab/></text:span><text:span text:style-name="T144">private static char originalCharWhenPlayerLeaves(char current) {</text:span></text:p>
      <text:p text:style-name="P145"><text:span text:style-name="T146"><text:tab/></text:span><text:span text:style-name="T147"><text:tab/>return (current == CHAR_PLAYER_ON_FLOOR) ?<text:s/></text:span><text:span text:style-name="T148">CHAR_FLOOR : CHAR_TARGET;</text:span></text:p>
      <text:p text:style-name="P149"><text:tab/>}</text:p>
      <text:p text:style-name="P150"/>
      <text:p text:style-name="P151"><text:tab/>//массив символов переделываем в матрицу</text:p>
      <text:p text:style-name="P152"><text:span text:style-name="T153"><text:tab/></text:span><text:span text:style-name="T154">private static char[][] stringArrayToCharMatrix(String[] s) {</text:span></text:p>
      <text:p text:style-name="P155"><text:tab/><text:tab/>char[][] result = new char[s[0].length()][s.length];</text:p>
      <text:p text:style-name="P156"><text:tab/><text:tab/>for (int x = 0; x &lt; s[0].length(); x++) {</text:p>
      <text:p text:style-name="P157"><text:tab/><text:tab/><text:tab/>for (int y = 0; y &lt; s.length; y++) {</text:p>
      <text:p text:style-name="P158"><text:tab/><text:tab/><text:tab/><text:tab/>result[x][y] = s[y].charAt(x);</text:p>
      <text:p text:style-name="P159"><text:tab/><text:tab/><text:tab/>}</text:p>
      <text:p text:style-name="P160"><text:tab/><text:tab/>}</text:p>
      <text:p text:style-name="P161"><text:tab/><text:tab/>return result;</text:p>
      <text:p text:style-name="P162"><text:tab/>}</text:p>
      <text:p text:style-name="P163"/>
      <text:p text:style-name="P164"><text:span text:style-name="T165"><text:tab/>private int currentLevel; //</text:span><text:span text:style-name="T166">текщий</text:span><text:span text:style-name="T167"><text:s/></text:span><text:span text:style-name="T168">уровень</text:span></text:p>
      <text:p text:style-name="P169"><text:span text:style-name="T170"><text:tab/>final int currentLevelSet; //</text:span><text:span text:style-name="T171">текущий</text:span><text:span text:style-name="T172"><text:s/></text:span><text:span text:style-name="T173">тип</text:span><text:span text:style-name="T174"><text:s/></text:span><text:span text:style-name="T175">игры</text:span></text:p>
      <text:p text:style-name="P176"><text:span text:style-name="T177"><text:tab/>private char[][] map; //</text:span><text:span text:style-name="T178">карта</text:span></text:p>
      <text:p text:style-name="P179"><text:span text:style-name="T180"><text:tab/>private transient final int[] playerPosition = new int[2]; //</text:span><text:span text:style-name="T181">доавбили</text:span><text:span text:style-name="T182"><text:s/></text:span><text:span text:style-name="T183">модификатор</text:span><text:span text:style-name="T184"><text:s/></text:span><text:span text:style-name="T185">исключения</text:span><text:span text:style-name="T186"><text:s/></text:span><text:span text:style-name="T187">из</text:span><text:span text:style-name="T188"><text:s/></text:span><text:span text:style-name="T189">серилизации</text:span><text:span text:style-name="T190"><text:s/></text:span><text:span text:style-name="T191">так</text:span><text:span text:style-name="T192"><text:s/></text:span><text:span text:style-name="T193">как</text:span><text:span text:style-name="T194"><text:s/></text:span><text:span text:style-name="T195">данные</text:span><text:span text:style-name="T196"><text:s/></text:span><text:span text:style-name="T197">не</text:span><text:span text:style-name="T198"><text:s/></text:span><text:span text:style-name="T199">нужно</text:span><text:span text:style-name="T200"><text:s/></text:span><text:span text:style-name="T201">запоминать</text:span></text:p>
      <text:p text:style-name="P202"><text:span text:style-name="T203"><text:tab/>final LinkedList&lt;Undo&gt; undos = new LinkedList&lt;Undo&gt;(); //</text:span><text:span text:style-name="T204">массив</text:span><text:span text:style-name="T205"><text:s/></text:span><text:span text:style-name="T206">хород</text:span><text:span text:style-name="T207"><text:s/></text:span><text:span text:style-name="T208">для</text:span><text:span text:style-name="T209"><text:s/></text:span><text:span text:style-name="T210">отката</text:span><text:span text:style-name="T211"><text:s/></text:span><text:span text:style-name="T212">шага</text:span></text:p>
      <text:p text:style-name="P213"/>
      <text:p text:style-name="P214"><text:span text:style-name="T215"><text:tab/>public GameState(int level, int levelSet) { //</text:span><text:span text:style-name="T216">класс</text:span><text:span text:style-name="T217"><text:s/></text:span><text:span text:style-name="T218">сотсояния</text:span><text:span text:style-name="T219"><text:s/></text:span><text:span text:style-name="T220">игры</text:span><text:span text:style-name="T221"><text:s/></text:span><text:span text:style-name="T222">и</text:span><text:span text:style-name="T223"><text:s/></text:span><text:span text:style-name="T224">загрузка</text:span><text:span text:style-name="T225"><text:s/></text:span><text:span text:style-name="T226">уровня</text:span></text:p>
      <text:p text:style-name="P227"><text:tab/><text:tab/>currentLevel = level;</text:p>
      <text:p text:style-name="P228"><text:tab/><text:tab/>currentLevelSet = levelSet;</text:p>
      <text:p text:style-name="P229"><text:span text:style-name="T230"><text:tab/></text:span><text:span text:style-name="T231"><text:tab/>loadLevel(currentLevel, levelSet);//</text:span><text:span text:style-name="T232">гразрузка</text:span><text:span text:style-name="T233"><text:s/></text:span><text:span text:style-name="T234">уровня</text:span></text:p>
      <text:p text:style-name="P235"><text:tab/>}</text:p>
      <text:p text:style-name="P236"/>
      <text:p text:style-name="P237"><text:tab/>public int getCurrentLevel() {</text:p>
      <text:p text:style-name="P238"><text:tab/><text:tab/>return currentLevel;</text:p>
      <text:p text:style-name="P239"><text:tab/>}</text:p>
      <text:p text:style-name="P240"/>
      <text:p text:style-name="P241"><text:tab/>public int getHeightInTiles() {</text:p>
      <text:p text:style-name="P242"><text:tab/><text:tab/>return map[0].length;</text:p>
      <text:p text:style-name="P243"><text:tab/>}</text:p>
      <text:p text:style-name="P244"/>
      <text:p text:style-name="P245"><text:tab/>public char getItemAt(int x, int y) {</text:p>
      <text:p text:style-name="P246"><text:span text:style-name="T247"><text:tab/></text:span><text:span text:style-name="T248"><text:tab/></text:span><text:span text:style-name="T249">return map[x][y];</text:span></text:p>
      <text:p text:style-name="P250"><text:tab/>} //возврат элемента карты по координатам</text:p>
      <text:p text:style-name="P251"/>
      <text:p text:style-name="P252"><text:span text:style-name="T253"><text:tab/></text:span><text:span text:style-name="T254">//</text:span><text:span text:style-name="T255">позиция</text:span><text:span text:style-name="T256"><text:s/></text:span><text:span text:style-name="T257">игрока</text:span></text:p>
      <text:p text:style-name="P258"><text:tab/>public int[] getPlayerPosition() {</text:p>
      <text:p text:style-name="P259"><text:tab/><text:tab/>for (int x = 0; x &lt; map.length; x++) {</text:p>
      <text:p text:style-name="P260"><text:tab/><text:tab/><text:tab/>for (int y = 0; y &lt; map[0].length; y++) {</text:p>
      <text:p text:style-name="P261"><text:tab/><text:tab/><text:tab/><text:tab/>char c = map[x][y];</text:p>
      <text:p text:style-name="P262"><text:tab/><text:tab/><text:tab/><text:tab/>if (CHAR_PLAYER_ON_FLOOR == c || CHAR_PLAYER_ON_TARGET == c) {</text:p>
      <text:p text:style-name="P263"><text:tab/><text:tab/><text:tab/><text:tab/><text:tab/>playerPosition[0] = x;</text:p>
      <text:p text:style-name="P264"><text:tab/><text:tab/><text:tab/><text:tab/><text:tab/>playerPosition[1] = y;</text:p>
      <text:p text:style-name="P265"><text:tab/><text:tab/><text:tab/><text:tab/>}</text:p>
      <text:p text:style-name="P266"><text:tab/><text:tab/><text:tab/>}</text:p>
      <text:p text:style-name="P267"><text:tab/><text:tab/>}</text:p>
      <text:p text:style-name="P268"><text:tab/><text:tab/>return playerPosition;</text:p>
      <text:p text:style-name="P269"><text:tab/>}</text:p>
      <text:p text:style-name="P270"/>
      <text:p text:style-name="P271"><text:span text:style-name="T272"><text:tab/>//</text:span><text:span text:style-name="T273">ширина</text:span><text:span text:style-name="T274"><text:s/></text:span><text:span text:style-name="T275">поля</text:span></text:p>
      <text:p text:style-name="P276"><text:tab/>public int getWidthInTiles() {</text:p>
      <text:p text:style-name="P277"><text:span text:style-name="T278"><text:tab/></text:span><text:span text:style-name="T279"><text:tab/></text:span><text:span text:style-name="T280">return map.length;</text:span></text:p>
      <text:p text:style-name="P281"><text:tab/>}</text:p>
      <text:p text:style-name="P282"/>
      <text:p text:style-name="P283"><text:tab/>//все коробки на целях</text:p>
      <text:p text:style-name="P284"><text:span text:style-name="T285"><text:tab/></text:span><text:span text:style-name="T286">public boolean isDone() {</text:span></text:p>
      <text:p text:style-name="P287"><text:tab/><text:tab/>for (char[] chars : map)</text:p>
      <text:p text:style-name="P288"><text:tab/><text:tab/><text:tab/>for (int y = 0; y &lt; map[0].length; y++)</text:p>
      <text:p text:style-name="P289"><text:tab/><text:tab/><text:tab/><text:tab/>if (chars[y] == CHAR_BOX_ON_FLOOR)</text:p>
      <text:p text:style-name="P290"><text:tab/><text:tab/><text:tab/><text:tab/><text:tab/>return false;</text:p>
      <text:p text:style-name="P291"><text:tab/><text:tab/>return true;</text:p>
      <text:p text:style-name="P292"><text:tab/>}</text:p>
      <text:p text:style-name="P293"/>
      <text:p text:style-name="P294"><text:span text:style-name="T295"><text:tab/>//</text:span><text:span text:style-name="T296">формируем</text:span><text:span text:style-name="T297"><text:s/></text:span><text:span text:style-name="T298">карту</text:span><text:span text:style-name="T299"><text:s/></text:span><text:span text:style-name="T300">поля</text:span></text:p>
      <text:p text:style-name="P301"><text:tab/>private void loadLevel(int level, int levelSet) {</text:p>
      <text:p text:style-name="P302"><text:tab/><text:tab/>this.currentLevel = level;</text:p>
      <text:p text:style-name="P303"><text:tab/><text:tab/>map = stringArrayToCharMatrix(Levels.levelMaps.get(levelSet)[level]);</text:p>
      <text:soft-page-break/>
      <text:p text:style-name="P304"><text:tab/>}</text:p>
      <text:p text:style-name="P305"/>
      <text:p text:style-name="P306"><text:span text:style-name="T307"><text:tab/>//</text:span><text:span text:style-name="T308">отмена</text:span><text:span text:style-name="T309"><text:s/></text:span><text:span text:style-name="T310">хода</text:span></text:p>
      <text:p text:style-name="P311"><text:tab/>public boolean performUndo() {</text:p>
      <text:p text:style-name="P312"><text:tab/><text:tab/>if (undos.isEmpty())</text:p>
      <text:p text:style-name="P313"><text:tab/><text:tab/><text:tab/>return false;</text:p>
      <text:p text:style-name="P314"><text:span text:style-name="T315"><text:tab/></text:span><text:span text:style-name="T316"><text:tab/></text:span><text:span text:style-name="T317">Undo undo = undos.removeLast(); //из массива сохранения удаляем послее действия</text:span></text:p>
      <text:p text:style-name="P318"><text:tab/><text:tab/>map[undo.x1][undo.y1] = undo.c1; // на координаты вызвращаем положения</text:p>
      <text:p text:style-name="P319"><text:span text:style-name="T320"><text:tab/></text:span><text:span text:style-name="T321"><text:tab/></text:span><text:span text:style-name="T322">map[undo.x2][undo.y2] = undo.c2;</text:span></text:p>
      <text:p text:style-name="P323"><text:tab/><text:tab/>if (undo.c3 != 0)</text:p>
      <text:p text:style-name="P324"><text:tab/><text:tab/><text:tab/>map[undo.x3][undo.y3] = undo.c3;</text:p>
      <text:p text:style-name="P325"><text:tab/><text:tab/>return true;</text:p>
      <text:p text:style-name="P326"><text:tab/>}</text:p>
      <text:p text:style-name="P327"/>
      <text:p text:style-name="P328"><text:span text:style-name="T329"><text:tab/>//</text:span><text:span text:style-name="T330">сброс</text:span><text:span text:style-name="T331"><text:s/></text:span><text:span text:style-name="T332">уровня</text:span></text:p>
      <text:p text:style-name="P333"><text:tab/>public void restart() {</text:p>
      <text:p text:style-name="P334"><text:tab/><text:tab/>loadLevel(currentLevel, currentLevelSet);</text:p>
      <text:p text:style-name="P335"><text:tab/><text:tab/>undos.clear();</text:p>
      <text:p text:style-name="P336"><text:span text:style-name="T337"><text:tab/></text:span><text:span text:style-name="T338">}</text:span></text:p>
      <text:p text:style-name="P339"/>
      <text:p text:style-name="P340"><text:tab/>// проверка возможности перемещения</text:p>
      <text:p text:style-name="P341"><text:tab/>public boolean tryMove(int dx, int dy) {</text:p>
      <text:p text:style-name="P342"><text:span text:style-name="T343"><text:tab/></text:span><text:span text:style-name="T344"><text:tab/></text:span><text:span text:style-name="T345">if (dx == 0 &amp;&amp; dy == 0)</text:span></text:p>
      <text:p text:style-name="P346"><text:tab/><text:tab/><text:tab/>return false;</text:p>
      <text:p text:style-name="P347"/>
      <text:p text:style-name="P348"><text:tab/><text:tab/>if (dx != 0 &amp;&amp; dy != 0) {</text:p>
      <text:p text:style-name="P349"><text:span text:style-name="T350"><text:tab/></text:span><text:span text:style-name="T351"><text:tab/></text:span><text:span text:style-name="T352"><text:tab/>throw new IllegalArgumentException("</text:span><text:span text:style-name="T353">Можно</text:span><text:span text:style-name="T354"><text:s/></text:span><text:span text:style-name="T355">двигаться</text:span><text:span text:style-name="T356"><text:s/></text:span><text:span text:style-name="T357">только</text:span><text:span text:style-name="T358"><text:s/></text:span><text:span text:style-name="T359">по</text:span><text:span text:style-name="T360"><text:s/></text:span><text:span text:style-name="T361">прямой</text:span><text:span text:style-name="T362"><text:s/></text:span><text:span text:style-name="T363">линии</text:span><text:span text:style-name="T364">. dx=" + dx + ", dy=" + dy);</text:span></text:p>
      <text:p text:style-name="P365"><text:tab/><text:tab/>}</text:p>
      <text:p text:style-name="P366"/>
      <text:p text:style-name="P367"><text:span text:style-name="T368"><text:tab/></text:span><text:span text:style-name="T369"><text:tab/>int steps = Math.max(Math.abs(dx), Math.abs(dy)); //</text:span><text:span text:style-name="T370">количнство</text:span><text:span text:style-name="T371"><text:s/></text:span><text:span text:style-name="T372">шагов</text:span></text:p>
      <text:p text:style-name="P373"><text:span text:style-name="T374"><text:tab/></text:span><text:span text:style-name="T375"><text:tab/>int stepX = (dx == 0) ? 0 : (int) Math.signum(dx); //</text:span><text:span text:style-name="T376">кол</text:span><text:span text:style-name="T377">-</text:span><text:span text:style-name="T378">во</text:span><text:span text:style-name="T379"><text:s/></text:span><text:span text:style-name="T380">по</text:span><text:span text:style-name="T381"><text:s/></text:span><text:span text:style-name="T382">х</text:span></text:p>
      <text:p text:style-name="P383"><text:span text:style-name="T384"><text:tab/></text:span><text:span text:style-name="T385"><text:tab/>int stepY = (dy == 0) ?<text:s/></text:span><text:span text:style-name="T386">0 : (int) Math.signum(dy); //кол-во по у</text:span></text:p>
      <text:p text:style-name="P387"/>
      <text:p text:style-name="P388"><text:tab/><text:tab/>boolean somethingChanged = false; //что то изменилось? флаг</text:p>
      <text:p text:style-name="P389"/>
      <text:p text:style-name="P390"><text:tab/><text:tab/>int playerX = -1; //позиция игрока х</text:p>
      <text:p text:style-name="P391"><text:tab/><text:tab/>int playerY = -1;//позиция игрока у</text:p>
      <text:p text:style-name="P392"><text:tab/><text:tab/>// ищем положение игрока</text:p>
      <text:p text:style-name="P393"><text:span text:style-name="T394"><text:tab/></text:span><text:span text:style-name="T395"><text:tab/></text:span><text:span text:style-name="T396">for (int x = 0; x &lt; map.length; x++) {</text:span></text:p>
      <text:p text:style-name="P397"><text:tab/><text:tab/><text:tab/>for (int y = 0; y &lt; map[0].length; y++) {</text:p>
      <text:p text:style-name="P398"><text:tab/><text:tab/><text:tab/><text:tab/>char c = map[x][y];</text:p>
      <text:p text:style-name="P399"><text:tab/><text:tab/><text:tab/><text:tab/>if (CHAR_PLAYER_ON_FLOOR == c || CHAR_PLAYER_ON_TARGET == c) {</text:p>
      <text:p text:style-name="P400"><text:span text:style-name="T401"><text:tab/></text:span><text:span text:style-name="T402"><text:tab/></text:span><text:span text:style-name="T403"><text:tab/></text:span><text:span text:style-name="T404"><text:tab/></text:span><text:span text:style-name="T405"><text:tab/></text:span><text:span text:style-name="T406">playerX = x;</text:span></text:p>
      <text:soft-page-break/>
      <text:p text:style-name="P407"><text:tab/><text:tab/><text:tab/><text:tab/><text:tab/>playerY = y;</text:p>
      <text:p text:style-name="P408"><text:tab/><text:tab/><text:tab/><text:tab/>}</text:p>
      <text:p text:style-name="P409"><text:tab/><text:tab/><text:tab/>}</text:p>
      <text:p text:style-name="P410"><text:tab/><text:tab/>}</text:p>
      <text:p text:style-name="P411"/>
      <text:p text:style-name="P412"><text:tab/><text:tab/>//делаем перемещения согласно сдвигу по шагам</text:p>
      <text:p text:style-name="P413"><text:span text:style-name="T414"><text:tab/></text:span><text:span text:style-name="T415"><text:tab/></text:span><text:span text:style-name="T416">for (int i = 0; i &lt; steps; i++) {</text:span></text:p>
      <text:p text:style-name="P417"><text:span text:style-name="T418"><text:tab/></text:span><text:span text:style-name="T419"><text:tab/></text:span><text:span text:style-name="T420"><text:tab/></text:span><text:span text:style-name="T421">int newX = playerX + stepX; //новое положения игрока по х</text:span></text:p>
      <text:p text:style-name="P422"><text:tab/><text:tab/><text:tab/>int newY = playerY + stepY;//новое положения игрока по н</text:p>
      <text:p text:style-name="P423"/>
      <text:p text:style-name="P424"><text:span text:style-name="T425"><text:tab/></text:span><text:span text:style-name="T426"><text:tab/></text:span><text:span text:style-name="T427"><text:tab/></text:span><text:span text:style-name="T428">boolean ok = false;</text:span></text:p>
      <text:p text:style-name="P429"><text:tab/><text:tab/><text:tab/>boolean pushed = false;</text:p>
      <text:p text:style-name="P430"/>
      <text:p text:style-name="P431"><text:span text:style-name="T432"><text:tab/></text:span><text:span text:style-name="T433"><text:tab/></text:span><text:span text:style-name="T434"><text:tab/></text:span><text:span text:style-name="T435">switch (map[newX][newY]) { //проверка куда пришли</text:span></text:p>
      <text:p text:style-name="P436"><text:tab/><text:tab/><text:tab/>case CHAR_FLOOR:</text:p>
      <text:p text:style-name="P437"><text:tab/><text:tab/><text:tab/><text:tab/>// движение в пустоту</text:p>
      <text:p text:style-name="P438"><text:tab/><text:tab/><text:tab/>case CHAR_TARGET:</text:p>
      <text:p text:style-name="P439"><text:tab/><text:tab/><text:tab/><text:tab/>// движение к свободной цели</text:p>
      <text:p text:style-name="P440"><text:span text:style-name="T441"><text:tab/></text:span><text:span text:style-name="T442"><text:tab/></text:span><text:span text:style-name="T443"><text:tab/></text:span><text:span text:style-name="T444"><text:tab/></text:span><text:span text:style-name="T445">ok = true;</text:span></text:p>
      <text:p text:style-name="P446"><text:tab/><text:tab/><text:tab/><text:tab/>break;</text:p>
      <text:p text:style-name="P447"><text:tab/><text:tab/><text:tab/>case CHAR_BOX_ON_FLOOR:</text:p>
      <text:p text:style-name="P448"><text:span text:style-name="T449"><text:tab/></text:span><text:span text:style-name="T450"><text:tab/></text:span><text:span text:style-name="T451"><text:tab/></text:span><text:span text:style-name="T452"><text:tab/></text:span><text:span text:style-name="T453">// смещение коробки в свободную область</text:span></text:p>
      <text:p text:style-name="P454"><text:tab/><text:tab/><text:tab/>case CHAR_BOX_ON_ENDPOINT:</text:p>
      <text:p text:style-name="P455"><text:tab/><text:tab/><text:tab/><text:tab/>// смещение коробки к конечной цели</text:p>
      <text:p text:style-name="P456"><text:tab/><text:tab/><text:tab/><text:tab/>char pushTo = map[newX + stepX][newY + stepY];</text:p>
      <text:p text:style-name="P457"><text:span text:style-name="T458"><text:tab/></text:span><text:span text:style-name="T459"><text:tab/></text:span><text:span text:style-name="T460"><text:tab/></text:span><text:span text:style-name="T461"><text:tab/></text:span><text:span text:style-name="T462">ok = (pushTo == CHAR_FLOOR || pushTo == CHAR_TARGET);</text:span></text:p>
      <text:p text:style-name="P463"><text:span text:style-name="T464"><text:tab/></text:span><text:span text:style-name="T465"><text:tab/></text:span><text:span text:style-name="T466"><text:tab/></text:span><text:span text:style-name="T467"><text:tab/></text:span><text:span text:style-name="T468">// если перемещение коробки возможно то</text:span></text:p>
      <text:p text:style-name="P469"><text:tab/><text:tab/><text:tab/><text:tab/>if (ok) {</text:p>
      <text:p text:style-name="P470"><text:span text:style-name="T471"><text:tab/></text:span><text:span text:style-name="T472"><text:tab/></text:span><text:span text:style-name="T473"><text:tab/></text:span><text:span text:style-name="T474"><text:tab/></text:span><text:span text:style-name="T475"><text:tab/></text:span><text:span text:style-name="T476">pushed = true; //</text:span><text:span text:style-name="T477">флаг</text:span><text:span text:style-name="T478"><text:s/></text:span><text:span text:style-name="T479">сдига</text:span><text:span text:style-name="T480"><text:s/></text:span><text:span text:style-name="T481">коробки</text:span></text:p>
      <text:p text:style-name="P482"><text:tab/><text:tab/><text:tab/><text:tab/>}</text:p>
      <text:p text:style-name="P483"><text:span text:style-name="T484"><text:tab/></text:span><text:span text:style-name="T485"><text:tab/></text:span><text:span text:style-name="T486"><text:tab/></text:span><text:span text:style-name="T487"><text:tab/></text:span><text:span text:style-name="T488">break;</text:span></text:p>
      <text:p text:style-name="P489"><text:tab/><text:tab/><text:tab/>}</text:p>
      <text:p text:style-name="P490"/>
      <text:p text:style-name="P491"><text:tab/><text:tab/><text:tab/>if (ok) {</text:p>
      <text:p text:style-name="P492"><text:tab/><text:tab/><text:tab/><text:tab/>Undo undo; //элемент шага к сохранению</text:p>
      <text:p text:style-name="P493"><text:tab/><text:tab/><text:tab/><text:tab/>if (undos.size() &gt; 2000) {</text:p>
      <text:p text:style-name="P494"><text:tab/><text:tab/><text:tab/><text:tab/><text:tab/>// устанавливаем размер очереди запоминания действий</text:p>
      <text:p text:style-name="P495"><text:tab/><text:tab/><text:tab/><text:tab/><text:tab/>// если он превышен то удаляем первый в очереди</text:p>
      <text:p text:style-name="P496"><text:tab/><text:tab/><text:tab/><text:tab/><text:tab/>undo = undos.removeFirst(); //берем 1 элемент списке</text:p>
      <text:p text:style-name="P497"><text:span text:style-name="T498"><text:tab/></text:span><text:span text:style-name="T499"><text:tab/></text:span><text:span text:style-name="T500"><text:tab/></text:span><text:span text:style-name="T501"><text:tab/></text:span><text:span text:style-name="T502"><text:tab/></text:span><text:span text:style-name="T503">undo.c3 = 0;</text:span></text:p>
      <text:p text:style-name="P504"><text:tab/><text:tab/><text:tab/><text:tab/>} else {</text:p>
      <text:p text:style-name="P505"><text:tab/><text:tab/><text:tab/><text:tab/><text:tab/>undo = new Undo();</text:p>
      <text:p text:style-name="P506"><text:tab/><text:tab/><text:tab/><text:tab/>}</text:p>
      <text:p text:style-name="P507"><text:tab/><text:tab/><text:tab/><text:tab/>undos.add(undo);</text:p>
      <text:p text:style-name="P508"><text:span text:style-name="T509"><text:tab/></text:span><text:span text:style-name="T510"><text:tab/></text:span><text:span text:style-name="T511"><text:tab/></text:span><text:span text:style-name="T512"><text:tab/>somethingChanged = true; //<text:s/></text:span><text:span text:style-name="T513">ставим</text:span><text:span text:style-name="T514"><text:s/></text:span><text:span text:style-name="T515">пометку</text:span><text:span text:style-name="T516"><text:s/></text:span><text:span text:style-name="T517">что</text:span><text:span text:style-name="T518"><text:s/></text:span><text:span text:style-name="T519">ход</text:span><text:span text:style-name="T520"><text:s/></text:span><text:span text:style-name="T521">состоялся</text:span></text:p>
      <text:p text:style-name="P522"/>
      <text:soft-page-break/>
      <text:p text:style-name="P523"><text:span text:style-name="T524"><text:tab/></text:span><text:span text:style-name="T525"><text:tab/></text:span><text:span text:style-name="T526"><text:tab/></text:span><text:span text:style-name="T527"><text:tab/>if (pushed) { //</text:span><text:span text:style-name="T528">сдвинули</text:span><text:span text:style-name="T529"><text:s/></text:span><text:span text:style-name="T530">коробку</text:span></text:p>
      <text:p text:style-name="P531"><text:tab/><text:tab/><text:tab/><text:tab/><text:tab/>byte pushedX = (byte) (newX + stepX);</text:p>
      <text:p text:style-name="P532"><text:tab/><text:tab/><text:tab/><text:tab/><text:tab/>byte pushedY = (byte) (newY + stepY);</text:p>
      <text:p text:style-name="P533"><text:span text:style-name="T534"><text:tab/></text:span><text:span text:style-name="T535"><text:tab/></text:span><text:span text:style-name="T536"><text:tab/></text:span><text:span text:style-name="T537"><text:tab/></text:span><text:span text:style-name="T538"><text:tab/></text:span><text:span text:style-name="T539">undo.x3 = pushedX; //новое положение коробки</text:span></text:p>
      <text:p text:style-name="P540"><text:span text:style-name="T541"><text:tab/></text:span><text:span text:style-name="T542"><text:tab/></text:span><text:span text:style-name="T543"><text:tab/></text:span><text:span text:style-name="T544"><text:tab/></text:span><text:span text:style-name="T545"><text:tab/></text:span><text:span text:style-name="T546">undo.y3 = pushedY;</text:span></text:p>
      <text:p text:style-name="P547"><text:span text:style-name="T548"><text:tab/></text:span><text:span text:style-name="T549"><text:tab/></text:span><text:span text:style-name="T550"><text:tab/></text:span><text:span text:style-name="T551"><text:tab/></text:span><text:span text:style-name="T552"><text:tab/>undo.c3 = map[pushedX][pushedY]; //<text:s/></text:span><text:span text:style-name="T553">новый</text:span><text:span text:style-name="T554"><text:s/></text:span><text:span text:style-name="T555">символ</text:span></text:p>
      <text:p text:style-name="P556"><text:tab/><text:tab/><text:tab/><text:tab/><text:tab/>map[pushedX][pushedY] = newCharWhenBoxPushed(map[pushedX][pushedY]);</text:p>
      <text:p text:style-name="P557"><text:span text:style-name="T558"><text:tab/></text:span><text:span text:style-name="T559"><text:tab/></text:span><text:span text:style-name="T560"><text:tab/></text:span><text:span text:style-name="T561"><text:tab/></text:span><text:span text:style-name="T562">}</text:span></text:p>
      <text:p text:style-name="P563"/>
      <text:p text:style-name="P564"><text:tab/><text:tab/><text:tab/><text:tab/>undo.x1 = (byte) playerX; // положение <text:s/>игрока до смещения</text:p>
      <text:p text:style-name="P565"><text:span text:style-name="T566"><text:tab/></text:span><text:span text:style-name="T567"><text:tab/></text:span><text:span text:style-name="T568"><text:tab/></text:span><text:span text:style-name="T569"><text:tab/></text:span><text:span text:style-name="T570">undo.y1 = (byte) playerY;</text:span></text:p>
      <text:p text:style-name="P571"><text:tab/><text:tab/><text:tab/><text:tab/>undo.c1 = map[playerX][playerY];</text:p>
      <text:p text:style-name="P572"><text:tab/><text:tab/><text:tab/><text:tab/>map[playerX][playerY] = originalCharWhenPlayerLeaves(map[playerX][playerY]);</text:p>
      <text:p text:style-name="P573"><text:span text:style-name="T574"><text:tab/></text:span><text:span text:style-name="T575"><text:tab/></text:span><text:span text:style-name="T576"><text:tab/></text:span><text:span text:style-name="T577"><text:tab/></text:span><text:span text:style-name="T578">undo.x2 = (byte) newX; // положение <text:s/>игрока после смещения</text:span></text:p>
      <text:p text:style-name="P579"><text:span text:style-name="T580"><text:tab/></text:span><text:span text:style-name="T581"><text:tab/></text:span><text:span text:style-name="T582"><text:tab/></text:span><text:span text:style-name="T583"><text:tab/></text:span><text:span text:style-name="T584">undo.y2 = (byte) newY;</text:span></text:p>
      <text:p text:style-name="P585"><text:tab/><text:tab/><text:tab/><text:tab/>undo.c2 = map[newX][newY];</text:p>
      <text:p text:style-name="P586"><text:tab/><text:tab/><text:tab/><text:tab/>map[newX][newY] = newCharWhenPlayerEnters(map[newX][newY]);</text:p>
      <text:p text:style-name="P587"/>
      <text:p text:style-name="P588"><text:tab/><text:tab/><text:tab/><text:tab/>playerX = newX;</text:p>
      <text:p text:style-name="P589"><text:tab/><text:tab/><text:tab/><text:tab/>playerY = newY;</text:p>
      <text:p text:style-name="P590"><text:tab/><text:tab/><text:tab/><text:tab/>if (isDone()) {</text:p>
      <text:p text:style-name="P591"><text:span text:style-name="T592"><text:tab/></text:span><text:span text:style-name="T593"><text:tab/></text:span><text:span text:style-name="T594"><text:tab/></text:span><text:span text:style-name="T595"><text:tab/></text:span><text:span text:style-name="T596"><text:tab/></text:span><text:span text:style-name="T597">// если все коробки на месте - игра пройдена</text:span></text:p>
      <text:p text:style-name="P598"><text:span text:style-name="T599"><text:tab/></text:span><text:span text:style-name="T600"><text:tab/></text:span><text:span text:style-name="T601"><text:tab/></text:span><text:span text:style-name="T602"><text:tab/></text:span><text:span text:style-name="T603"><text:tab/></text:span><text:span text:style-name="T604">return true;</text:span></text:p>
      <text:p text:style-name="P605"><text:tab/><text:tab/><text:tab/><text:tab/>}</text:p>
      <text:p text:style-name="P606"><text:tab/><text:tab/><text:tab/>}</text:p>
      <text:p text:style-name="P607"><text:tab/><text:tab/>}</text:p>
      <text:p text:style-name="P608"><text:tab/><text:tab/>return somethingChanged;</text:p>
      <text:p text:style-name="P609"><text:tab/>}</text:p>
      <text:p text:style-name="P610"/>
      <text:p text:style-name="P611">}</text:p>
      <text:p text:style-name="P612"/>
      <text:p text:style-name="P613"><text:span text:style-name="T614">Программный</text:span><text:span text:style-name="T615"><text:s/></text:span><text:span text:style-name="T616">модуль</text:span><text:span text:style-name="T617"><text:s/>GameView.java</text:span></text:p>
      <text:p text:style-name="P618"/>
      <text:p text:style-name="P619">package game.me.socoban.gamecontrol;</text:p>
      <text:p text:style-name="P620"/>
      <text:p text:style-name="P621">import android.app.Activity;</text:p>
      <text:p text:style-name="P622">import android.app.AlertDialog;</text:p>
      <text:p text:style-name="P623">import android.content.Context;</text:p>
      <text:p text:style-name="P624">import android.content.Intent;</text:p>
      <text:p text:style-name="P625">import android.content.SharedPreferences;</text:p>
      <text:p text:style-name="P626">import android.content.res.Resources;</text:p>
      <text:p text:style-name="P627">import android.graphics.Bitmap;</text:p>
      <text:p text:style-name="P628">import android.graphics.BitmapFactory;</text:p>
      <text:soft-page-break/>
      <text:p text:style-name="P629">import android.graphics.Canvas;</text:p>
      <text:p text:style-name="P630">import android.graphics.Matrix;</text:p>
      <text:p text:style-name="P631">import android.os.Vibrator;</text:p>
      <text:p text:style-name="P632">import android.util.AttributeSet;</text:p>
      <text:p text:style-name="P633">import android.view.KeyEvent;</text:p>
      <text:p text:style-name="P634">import android.view.MotionEvent;</text:p>
      <text:p text:style-name="P635">import android.view.View;</text:p>
      <text:p text:style-name="P636"/>
      <text:p text:style-name="P637">import game.me.socoban.GameActivity;</text:p>
      <text:p text:style-name="P638">import game.me.socoban.R;</text:p>
      <text:p text:style-name="P639">import game.me.socoban.constants.ConstMain;</text:p>
      <text:p text:style-name="P640">import game.me.socoban.constants.Levels;</text:p>
      <text:p text:style-name="P641"/>
      <text:p text:style-name="P642"><text:span text:style-name="T643">//</text:span><text:span text:style-name="T644">кастомный</text:span><text:span text:style-name="T645"><text:s/>view -<text:s/></text:span><text:span text:style-name="T646">отображение</text:span><text:span text:style-name="T647"><text:s/></text:span><text:span text:style-name="T648">поля</text:span><text:span text:style-name="T649"><text:s/></text:span><text:span text:style-name="T650">игры</text:span></text:p>
      <text:p text:style-name="P651">public class GameView extends View {</text:p>
      <text:p text:style-name="P652"/>
      <text:p text:style-name="P653"><text:s text:c="4"/>static class GameMetrics {</text:p>
      <text:p text:style-name="P654"><text:span text:style-name="T655"><text:s text:c="8"/>boolean levelFitsOnScreen; //</text:span><text:span text:style-name="T656">уровень</text:span><text:span text:style-name="T657"><text:s/></text:span><text:span text:style-name="T658">уже</text:span><text:span text:style-name="T659"><text:s/></text:span><text:span text:style-name="T660">полностью</text:span><text:span text:style-name="T661"><text:s/></text:span><text:span text:style-name="T662">по</text:span><text:span text:style-name="T663"><text:s/></text:span><text:span text:style-name="T664">всему</text:span><text:span text:style-name="T665"><text:s/></text:span><text:span text:style-name="T666">экрану</text:span></text:p>
      <text:p text:style-name="P667"><text:span text:style-name="T668"><text:s text:c="8"/></text:span><text:span text:style-name="T669">int tileSize; // рамзерность изображений для поля</text:span></text:p>
      <text:p text:style-name="P670"><text:s text:c="4"/>}</text:p>
      <text:p text:style-name="P671"/>
      <text:p text:style-name="P672"><text:s text:c="4"/>final GameState game; //состяние игрового поля</text:p>
      <text:p text:style-name="P673"><text:s text:c="4"/>boolean ignoreDrag; //игнорируем смещение</text:p>
      <text:p text:style-name="P674"><text:span text:style-name="T675"><text:s text:c="4"/></text:span><text:span text:style-name="T676">GameMetrics metrics;</text:span></text:p>
      <text:p text:style-name="P677"><text:span text:style-name="T678"><text:s text:c="4"/>private int offsetX; //</text:span><text:span text:style-name="T679">смещение</text:span></text:p>
      <text:p text:style-name="P680"><text:s text:c="4"/>private int offsetY;</text:p>
      <text:p text:style-name="P681"/>
      <text:p text:style-name="P682"><text:span text:style-name="T683"><text:s text:c="4"/>//</text:span><text:span text:style-name="T684">рисунки</text:span><text:span text:style-name="T685"><text:s/></text:span><text:span text:style-name="T686">игрока</text:span><text:span text:style-name="T687">,<text:s/></text:span><text:span text:style-name="T688">степ</text:span><text:span text:style-name="T689">,<text:s/></text:span><text:span text:style-name="T690">пустоты</text:span><text:span text:style-name="T691">,<text:s/></text:span><text:span text:style-name="T692">цели</text:span><text:span text:style-name="T693">,<text:s/></text:span><text:span text:style-name="T694">ящика</text:span></text:p>
      <text:p text:style-name="P695"><text:span text:style-name="T696"><text:s text:c="4"/>private Bitmap boxOnFloorBitmap; //</text:span><text:span text:style-name="T697">риснок</text:span><text:span text:style-name="T698"><text:s/></text:span><text:span text:style-name="T699">ящика</text:span><text:span text:style-name="T700"><text:s/></text:span><text:span text:style-name="T701">на</text:span><text:span text:style-name="T702"><text:s/></text:span><text:span text:style-name="T703">поле</text:span></text:p>
      <text:p text:style-name="P704"><text:span text:style-name="T705"><text:s text:c="4"/>private Bitmap boxOnEndPointBitmap; //</text:span><text:span text:style-name="T706">рисунок</text:span><text:span text:style-name="T707"><text:s/></text:span><text:span text:style-name="T708">ящика</text:span><text:span text:style-name="T709"><text:s/></text:span><text:span text:style-name="T710">на</text:span><text:span text:style-name="T711"><text:s/></text:span><text:span text:style-name="T712">цели</text:span></text:p>
      <text:p text:style-name="P713"><text:span text:style-name="T714"><text:s text:c="4"/></text:span><text:span text:style-name="T715">private Bitmap floorBitmap; // пустое поле (можно наступать)</text:span></text:p>
      <text:p text:style-name="P716"><text:span text:style-name="T717"><text:s text:c="4"/></text:span><text:span text:style-name="T718">private Bitmap playerOnFloorBitmap; //</text:span><text:span text:style-name="T719">игрок</text:span><text:span text:style-name="T720"><text:s/></text:span><text:span text:style-name="T721">на</text:span><text:span text:style-name="T722"><text:s/></text:span><text:span text:style-name="T723">поле</text:span></text:p>
      <text:p text:style-name="P724"><text:span text:style-name="T725"><text:s text:c="4"/>private Bitmap playerOnTargetBitmap; //<text:s/></text:span><text:span text:style-name="T726">игрок</text:span><text:span text:style-name="T727"><text:s/></text:span><text:span text:style-name="T728">на</text:span><text:span text:style-name="T729"><text:s/></text:span><text:span text:style-name="T730">цели</text:span></text:p>
      <text:p text:style-name="P731"><text:span text:style-name="T732"><text:s text:c="4"/>private Bitmap outsideBitmap; //<text:s/></text:span><text:span text:style-name="T733">пустота</text:span><text:span text:style-name="T734"><text:s/></text:span><text:span text:style-name="T735">за</text:span><text:span text:style-name="T736"><text:s/></text:span><text:span text:style-name="T737">полем</text:span></text:p>
      <text:p text:style-name="P738"><text:span text:style-name="T739"><text:s text:c="4"/>private Bitmap targetBitmap; //<text:s/></text:span><text:span text:style-name="T740">цель</text:span></text:p>
      <text:p text:style-name="P741"><text:span text:style-name="T742"><text:s text:c="4"/>private Bitmap wallBitmap; //</text:span><text:span text:style-name="T743">ограничения</text:span><text:span text:style-name="T744"><text:s/></text:span><text:span text:style-name="T745">поля</text:span><text:span text:style-name="T746"><text:s/>-<text:s/></text:span><text:span text:style-name="T747">стена</text:span></text:p>
      <text:p text:style-name="P748"/>
      <text:p text:style-name="P749"/>
      <text:p text:style-name="P750"><text:s text:c="4"/>public GameView(Context context, AttributeSet attributes) {</text:p>
      <text:p text:style-name="P751"><text:s text:c="8"/>super(context, attributes);</text:p>
      <text:p text:style-name="P752"/>
      <text:p text:style-name="P753"><text:span text:style-name="T754"><text:s text:c="8"/>if (isInEditMode()) { <text:s/>//</text:span><text:span text:style-name="T755">проверка</text:span><text:span text:style-name="T756"><text:s/></text:span><text:span text:style-name="T757">что</text:span><text:span text:style-name="T758"><text:s/></text:span><text:span text:style-name="T759">вьюе</text:span><text:span text:style-name="T760"><text:s/></text:span><text:span text:style-name="T761">в</text:span><text:span text:style-name="T762"><text:s/></text:span><text:span text:style-name="T763">режмы</text:span><text:span text:style-name="T764"><text:s/></text:span><text:span text:style-name="T765">изменения</text:span></text:p>
      <text:p text:style-name="P766"><text:s text:c="12"/>game = null;</text:p>
      <text:p text:style-name="P767"><text:s text:c="12"/>return;</text:p>
      <text:p text:style-name="P768"><text:s text:c="8"/>}</text:p>
      <text:p text:style-name="P769"/>
      <text:soft-page-break/>
      <text:p text:style-name="P770"><text:span text:style-name="T771"><text:s text:c="8"/>if (context instanceof GameActivity) { //</text:span><text:span text:style-name="T772">проверем</text:span><text:span text:style-name="T773"><text:s/></text:span><text:span text:style-name="T774">что</text:span><text:span text:style-name="T775"><text:s/></text:span><text:span text:style-name="T776">контекст</text:span><text:span text:style-name="T777"><text:s/></text:span><text:span text:style-name="T778">действительно</text:span><text:span text:style-name="T779"><text:s/></text:span><text:span text:style-name="T780">принадлежит</text:span><text:span text:style-name="T781"><text:s/></text:span><text:span text:style-name="T782">игровому</text:span><text:span text:style-name="T783"><text:s/></text:span><text:span text:style-name="T784">окну</text:span></text:p>
      <text:p text:style-name="P785"><text:s text:c="12"/>this.game = ((GameActivity) context).gameState;</text:p>
      <text:p text:style-name="P786"><text:s text:c="8"/>} else {</text:p>
      <text:p text:style-name="P787"><text:s text:c="12"/>game = null;</text:p>
      <text:p text:style-name="P788"><text:s text:c="12"/>return;</text:p>
      <text:p text:style-name="P789"><text:s text:c="8"/>}</text:p>
      <text:p text:style-name="P790"/>
      <text:p text:style-name="P791"/>
      <text:p text:style-name="P792"><text:span text:style-name="T793"><text:s text:c="8"/>//</text:span><text:span text:style-name="T794">описываем</text:span><text:span text:style-name="T795"><text:s/></text:span><text:span text:style-name="T796">дейсвтяи</text:span><text:span text:style-name="T797"><text:s/></text:span><text:span text:style-name="T798">при</text:span><text:span text:style-name="T799"><text:s/></text:span><text:span text:style-name="T800">таче</text:span><text:span text:style-name="T801"><text:s/></text:span><text:span text:style-name="T802">по</text:span><text:span text:style-name="T803"><text:s/></text:span><text:span text:style-name="T804">вью</text:span></text:p>
      <text:p text:style-name="P805"><text:s text:c="8"/>setOnTouchListener(new OnTouchListener() {</text:p>
      <text:p text:style-name="P806"><text:s text:c="12"/>private int xOffset;</text:p>
      <text:p text:style-name="P807"><text:s text:c="12"/>private int xTouch;</text:p>
      <text:p text:style-name="P808"><text:s text:c="12"/>private int yOffset;</text:p>
      <text:p text:style-name="P809"><text:s text:c="12"/>private int yTouch;</text:p>
      <text:p text:style-name="P810"/>
      <text:p text:style-name="P811"><text:s text:c="12"/>@Override</text:p>
      <text:p text:style-name="P812"><text:s text:c="12"/>public boolean onTouch(View v, MotionEvent event) {</text:p>
      <text:p text:style-name="P813"><text:s text:c="16"/>if (event.getAction() == MotionEvent.ACTION_DOWN) {</text:p>
      <text:p text:style-name="P814"><text:s text:c="20"/>ignoreDrag = false;</text:p>
      <text:p text:style-name="P815"><text:s text:c="20"/>xTouch = (int) event.getX();</text:p>
      <text:p text:style-name="P816"><text:s text:c="20"/>yTouch = (int) event.getY();</text:p>
      <text:p text:style-name="P817"><text:s text:c="20"/>xOffset = 0;</text:p>
      <text:p text:style-name="P818"><text:s text:c="20"/>yOffset = 0;</text:p>
      <text:p text:style-name="P819"><text:s text:c="16"/>} else if (event.getAction() == MotionEvent.ACTION_UP) {</text:p>
      <text:p text:style-name="P820"/>
      <text:p text:style-name="P821"><text:s text:c="16"/>} else if (event.getAction() == MotionEvent.ACTION_MOVE) {</text:p>
      <text:p text:style-name="P822"><text:s text:c="20"/>if (ignoreDrag)</text:p>
      <text:p text:style-name="P823"><text:s text:c="24"/>return true;</text:p>
      <text:p text:style-name="P824"/>
      <text:p text:style-name="P825"><text:s text:c="20"/>xOffset += xTouch - (int) event.getX();</text:p>
      <text:p text:style-name="P826"><text:s text:c="20"/>yOffset += yTouch - (int) event.getY();</text:p>
      <text:p text:style-name="P827"/>
      <text:p text:style-name="P828"><text:s text:c="20"/>int dx = 0, dy = 0;</text:p>
      <text:p text:style-name="P829"/>
      <text:p text:style-name="P830"><text:s text:c="20"/>if (Math.abs(xOffset) &gt;= Math.abs(yOffset)) {</text:p>
      <text:p text:style-name="P831"><text:span text:style-name="T832"><text:s text:c="24"/></text:span><text:span text:style-name="T833">// движение по оси х</text:span></text:p>
      <text:p text:style-name="P834"><text:s text:c="24"/>dx = (xOffset) / metrics.tileSize;</text:p>
      <text:p text:style-name="P835"><text:s text:c="24"/>if (dx != 0) {</text:p>
      <text:p text:style-name="P836"><text:s text:c="28"/>yOffset = 0; // двигаем по горизонтали поэтому смещение обнуляем для вертикали</text:p>
      <text:p text:style-name="P837"><text:span text:style-name="T838"><text:s text:c="28"/></text:span><text:span text:style-name="T839">xOffset -= dx * metrics.tileSize;</text:span></text:p>
      <text:p text:style-name="P840"><text:s text:c="24"/>}</text:p>
      <text:p text:style-name="P841"><text:s text:c="20"/>} else {</text:p>
      <text:p text:style-name="P842"><text:span text:style-name="T843"><text:s text:c="24"/></text:span><text:span text:style-name="T844">// движение по оси у</text:span></text:p>
      <text:p text:style-name="P845"><text:s text:c="24"/>dy = (yOffset) / metrics.tileSize;</text:p>
      <text:soft-page-break/>
      <text:p text:style-name="P846"><text:s text:c="24"/>if (dy != 0) {</text:p>
      <text:p text:style-name="P847"><text:s text:c="28"/>xOffset = 0; // двигаемся по вертикали смещение обнуляем для горизонтали</text:p>
      <text:p text:style-name="P848"><text:s text:c="28"/>yOffset -= dy * metrics.tileSize;</text:p>
      <text:p text:style-name="P849"><text:s text:c="24"/>}</text:p>
      <text:p text:style-name="P850"><text:s text:c="20"/>}</text:p>
      <text:p text:style-name="P851"/>
      <text:p text:style-name="P852"><text:s text:c="20"/>performMove(-dx, -dy); // производим само смещние</text:p>
      <text:p text:style-name="P853"/>
      <text:p text:style-name="P854"><text:span text:style-name="T855"><text:s text:c="20"/></text:span><text:span text:style-name="T856">xTouch = (int) event.getX();</text:span></text:p>
      <text:p text:style-name="P857"><text:s text:c="20"/>yTouch = (int) event.getY();</text:p>
      <text:p text:style-name="P858"><text:s text:c="16"/>}</text:p>
      <text:p text:style-name="P859"><text:s text:c="16"/>return true;</text:p>
      <text:p text:style-name="P860"><text:s text:c="12"/>}</text:p>
      <text:p text:style-name="P861"><text:s text:c="8"/>});</text:p>
      <text:p text:style-name="P862"/>
      <text:p text:style-name="P863"><text:s text:c="8"/>setOnKeyListener((v, keyCode, event) -&gt; {</text:p>
      <text:p text:style-name="P864"><text:s text:c="12"/>if (event.getAction() != KeyEvent.ACTION_DOWN)</text:p>
      <text:p text:style-name="P865"><text:s text:c="16"/>return false;</text:p>
      <text:p text:style-name="P866"/>
      <text:p text:style-name="P867"><text:s text:c="12"/>switch (keyCode) {</text:p>
      <text:p text:style-name="P868"><text:s text:c="16"/>case KeyEvent.KEYCODE_DPAD_UP:</text:p>
      <text:p text:style-name="P869"><text:s text:c="20"/>performMove(0, -1);</text:p>
      <text:p text:style-name="P870"><text:s text:c="20"/>break;</text:p>
      <text:p text:style-name="P871"><text:s text:c="16"/>case KeyEvent.KEYCODE_DPAD_RIGHT:</text:p>
      <text:p text:style-name="P872"><text:s text:c="20"/>performMove(1, 0);</text:p>
      <text:p text:style-name="P873"><text:s text:c="20"/>break;</text:p>
      <text:p text:style-name="P874"><text:s text:c="16"/>case KeyEvent.KEYCODE_DPAD_DOWN:</text:p>
      <text:p text:style-name="P875"><text:s text:c="20"/>performMove(0, 1);</text:p>
      <text:p text:style-name="P876"><text:s text:c="20"/>break;</text:p>
      <text:p text:style-name="P877"><text:s text:c="16"/>case KeyEvent.KEYCODE_DPAD_LEFT:</text:p>
      <text:p text:style-name="P878"><text:s text:c="20"/>performMove(-1, 0);</text:p>
      <text:p text:style-name="P879"><text:s text:c="20"/>break;</text:p>
      <text:p text:style-name="P880"><text:s text:c="16"/>default:</text:p>
      <text:p text:style-name="P881"><text:s text:c="20"/>return false;</text:p>
      <text:p text:style-name="P882"><text:span text:style-name="T883"><text:s text:c="12"/></text:span><text:span text:style-name="T884">}</text:span></text:p>
      <text:p text:style-name="P885"><text:s text:c="12"/>return true;</text:p>
      <text:p text:style-name="P886"><text:s text:c="8"/>});</text:p>
      <text:p text:style-name="P887"><text:s text:c="4"/>}</text:p>
      <text:p text:style-name="P888"/>
      <text:p text:style-name="P889"><text:s text:c="4"/>//метод отмена хода вызываем из актиности</text:p>
      <text:p text:style-name="P890"><text:span text:style-name="T891"><text:s text:c="4"/></text:span><text:span text:style-name="T892">public void backPressed() {</text:span></text:p>
      <text:p text:style-name="P893"><text:s text:c="8"/>if (game.performUndo()) {</text:p>
      <text:p text:style-name="P894"><text:s text:c="12"/>centerScreenOnPlayerIfNecessary();</text:p>
      <text:p text:style-name="P895"><text:s text:c="12"/>invalidate();</text:p>
      <text:p text:style-name="P896"><text:span text:style-name="T897"><text:s text:c="8"/>} else if (game.undos.isEmpty()) { //</text:span><text:span text:style-name="T898">если</text:span><text:span text:style-name="T899"><text:s/></text:span><text:span text:style-name="T900">дейсвтий</text:span><text:span text:style-name="T901"><text:s/></text:span><text:span text:style-name="T902">нет</text:span><text:span text:style-name="T903"><text:s/></text:span><text:span text:style-name="T904">то</text:span><text:span text:style-name="T905"><text:s/></text:span><text:span text:style-name="T906">вызываем</text:span><text:span text:style-name="T907"><text:s/></text:span><text:span text:style-name="T908">вибрацию</text:span></text:p>
      <text:soft-page-break/>
      <text:p text:style-name="P909"><text:s text:c="12"/>Vibrator vibrator = (Vibrator) getContext().getSystemService(Context.VIBRATOR_SERVICE);</text:p>
      <text:p text:style-name="P910"><text:span text:style-name="T911"><text:s text:c="12"/></text:span><text:span text:style-name="T912">vibrator.vibrate(400);</text:span></text:p>
      <text:p text:style-name="P913"><text:s text:c="8"/>}</text:p>
      <text:p text:style-name="P914"><text:s text:c="4"/>}</text:p>
      <text:p text:style-name="P915"/>
      <text:p text:style-name="P916"><text:s text:c="4"/>//игрок по центру экрана</text:p>
      <text:p text:style-name="P917"><text:span text:style-name="T918"><text:s text:c="4"/></text:span><text:span text:style-name="T919">private void centerScreenOnPlayer() {</text:span></text:p>
      <text:p text:style-name="P920"><text:s text:c="8"/>int[] playerPos = game.getPlayerPosition();</text:p>
      <text:p text:style-name="P921"><text:s text:c="8"/>int centerX = playerPos[0] * metrics.tileSize + metrics.tileSize / 2;</text:p>
      <text:p text:style-name="P922"><text:s text:c="8"/>int centerY = playerPos[1] * metrics.tileSize + metrics.tileSize / 2;</text:p>
      <text:p text:style-name="P923"><text:span text:style-name="T924"><text:s text:c="8"/>//<text:s/></text:span><text:span text:style-name="T925">центрируем</text:span><text:span text:style-name="T926"><text:s/></text:span><text:span text:style-name="T927">поле</text:span></text:p>
      <text:p text:style-name="P928"><text:s text:c="8"/>offsetX = centerX - getWidth() / 2;</text:p>
      <text:p text:style-name="P929"><text:s text:c="8"/>offsetY = centerY - getHeight() / 2;</text:p>
      <text:p text:style-name="P930"/>
      <text:p text:style-name="P931"><text:s text:c="8"/>offsetX = -offsetX;</text:p>
      <text:p text:style-name="P932"><text:s text:c="8"/>offsetY = -offsetY;</text:p>
      <text:p text:style-name="P933"><text:s text:c="4"/>}</text:p>
      <text:p text:style-name="P934"/>
      <text:p text:style-name="P935"><text:s text:c="4"/>private void centerScreenOnPlayerIfNecessary() {</text:p>
      <text:p text:style-name="P936"><text:span text:style-name="T937"><text:s text:c="8"/></text:span><text:span text:style-name="T938">if (metrics.levelFitsOnScreen) { //если поле видно полностью то ничего не делаем</text:span></text:p>
      <text:p text:style-name="P939"><text:span text:style-name="T940"><text:s text:c="12"/></text:span><text:span text:style-name="T941">return;</text:span></text:p>
      <text:p text:style-name="P942"><text:s text:c="8"/>}</text:p>
      <text:p text:style-name="P943"/>
      <text:p text:style-name="P944"><text:s text:c="8"/>int[] playerPos = game.getPlayerPosition();</text:p>
      <text:p text:style-name="P945"><text:s text:c="8"/>int playerX = playerPos[0];</text:p>
      <text:p text:style-name="P946"><text:s text:c="8"/>int playerY = playerPos[1];</text:p>
      <text:p text:style-name="P947"/>
      <text:p text:style-name="P948"><text:span text:style-name="T949"><text:s text:c="8"/>int tileSize = metrics.tileSize; //</text:span><text:span text:style-name="T950">размер</text:span><text:span text:style-name="T951"><text:s/></text:span><text:span text:style-name="T952">плитки</text:span></text:p>
      <text:p text:style-name="P953"><text:span text:style-name="T954"><text:s text:c="8"/>int tilesLeftOfPlayer = (playerX * tileSize + offsetX) / tileSize; //</text:span><text:span text:style-name="T955">количество</text:span><text:span text:style-name="T956"><text:s/></text:span><text:span text:style-name="T957">плиток</text:span><text:span text:style-name="T958"><text:s/></text:span><text:span text:style-name="T959">слева</text:span></text:p>
      <text:p text:style-name="P960"><text:span text:style-name="T961"><text:s text:c="8"/>int tilesRightOfPlayer = (getWidth() - playerX * tileSize - offsetX) / tileSize; //</text:span><text:span text:style-name="T962">количество</text:span><text:span text:style-name="T963"><text:s/></text:span><text:span text:style-name="T964">плиток</text:span><text:span text:style-name="T965"><text:s/></text:span><text:span text:style-name="T966">справа</text:span></text:p>
      <text:p text:style-name="P967"><text:span text:style-name="T968"><text:s text:c="8"/>int tilesAboveOfPlayer = (playerY * tileSize + offsetY) / tileSize;//</text:span><text:span text:style-name="T969">количество</text:span><text:span text:style-name="T970"><text:s/></text:span><text:span text:style-name="T971">плиток</text:span><text:span text:style-name="T972"><text:s/></text:span><text:span text:style-name="T973">сверху</text:span></text:p>
      <text:p text:style-name="P974"><text:span text:style-name="T975"><text:s text:c="8"/>int tilesBelowOfPlayer = (getHeight() - playerY * tileSize - offsetY) / tileSize; //</text:span><text:span text:style-name="T976">количество</text:span><text:span text:style-name="T977"><text:s/></text:span><text:span text:style-name="T978">плиток</text:span><text:span text:style-name="T979"><text:s/></text:span><text:span text:style-name="T980">ниже</text:span><text:span text:style-name="T981"><text:s/></text:span><text:span text:style-name="T982">игрока</text:span></text:p>
      <text:p text:style-name="P983"/>
      <text:p text:style-name="P984"><text:span text:style-name="T985"><text:s text:c="8"/>int MINPOROG = 1; //</text:span><text:span text:style-name="T986">минимум</text:span></text:p>
      <text:p text:style-name="P987"><text:s text:c="8"/>if (tilesLeftOfPlayer &lt;= MINPOROG ||</text:p>
      <text:p text:style-name="P988"><text:s text:c="16"/>tilesRightOfPlayer &lt;= MINPOROG ||</text:p>
      <text:p text:style-name="P989"><text:s text:c="16"/>tilesAboveOfPlayer &lt;= MINPOROG</text:p>
      <text:p text:style-name="P990"><text:s text:c="16"/>|| tilesBelowOfPlayer &lt;= MINPOROG) {</text:p>
      <text:p text:style-name="P991"><text:s text:c="12"/>centerScreenOnPlayer();</text:p>
      <text:p text:style-name="P992"><text:span text:style-name="T993"><text:s text:c="12"/>ignoreDrag = true; //<text:s/></text:span><text:span text:style-name="T994">включаем</text:span><text:span text:style-name="T995"><text:s/></text:span><text:span text:style-name="T996">флаг</text:span><text:span text:style-name="T997"><text:s/></text:span><text:span text:style-name="T998">игнорирования</text:span><text:span text:style-name="T999"><text:s/></text:span><text:span text:style-name="T1000">перемещения</text:span><text:span text:style-name="T1001"><text:s/></text:span><text:span text:style-name="T1002">игрок</text:span><text:span text:style-name="T1003"><text:s/></text:span><text:span text:style-name="T1004">по</text:span><text:span text:style-name="T1005"><text:s/></text:span><text:span text:style-name="T1006">центру</text:span><text:span text:style-name="T1007"><text:s/></text:span><text:span text:style-name="T1008">экрана</text:span></text:p>
      <text:p text:style-name="P1009"><text:s text:c="8"/>}</text:p>
      <text:soft-page-break/>
      <text:p text:style-name="P1010"><text:s text:c="4"/>}</text:p>
      <text:p text:style-name="P1011"/>
      <text:p text:style-name="P1012"><text:s text:c="4"/>private void computeMetrics(int newImageSize) {</text:p>
      <text:p text:style-name="P1013"><text:s text:c="8"/>metrics = new GameMetrics();</text:p>
      <text:p text:style-name="P1014"><text:s text:c="8"/>metrics.tileSize = newImageSize;</text:p>
      <text:p text:style-name="P1015"><text:span text:style-name="T1016"><text:s text:c="8"/></text:span><text:span text:style-name="T1017">// проверка помещяется ли все поле на экране</text:span></text:p>
      <text:p text:style-name="P1018"><text:span text:style-name="T1019"><text:s text:c="8"/></text:span><text:span text:style-name="T1020">metrics.levelFitsOnScreen = ((game.getWidthInTiles() - 1) * metrics.tileSize &lt;= getWidth() &amp;&amp; (game</text:span></text:p>
      <text:p text:style-name="P1021"><text:s text:c="16"/>.getHeightInTiles() - 1) * metrics.tileSize &lt;= getHeight());</text:p>
      <text:p text:style-name="P1022"><text:s text:c="4"/>}</text:p>
      <text:p text:style-name="P1023"/>
      <text:p text:style-name="P1024"><text:span text:style-name="T1025"><text:s text:c="4"/>//</text:span><text:span text:style-name="T1026">меняем</text:span><text:span text:style-name="T1027"><text:s/></text:span><text:span text:style-name="T1028">плитки</text:span><text:span text:style-name="T1029"><text:s/></text:span><text:span text:style-name="T1030">под</text:span><text:span text:style-name="T1031"><text:s/></text:span><text:span text:style-name="T1032">новый</text:span><text:span text:style-name="T1033"><text:s/></text:span><text:span text:style-name="T1034">размер</text:span></text:p>
      <text:p text:style-name="P1035"><text:s text:c="4"/>public void customSizeChanged(int newImageSize) {</text:p>
      <text:p text:style-name="P1036"/>
      <text:p text:style-name="P1037"><text:s text:c="8"/>computeMetrics(newImageSize == 0 ? 64: newImageSize);</text:p>
      <text:p text:style-name="P1038"/>
      <text:p text:style-name="P1039"><text:s text:c="8"/>Resources resources = getResources();</text:p>
      <text:p text:style-name="P1040"><text:s text:c="8"/>BitmapFactory.Options options = new BitmapFactory.Options();</text:p>
      <text:p text:style-name="P1041"><text:span text:style-name="T1042"><text:s text:c="8"/></text:span><text:span text:style-name="T1043">options.inScaled = false;</text:span></text:p>
      <text:p text:style-name="P1044"/>
      <text:p text:style-name="P1045"><text:s text:c="8"/>//считываем рисунки для плиток</text:p>
      <text:p text:style-name="P1046"><text:span text:style-name="T1047"><text:s text:c="8"/></text:span><text:span text:style-name="T1048">boxOnFloorBitmap = BitmapFactory.decodeResource(resources, R.drawable.box_on_floor, options);</text:span></text:p>
      <text:p text:style-name="P1049"><text:s text:c="8"/>boxOnEndPointBitmap = BitmapFactory.decodeResource(resources, R.drawable.box_on_endpoint, options);</text:p>
      <text:p text:style-name="P1050"><text:s text:c="8"/>floorBitmap = BitmapFactory.decodeResource(resources, R.drawable.ground, options);</text:p>
      <text:p text:style-name="P1051"><text:s text:c="8"/>playerOnFloorBitmap = BitmapFactory.decodeResource(resources, R.drawable.player_down, options);</text:p>
      <text:p text:style-name="P1052"><text:s text:c="8"/>playerOnTargetBitmap = BitmapFactory.decodeResource(resources, R.drawable.player_up, options);</text:p>
      <text:p text:style-name="P1053"><text:s text:c="8"/>outsideBitmap = BitmapFactory.decodeResource(resources, R.drawable.grass, options);</text:p>
      <text:p text:style-name="P1054"><text:s text:c="8"/>targetBitmap = BitmapFactory.decodeResource(resources, R.drawable.endpoint, options);</text:p>
      <text:p text:style-name="P1055"><text:s text:c="8"/>wallBitmap = BitmapFactory.decodeResource(resources, R.drawable.wall, options);</text:p>
      <text:p text:style-name="P1056"/>
      <text:p text:style-name="P1057"><text:s text:c="8"/>float scaleFactor = metrics.tileSize / 64.0f;</text:p>
      <text:p text:style-name="P1058"><text:s text:c="8"/>Matrix matrix = new Matrix();</text:p>
      <text:p text:style-name="P1059"><text:s text:c="8"/>matrix.postScale(scaleFactor, scaleFactor);</text:p>
      <text:p text:style-name="P1060"/>
      <text:p text:style-name="P1061"><text:span text:style-name="T1062"><text:s text:c="8"/></text:span><text:span text:style-name="T1063">int imageSize = 64;</text:span></text:p>
      <text:p text:style-name="P1064"><text:s text:c="8"/>// пересоздаем изображения с новым размером</text:p>
      <text:p text:style-name="P1065"><text:span text:style-name="T1066"><text:s text:c="8"/></text:span><text:span text:style-name="T1067">boxOnFloorBitmap = Bitmap.createBitmap(boxOnFloorBitmap, 0, 0, imageSize, imageSize, matrix, true);</text:span></text:p>
      <text:p text:style-name="P1068"><text:s text:c="8"/>boxOnEndPointBitmap = Bitmap.createBitmap(boxOnEndPointBitmap, 0, 0, imageSize, imageSize, matrix, true);</text:p>
      <text:p text:style-name="P1069"><text:s text:c="8"/>floorBitmap = Bitmap.createBitmap(floorBitmap, 0, 0, imageSize, imageSize, matrix, true);</text:p>
      <text:soft-page-break/>
      <text:p text:style-name="P1070"><text:s text:c="8"/>playerOnFloorBitmap = Bitmap.createBitmap(playerOnFloorBitmap, 0, 0, imageSize, imageSize, matrix, true);</text:p>
      <text:p text:style-name="P1071"><text:s text:c="8"/>playerOnTargetBitmap = Bitmap.createBitmap(playerOnTargetBitmap, 0, 0, imageSize, imageSize, matrix, true);</text:p>
      <text:p text:style-name="P1072"><text:s text:c="8"/>outsideBitmap = Bitmap.createBitmap(outsideBitmap, 0, 0, imageSize, imageSize, matrix, true);</text:p>
      <text:p text:style-name="P1073"><text:s text:c="8"/>targetBitmap = Bitmap.createBitmap(targetBitmap, 0, 0, imageSize, imageSize, matrix, true);</text:p>
      <text:p text:style-name="P1074"><text:s text:c="8"/>wallBitmap = Bitmap.createBitmap(wallBitmap, 0, 0, imageSize, imageSize, matrix, true);</text:p>
      <text:p text:style-name="P1075"/>
      <text:p text:style-name="P1076"><text:s text:c="8"/>if (metrics.levelFitsOnScreen) {</text:p>
      <text:p text:style-name="P1077"><text:s text:c="12"/>int w = game.getWidthInTiles() * metrics.tileSize;</text:p>
      <text:p text:style-name="P1078"><text:s text:c="12"/>int h = game.getHeightInTiles() * metrics.tileSize;</text:p>
      <text:p text:style-name="P1079"><text:s text:c="12"/>offsetX = (getWidth() - w) / 2;</text:p>
      <text:p text:style-name="P1080"><text:s text:c="12"/>offsetY = (getHeight() - h) / 2;</text:p>
      <text:p text:style-name="P1081"><text:s text:c="8"/>} else {</text:p>
      <text:p text:style-name="P1082"><text:s text:c="12"/>centerScreenOnPlayer();</text:p>
      <text:p text:style-name="P1083"><text:s text:c="8"/>}</text:p>
      <text:p text:style-name="P1084"><text:s text:c="4"/>}</text:p>
      <text:p text:style-name="P1085"/>
      <text:p text:style-name="P1086"><text:span text:style-name="T1087"><text:s text:c="4"/>//</text:span><text:span text:style-name="T1088">рисуем</text:span><text:span text:style-name="T1089"><text:s/></text:span><text:span text:style-name="T1090">поле</text:span></text:p>
      <text:p text:style-name="P1091"><text:s text:c="4"/>@Override</text:p>
      <text:p text:style-name="P1092"><text:s text:c="4"/>public void draw(Canvas canvas) {</text:p>
      <text:p text:style-name="P1093"><text:s text:c="8"/>super.draw(canvas);</text:p>
      <text:p text:style-name="P1094"/>
      <text:p text:style-name="P1095"/>
      <text:p text:style-name="P1096"><text:span text:style-name="T1097"><text:s text:c="8"/>//</text:span><text:span text:style-name="T1098">заполняем</text:span><text:span text:style-name="T1099"><text:s/></text:span><text:span text:style-name="T1100">фон</text:span></text:p>
      <text:p text:style-name="P1101"><text:s text:c="8"/>int x0 = 0;</text:p>
      <text:p text:style-name="P1102"><text:s text:c="8"/>int y0 = 0;</text:p>
      <text:p text:style-name="P1103"><text:s text:c="8"/>while (x0 &lt; getWidth())</text:p>
      <text:p text:style-name="P1104"><text:s text:c="8"/>{</text:p>
      <text:p text:style-name="P1105"><text:s text:c="12"/>while(y0 &lt; getHeight())</text:p>
      <text:p text:style-name="P1106"><text:s text:c="12"/>{</text:p>
      <text:p text:style-name="P1107"><text:span text:style-name="T1108"><text:s text:c="16"/>canvas.drawBitmap(outsideBitmap, x0, y0, null);//<text:s/></text:span><text:span text:style-name="T1109">отображаем</text:span><text:span text:style-name="T1110"><text:s/></text:span><text:span text:style-name="T1111">нашу</text:span><text:span text:style-name="T1112"><text:s/></text:span><text:span text:style-name="T1113">картинку</text:span><text:span text:style-name="T1114"><text:s/></text:span><text:span text:style-name="T1115">на</text:span><text:span text:style-name="T1116"><text:s/></text:span><text:span text:style-name="T1117">выбранной</text:span><text:span text:style-name="T1118"><text:s/></text:span><text:span text:style-name="T1119">позиции</text:span></text:p>
      <text:p text:style-name="P1120"><text:s text:c="16"/>y0 += metrics.tileSize;</text:p>
      <text:p text:style-name="P1121"><text:s text:c="12"/>}</text:p>
      <text:p text:style-name="P1122"><text:s text:c="12"/>y0 = 0;</text:p>
      <text:p text:style-name="P1123"><text:s text:c="12"/>x0 += metrics.tileSize;</text:p>
      <text:p text:style-name="P1124"/>
      <text:p text:style-name="P1125"><text:s text:c="8"/>}</text:p>
      <text:p text:style-name="P1126"><text:s text:c="8"/>if (isInEditMode())</text:p>
      <text:p text:style-name="P1127"><text:s text:c="12"/>return;</text:p>
      <text:p text:style-name="P1128"/>
      <text:p text:style-name="P1129"><text:s text:c="8"/>canvas.setDensity(Bitmap.DENSITY_NONE);</text:p>
      <text:p text:style-name="P1130"/>
      <text:soft-page-break/>
      <text:p text:style-name="P1131"><text:span text:style-name="T1132"><text:s text:c="8"/>//</text:span><text:span text:style-name="T1133">поличество</text:span><text:span text:style-name="T1134"><text:s/></text:span><text:span text:style-name="T1135">плиток</text:span><text:span text:style-name="T1136"><text:s/></text:span><text:span text:style-name="T1137">по</text:span><text:span text:style-name="T1138"><text:s/></text:span><text:span text:style-name="T1139">ширине</text:span></text:p>
      <text:p text:style-name="P1140"><text:s text:c="8"/>final int widthInTiles = game.getWidthInTiles();</text:p>
      <text:p text:style-name="P1141"><text:span text:style-name="T1142"><text:s text:c="8"/>//</text:span><text:span text:style-name="T1143">кол</text:span><text:span text:style-name="T1144">-</text:span><text:span text:style-name="T1145">во</text:span><text:span text:style-name="T1146"><text:s/></text:span><text:span text:style-name="T1147">плиток</text:span><text:span text:style-name="T1148"><text:s/></text:span><text:span text:style-name="T1149">по</text:span><text:span text:style-name="T1150"><text:s/></text:span><text:span text:style-name="T1151">высоте</text:span></text:p>
      <text:p text:style-name="P1152"><text:s text:c="8"/>final int heightInTiles = game.getHeightInTiles();</text:p>
      <text:p text:style-name="P1153"><text:span text:style-name="T1154"><text:s text:c="8"/>//</text:span><text:span text:style-name="T1155">разммер</text:span><text:span text:style-name="T1156"><text:s/></text:span><text:span text:style-name="T1157">плитки</text:span></text:p>
      <text:p text:style-name="P1158"><text:s text:c="8"/>final int tileSize = metrics.tileSize;</text:p>
      <text:p text:style-name="P1159"/>
      <text:p text:style-name="P1160"><text:s text:c="8"/>for (int x = 0; x &lt; widthInTiles; x++) {</text:p>
      <text:p text:style-name="P1161"><text:s text:c="12"/>for (int y = 0; y &lt; heightInTiles; y++) {</text:p>
      <text:p text:style-name="P1162"><text:span text:style-name="T1163"><text:s text:c="16"/></text:span><text:span text:style-name="T1164">//выставляем с учетом смещения под игрока</text:span></text:p>
      <text:p text:style-name="P1165"><text:span text:style-name="T1166"><text:s text:c="16"/></text:span><text:span text:style-name="T1167">int left = offsetX + tileSize * x;</text:span></text:p>
      <text:p text:style-name="P1168"><text:s text:c="16"/>int top = offsetY + tileSize * y;</text:p>
      <text:p text:style-name="P1169"/>
      <text:p text:style-name="P1170"><text:s text:c="16"/>Bitmap tileBitmap;</text:p>
      <text:p text:style-name="P1171"><text:s text:c="16"/>char c = game.getItemAt(x, y);</text:p>
      <text:p text:style-name="P1172"><text:span text:style-name="T1173"><text:s text:c="16"/></text:span><text:span text:style-name="T1174">switch (c) { //определяем символ карты и рисуем ту плитку какой символ выставлен на карте</text:span></text:p>
      <text:p text:style-name="P1175"><text:span text:style-name="T1176"><text:s text:c="20"/></text:span><text:span text:style-name="T1177">case '\'':</text:span></text:p>
      <text:p text:style-name="P1178"><text:s text:c="24"/>tileBitmap = outsideBitmap;</text:p>
      <text:p text:style-name="P1179"><text:s text:c="24"/>break;</text:p>
      <text:p text:style-name="P1180"><text:s text:c="20"/>case GameState.CHAR_WALL:</text:p>
      <text:p text:style-name="P1181"><text:s text:c="24"/>tileBitmap = wallBitmap;</text:p>
      <text:p text:style-name="P1182"><text:s text:c="24"/>break;</text:p>
      <text:p text:style-name="P1183"><text:s text:c="20"/>case GameState.CHAR_PLAYER_ON_FLOOR:</text:p>
      <text:p text:style-name="P1184"><text:s text:c="24"/>tileBitmap = playerOnFloorBitmap;</text:p>
      <text:p text:style-name="P1185"><text:s text:c="24"/>break;</text:p>
      <text:p text:style-name="P1186"><text:s text:c="20"/>case GameState.CHAR_PLAYER_ON_TARGET:</text:p>
      <text:p text:style-name="P1187"><text:s text:c="24"/>tileBitmap = playerOnTargetBitmap;</text:p>
      <text:p text:style-name="P1188"><text:s text:c="24"/>break;</text:p>
      <text:p text:style-name="P1189"><text:s text:c="20"/>case GameState.CHAR_FLOOR:</text:p>
      <text:p text:style-name="P1190"><text:s text:c="24"/>tileBitmap = floorBitmap;</text:p>
      <text:p text:style-name="P1191"><text:s text:c="24"/>break;</text:p>
      <text:p text:style-name="P1192"><text:s text:c="20"/>case GameState.CHAR_BOX_ON_FLOOR:</text:p>
      <text:p text:style-name="P1193"><text:s text:c="24"/>tileBitmap = boxOnFloorBitmap;</text:p>
      <text:p text:style-name="P1194"><text:s text:c="24"/>break;</text:p>
      <text:p text:style-name="P1195"><text:s text:c="20"/>case GameState.CHAR_BOX_ON_ENDPOINT:</text:p>
      <text:p text:style-name="P1196"><text:s text:c="24"/>tileBitmap = boxOnEndPointBitmap;</text:p>
      <text:p text:style-name="P1197"><text:s text:c="24"/>break;</text:p>
      <text:p text:style-name="P1198"><text:s text:c="20"/>case GameState.CHAR_TARGET:</text:p>
      <text:p text:style-name="P1199"><text:s text:c="24"/>tileBitmap = targetBitmap;</text:p>
      <text:p text:style-name="P1200"><text:s text:c="24"/>break;</text:p>
      <text:p text:style-name="P1201"><text:s text:c="20"/>default:</text:p>
      <text:p text:style-name="P1202"><text:span text:style-name="T1203"><text:s text:c="24"/>throw new IllegalArgumentException(String.format("</text:span><text:span text:style-name="T1204">Неизвестный</text:span><text:span text:style-name="T1205"><text:s/></text:span><text:span text:style-name="T1206">символ</text:span><text:span text:style-name="T1207"><text:s/></text:span><text:span text:style-name="T1208">в</text:span><text:span text:style-name="T1209"><text:s/></text:span><text:span text:style-name="T1210">позиции</text:span><text:span text:style-name="T1211"><text:s/>(%d,%d): %c", x, y, c));</text:span></text:p>
      <text:p text:style-name="P1212"><text:s text:c="16"/>}</text:p>
      <text:p text:style-name="P1213"/>
      <text:soft-page-break/>
      <text:p text:style-name="P1214"><text:span text:style-name="T1215"><text:s text:c="16"/>canvas.drawBitmap(tileBitmap, left, top, null);//<text:s/></text:span><text:span text:style-name="T1216">отображаем</text:span><text:span text:style-name="T1217"><text:s/></text:span><text:span text:style-name="T1218">нашу</text:span><text:span text:style-name="T1219"><text:s/></text:span><text:span text:style-name="T1220">картинку</text:span><text:span text:style-name="T1221"><text:s/></text:span><text:span text:style-name="T1222">на</text:span><text:span text:style-name="T1223"><text:s/></text:span><text:span text:style-name="T1224">выбранной</text:span><text:span text:style-name="T1225"><text:s/></text:span><text:span text:style-name="T1226">позиции</text:span></text:p>
      <text:p text:style-name="P1227"><text:span text:style-name="T1228"><text:s text:c="12"/></text:span><text:span text:style-name="T1229">}</text:span></text:p>
      <text:p text:style-name="P1230"><text:s text:c="8"/>}</text:p>
      <text:p text:style-name="P1231"><text:s text:c="4"/>}</text:p>
      <text:p text:style-name="P1232"/>
      <text:p text:style-name="P1233"><text:s text:c="4"/>//завершение игры</text:p>
      <text:p text:style-name="P1234"><text:s text:c="4"/>void gameOver() {</text:p>
      <text:p text:style-name="P1235"><text:s text:c="8"/>//запускаем вибрацию</text:p>
      <text:p text:style-name="P1236"><text:span text:style-name="T1237"><text:s text:c="8"/></text:span><text:span text:style-name="T1238">Vibrator vibrator = (Vibrator) getContext().getSystemService(Context.VIBRATOR_SERVICE);</text:span></text:p>
      <text:p text:style-name="P1239"><text:s text:c="8"/>vibrator.vibrate(300);</text:p>
      <text:p text:style-name="P1240"><text:span text:style-name="T1241"><text:s text:c="8"/>//</text:span><text:span text:style-name="T1242">обновояем</text:span><text:span text:style-name="T1243"><text:s/></text:span><text:span text:style-name="T1244">поле</text:span></text:p>
      <text:p text:style-name="P1245"><text:s text:c="8"/>invalidate();</text:p>
      <text:p text:style-name="P1246"/>
      <text:p text:style-name="P1247"><text:s text:c="8"/>SharedPreferences prefs = getContext().getSharedPreferences(ConstMain.SHARED_PREFS_NAME,</text:p>
      <text:p text:style-name="P1248"><text:s text:c="16"/>Context.MODE_PRIVATE);</text:p>
      <text:p text:style-name="P1249"><text:s text:c="8"/>final String maxLevelPrefName = ConstMain.getMaxLevelPrefName(game.currentLevelSet);</text:p>
      <text:p text:style-name="P1250"><text:s text:c="8"/>int currentMaxLevel = prefs.getInt(maxLevelPrefName, 1);</text:p>
      <text:p text:style-name="P1251"><text:s text:c="8"/>int newMaxLevel = game.getCurrentLevel() + 2; //</text:p>
      <text:p text:style-name="P1252"><text:span text:style-name="T1253"><text:s text:c="8"/>String message = "</text:span><text:span text:style-name="T1254">уровень</text:span><text:span text:style-name="T1255"><text:s/></text:span><text:span text:style-name="T1256">уже</text:span><text:span text:style-name="T1257"><text:s/></text:span><text:span text:style-name="T1258">был</text:span><text:span text:style-name="T1259"><text:s/></text:span><text:span text:style-name="T1260">пройдент</text:span><text:span text:style-name="T1261"><text:s/>-<text:s/></text:span><text:span text:style-name="T1262">нового</text:span><text:span text:style-name="T1263"><text:s/></text:span><text:span text:style-name="T1264">уровня</text:span><text:span text:style-name="T1265"><text:s/></text:span><text:span text:style-name="T1266">не</text:span><text:span text:style-name="T1267"><text:s/></text:span><text:span text:style-name="T1268">открыто</text:span><text:span text:style-name="T1269">!";</text:span></text:p>
      <text:p text:style-name="P1270"><text:span text:style-name="T1271"><text:s text:c="8"/></text:span><text:span text:style-name="T1272">boolean levelSetDone = false;</text:span></text:p>
      <text:p text:style-name="P1273"><text:s text:c="8"/>//сохраняем фактп рохождения в <text:s/>хранилище</text:p>
      <text:p text:style-name="P1274"><text:span text:style-name="T1275"><text:s text:c="8"/></text:span><text:span text:style-name="T1276">if (newMaxLevel &gt; currentMaxLevel) {</text:span></text:p>
      <text:p text:style-name="P1277"><text:s text:c="12"/>if (newMaxLevel - 1 &gt;= Levels.levelMaps.get(game.currentLevelSet).length) {</text:p>
      <text:p text:style-name="P1278"><text:span text:style-name="T1279"><text:s text:c="16"/></text:span><text:span text:style-name="T1280">newMaxLevel--;</text:span></text:p>
      <text:p text:style-name="P1281"><text:span text:style-name="T1282"><text:s text:c="16"/>message = "Вы прошли все уровни! Поздравляем</text:span><text:span text:style-name="T1283">!";</text:span></text:p>
      <text:p text:style-name="P1284"><text:s text:c="16"/>levelSetDone = true; <text:s text:c="11"/>} else {</text:p>
      <text:p text:style-name="P1285"><text:s text:c="16"/>prefs.edit()</text:p>
      <text:p text:style-name="P1286"><text:s text:c="16"/>.putInt(maxLevelPrefName, newMaxLevel)</text:p>
      <text:p text:style-name="P1287"><text:s text:c="16"/>.commit();</text:p>
      <text:p text:style-name="P1288"><text:span text:style-name="T1289"><text:s text:c="16"/>message = "</text:span><text:span text:style-name="T1290">Новый</text:span><text:span text:style-name="T1291"><text:s/></text:span><text:span text:style-name="T1292">уровень</text:span><text:span text:style-name="T1293"><text:s/></text:span><text:span text:style-name="T1294">доступен</text:span><text:span text:style-name="T1295">!";</text:span></text:p>
      <text:p text:style-name="P1296"><text:s text:c="12"/>}</text:p>
      <text:p text:style-name="P1297"><text:s text:c="8"/>}</text:p>
      <text:p text:style-name="P1298"><text:s text:c="8"/>int levelDestination = newMaxLevel - 1;</text:p>
      <text:p text:style-name="P1299"><text:s text:c="8"/>boolean levelSetDoneFinal = levelSetDone;</text:p>
      <text:p text:style-name="P1300"/>
      <text:p text:style-name="P1301"><text:span text:style-name="T1302"><text:s text:c="8"/></text:span><text:span text:style-name="T1303">//показываем диалог с поздравлением и возмодностью перехода к следующему уровню</text:span></text:p>
      <text:p text:style-name="P1304"><text:span text:style-name="T1305"><text:s text:c="8"/></text:span><text:span text:style-name="T1306">new AlertDialog.Builder(getContext())</text:span></text:p>
      <text:p text:style-name="P1307"><text:s text:c="8"/>.setCancelable(false)</text:p>
      <text:p text:style-name="P1308"><text:s text:c="8"/>.setMessage(message)</text:p>
      <text:p text:style-name="P1309"><text:span text:style-name="T1310"><text:s text:c="8"/>.setTitle("</text:span><text:span text:style-name="T1311">Поздравляем</text:span><text:span text:style-name="T1312">")</text:span></text:p>
      <text:p text:style-name="P1313"><text:span text:style-name="T1314"><text:s text:c="8"/>.setPositiveButton("</text:span><text:span text:style-name="T1315">Продолжить</text:span><text:span text:style-name="T1316">?", (dialog, which) -&gt; {</text:span></text:p>
      <text:soft-page-break/>
      <text:p text:style-name="P1317"><text:s text:c="12"/>((Activity) getContext()).finish();</text:p>
      <text:p text:style-name="P1318"><text:s text:c="12"/>if (!levelSetDoneFinal) {</text:p>
      <text:p text:style-name="P1319"><text:s text:c="16"/>Intent intent = new Intent()</text:p>
      <text:p text:style-name="P1320"><text:s text:c="16"/>.putExtra(ConstMain.GAME_LEVEL_INTENT_EXTRA, levelDestination)</text:p>
      <text:p text:style-name="P1321"><text:s text:c="16"/>.putExtra(ConstMain.GAME_LEVEL_SET_EXTRA, game.currentLevelSet)</text:p>
      <text:p text:style-name="P1322"><text:s text:c="16"/>.setClass(getContext(), GameActivity.class);</text:p>
      <text:p text:style-name="P1323"><text:s text:c="16"/>getContext().startActivity(intent);</text:p>
      <text:p text:style-name="P1324"><text:span text:style-name="T1325"><text:s text:c="12"/></text:span><text:span text:style-name="T1326">}</text:span></text:p>
      <text:p text:style-name="P1327"><text:s text:c="8"/>})</text:p>
      <text:p text:style-name="P1328"><text:s text:c="8"/>.show();</text:p>
      <text:p text:style-name="P1329"><text:s text:c="4"/>}</text:p>
      <text:p text:style-name="P1330"/>
      <text:p text:style-name="P1331"><text:s text:c="4"/>//вызов метода при изменении размерности</text:p>
      <text:p text:style-name="P1332"><text:span text:style-name="T1333"><text:s text:c="4"/></text:span><text:span text:style-name="T1334">@Override</text:span></text:p>
      <text:p text:style-name="P1335"><text:s text:c="4"/>protected void onSizeChanged(int width, int height, int oldw, int oldh) {</text:p>
      <text:p text:style-name="P1336"><text:s text:c="8"/>super.onSizeChanged(width, height, oldw, oldh);</text:p>
      <text:p text:style-name="P1337"><text:s text:c="8"/>if (!isInEditMode())</text:p>
      <text:p text:style-name="P1338"><text:s text:c="12"/>customSizeChanged(0);</text:p>
      <text:p text:style-name="P1339"><text:s text:c="4"/>}</text:p>
      <text:p text:style-name="P1340"/>
      <text:p text:style-name="P1341"><text:span text:style-name="T1342"><text:s text:c="4"/>//</text:span><text:span text:style-name="T1343">перемещение</text:span></text:p>
      <text:p text:style-name="P1344"><text:s text:c="4"/>void performMove(int dx, int dy) {</text:p>
      <text:p text:style-name="P1345"><text:s text:c="8"/>if (game.tryMove(dx, dy)) {</text:p>
      <text:p text:style-name="P1346"><text:s text:c="12"/>centerScreenOnPlayerIfNecessary();</text:p>
      <text:p text:style-name="P1347"><text:s text:c="12"/>invalidate();</text:p>
      <text:p text:style-name="P1348"><text:s text:c="12"/>if (game.isDone()) {</text:p>
      <text:p text:style-name="P1349"><text:span text:style-name="T1350"><text:s text:c="16"/>gameOver(); //<text:s/></text:span><text:span text:style-name="T1351">завершение</text:span><text:span text:style-name="T1352"><text:s/></text:span><text:span text:style-name="T1353">игры</text:span></text:p>
      <text:p text:style-name="P1354"><text:s text:c="12"/>}</text:p>
      <text:p text:style-name="P1355"><text:s text:c="8"/>}</text:p>
      <text:p text:style-name="P1356"><text:s text:c="4"/>}</text:p>
      <text:p text:style-name="P1357">}</text:p>
      <text:p text:style-name="P1358"/>
      <text:p text:style-name="P1359"><text:span text:style-name="T1360">Программный</text:span><text:span text:style-name="T1361"><text:s/></text:span><text:span text:style-name="T1362">модуль</text:span><text:span text:style-name="T1363"><text:s/>ConstMain.java</text:span></text:p>
      <text:p text:style-name="P1364"/>
      <text:p text:style-name="P1365">package game.me.socoban.constants;</text:p>
      <text:p text:style-name="P1366"/>
      <text:p text:style-name="P1367"><text:span text:style-name="T1368">//</text:span><text:span text:style-name="T1369">глобальный</text:span><text:span text:style-name="T1370"><text:s/></text:span><text:span text:style-name="T1371">переменные</text:span></text:p>
      <text:p text:style-name="P1372">public class ConstMain {</text:p>
      <text:p text:style-name="P1373"/>
      <text:p text:style-name="P1374"><text:s text:c="4"/>public static final String GAME_KEY = "GAME";</text:p>
      <text:p text:style-name="P1375"><text:s text:c="4"/>public static final String GAME_LEVEL_INTENT_EXTRA = "GAME_LEVEL";</text:p>
      <text:p text:style-name="P1376"><text:s text:c="4"/>public static final String GAME_LEVEL_SET_EXTRA = "GAME_LEVEL_SET";</text:p>
      <text:p text:style-name="P1377"><text:s text:c="4"/>public static final String IMAGE_SIZE_PREFS_KEY = "image_size";</text:p>
      <text:p text:style-name="P1378"><text:s text:c="4"/>public static final String SHOW_HELP_INTENT_EXTRA = "SHOW_HELP";</text:p>
      <text:p text:style-name="P1379"><text:s text:c="4"/>public static final String MAX_LEVEL_NAME = "max_level";</text:p>
      <text:p text:style-name="P1380"><text:s text:c="4"/>public static final String SHARED_PREFS_NAME = "game_prefs";</text:p>
      <text:p text:style-name="P1381"/>
      <text:p text:style-name="P1382"><text:s text:c="4"/>public static String getMaxLevelPrefName(int levelSetIndex) {</text:p>
      <text:p text:style-name="P1383"><text:s text:c="8"/>return MAX_LEVEL_NAME + (levelSetIndex == 0 ? "" : ("_" + levelSetIndex));</text:p>
      <text:p text:style-name="P1384"><text:s text:c="4"/>}</text:p>
      <text:p text:style-name="P1385">}</text:p>
      <text:p text:style-name="P1386"/>
      <text:p text:style-name="P1387"><text:span text:style-name="T1388">Программный</text:span><text:span text:style-name="T1389"><text:s/></text:span><text:span text:style-name="T1390">модуль</text:span><text:span text:style-name="T1391"><text:s/>GameActivity.java</text:span></text:p>
      <text:p text:style-name="P1392">package game.me.socoban;</text:p>
      <text:p text:style-name="P1393"/>
      <text:p text:style-name="P1394">import android.app.Activity;</text:p>
      <text:p text:style-name="P1395">import android.app.AlertDialog;</text:p>
      <text:p text:style-name="P1396">import android.content.Intent;</text:p>
      <text:p text:style-name="P1397">import android.content.SharedPreferences;</text:p>
      <text:p text:style-name="P1398">import android.graphics.Point;</text:p>
      <text:p text:style-name="P1399">import android.os.Bundle;</text:p>
      <text:p text:style-name="P1400">import android.view.Display;</text:p>
      <text:p text:style-name="P1401">import android.view.View;</text:p>
      <text:p text:style-name="P1402"/>
      <text:p text:style-name="P1403">import game.me.socoban.constants.ConstMain;</text:p>
      <text:p text:style-name="P1404">import game.me.socoban.gamecontrol.GameState;</text:p>
      <text:p text:style-name="P1405">import game.me.socoban.gamecontrol.GameView;</text:p>
      <text:p text:style-name="P1406"/>
      <text:p text:style-name="P1407">public class GameActivity extends Activity {</text:p>
      <text:p text:style-name="P1408"/>
      <text:p text:style-name="P1409"/>
      <text:p text:style-name="P1410"><text:s text:c="4"/>public GameState gameState;</text:p>
      <text:p text:style-name="P1411"><text:span text:style-name="T1412"><text:s text:c="4"/>private int IMAGE_SIZE; //</text:span><text:span text:style-name="T1413">размер</text:span><text:span text:style-name="T1414"><text:s/></text:span><text:span text:style-name="T1415">плитки</text:span><text:span text:style-name="T1416"><text:s/></text:span><text:span text:style-name="T1417">игрового</text:span><text:span text:style-name="T1418"><text:s/></text:span><text:span text:style-name="T1419">поля</text:span></text:p>
      <text:p text:style-name="P1420"><text:s text:c="4"/>GameView gameView;</text:p>
      <text:p text:style-name="P1421"/>
      <text:p text:style-name="P1422"><text:s text:c="4"/>@Override</text:p>
      <text:p text:style-name="P1423"><text:s text:c="4"/>public void onCreate(Bundle savedInstanceState) {</text:p>
      <text:p text:style-name="P1424"><text:span text:style-name="T1425"><text:s text:c="8"/></text:span><text:span text:style-name="T1426">super.onCreate(savedInstanceState);</text:span></text:p>
      <text:p text:style-name="P1427"/>
      <text:p text:style-name="P1428"><text:s text:c="8"/>//проверяем есть ли сохраненные данные о прогрессе</text:p>
      <text:p text:style-name="P1429"><text:span text:style-name="T1430"><text:s text:c="8"/></text:span><text:span text:style-name="T1431">if (savedInstanceState != null) {</text:span></text:p>
      <text:p text:style-name="P1432"><text:span text:style-name="T1433"><text:s text:c="12"/>gameState = (GameState) savedInstanceState.getSerializable(ConstMain.GAME_KEY); //</text:span><text:span text:style-name="T1434">получаем</text:span><text:span text:style-name="T1435"><text:s/></text:span><text:span text:style-name="T1436">данные</text:span><text:span text:style-name="T1437"><text:s/></text:span><text:span text:style-name="T1438">из</text:span><text:span text:style-name="T1439"><text:s/></text:span><text:span text:style-name="T1440">сохраненнх</text:span><text:span text:style-name="T1441"><text:s/></text:span><text:span text:style-name="T1442">значений</text:span></text:p>
      <text:p text:style-name="P1443"><text:span text:style-name="T1444"><text:s text:c="8"/></text:span><text:span text:style-name="T1445">}</text:span></text:p>
      <text:p text:style-name="P1446"><text:s text:c="8"/>if (gameState == null) { //если нет сохранения то начальный уровень 0</text:p>
      <text:p text:style-name="P1447"><text:span text:style-name="T1448"><text:s text:c="12"/></text:span><text:span text:style-name="T1449">int level = 0; //</text:span><text:span text:style-name="T1450">уровень</text:span></text:p>
      <text:p text:style-name="P1451"><text:span text:style-name="T1452"><text:s text:c="12"/>int levelSet = 0; //</text:span><text:span text:style-name="T1453">тип</text:span><text:span text:style-name="T1454"><text:s/></text:span><text:span text:style-name="T1455">игры</text:span></text:p>
      <text:p text:style-name="P1456"><text:s text:c="12"/>Intent intent = getIntent();</text:p>
      <text:p text:style-name="P1457"><text:s text:c="12"/>if (intent != null &amp;&amp; intent.getExtras() != null) {</text:p>
      <text:p text:style-name="P1458"><text:s text:c="16"/>level = intent.getExtras().getInt(ConstMain.GAME_LEVEL_INTENT_EXTRA, 0);</text:p>
      <text:p text:style-name="P1459"><text:s text:c="16"/>if (intent.getExtras().getBoolean(ConstMain.SHOW_HELP_INTENT_EXTRA, false))</text:p>
      <text:soft-page-break/>
      <text:p text:style-name="P1460"><text:span text:style-name="T1461"><text:s text:c="20"/></text:span><text:span text:style-name="T1462">showHelp(); // отображение информации о цели и управлении при первом показе</text:span></text:p>
      <text:p text:style-name="P1463"><text:span text:style-name="T1464"><text:s text:c="16"/></text:span><text:span text:style-name="T1465">levelSet = intent.getExtras().getInt(ConstMain.GAME_LEVEL_SET_EXTRA, 0);</text:span></text:p>
      <text:p text:style-name="P1466"><text:s text:c="12"/>}</text:p>
      <text:p text:style-name="P1467"><text:s text:c="12"/>gameState = new GameState(level, levelSet);</text:p>
      <text:p text:style-name="P1468"><text:s text:c="8"/>}</text:p>
      <text:p text:style-name="P1469"><text:s text:c="8"/>setContentView(R.layout.activity_main);</text:p>
      <text:p text:style-name="P1470"/>
      <text:p text:style-name="P1471"><text:span text:style-name="T1472"><text:s text:c="8"/>//</text:span><text:span text:style-name="T1473">определяем</text:span><text:span text:style-name="T1474"><text:s/></text:span><text:span text:style-name="T1475">размеры</text:span><text:span text:style-name="T1476"><text:s/></text:span><text:span text:style-name="T1477">экрана</text:span></text:p>
      <text:p text:style-name="P1478"><text:s text:c="8"/>Display display = getWindowManager().getDefaultDisplay();</text:p>
      <text:p text:style-name="P1479"><text:s text:c="8"/>Point size = new Point();</text:p>
      <text:p text:style-name="P1480"><text:s text:c="8"/>display.getSize(size);</text:p>
      <text:p text:style-name="P1481"><text:span text:style-name="T1482"><text:s text:c="8"/></text:span><text:span text:style-name="T1483">//вычисляем размерность наиболее подходящую для нашего экрана для поля 11 столбцов по умолчанию для 1 уровня</text:span></text:p>
      <text:p text:style-name="P1484"><text:span text:style-name="T1485"><text:s text:c="8"/></text:span><text:span text:style-name="T1486">int defaultImageSize = Math.min(size.x, size.y) / 11;</text:span></text:p>
      <text:p text:style-name="P1487"><text:span text:style-name="T1488"><text:s text:c="8"/></text:span><text:span text:style-name="T1489">if (defaultImageSize % 2 != 0) // если нечетное то делаем его четным</text:span></text:p>
      <text:p text:style-name="P1490"><text:s text:c="12"/>defaultImageSize--;</text:p>
      <text:p text:style-name="P1491"/>
      <text:p text:style-name="P1492"><text:s text:c="8"/>//выставляем значение размера из сохраненных значений (если их нет то наше расчитанное)</text:p>
      <text:p text:style-name="P1493"><text:span text:style-name="T1494"><text:s text:c="8"/></text:span><text:span text:style-name="T1495">IMAGE_SIZE = getSharedPreferences(ConstMain.SHARED_PREFS_NAME, MODE_PRIVATE).getInt(ConstMain.IMAGE_SIZE_PREFS_KEY,</text:span></text:p>
      <text:p text:style-name="P1496"><text:s text:c="16"/>defaultImageSize);</text:p>
      <text:p text:style-name="P1497"/>
      <text:p text:style-name="P1498"><text:span text:style-name="T1499"><text:s text:c="8"/>gameView = findViewById(R.id.game_view); //</text:span><text:span text:style-name="T1500">наше</text:span><text:span text:style-name="T1501"><text:s/></text:span><text:span text:style-name="T1502">поле</text:span><text:span text:style-name="T1503"><text:s/></text:span><text:span text:style-name="T1504">игры</text:span></text:p>
      <text:p text:style-name="P1505"/>
      <text:p text:style-name="P1506"/>
      <text:p text:style-name="P1507"><text:span text:style-name="T1508"><text:s text:c="8"/>View undoBtn = findViewById(R.id.btn_game_undo); //</text:span><text:span text:style-name="T1509">кнопка</text:span><text:span text:style-name="T1510"><text:s/></text:span><text:span text:style-name="T1511">ход</text:span><text:span text:style-name="T1512"><text:s/></text:span><text:span text:style-name="T1513">назад</text:span></text:p>
      <text:p text:style-name="P1514"><text:span text:style-name="T1515"><text:s text:c="8"/>undoBtn.setOnClickListener(v -&gt; gameView.backPressed()); //</text:span><text:span text:style-name="T1516">связываем</text:span><text:span text:style-name="T1517"><text:s/></text:span><text:span text:style-name="T1518">короткое</text:span><text:span text:style-name="T1519"><text:s/></text:span><text:span text:style-name="T1520">с</text:span><text:span text:style-name="T1521"><text:s/></text:span><text:span text:style-name="T1522">действием</text:span><text:span text:style-name="T1523"><text:s/></text:span><text:span text:style-name="T1524">игры</text:span><text:span text:style-name="T1525"><text:s/></text:span><text:span text:style-name="T1526">ход</text:span><text:span text:style-name="T1527"><text:s/></text:span><text:span text:style-name="T1528">назад</text:span></text:p>
      <text:p text:style-name="P1529"><text:span text:style-name="T1530"><text:s text:c="8"/></text:span><text:span text:style-name="T1531">//на долгое нажатие назад делаем сброс уровня</text:span></text:p>
      <text:p text:style-name="P1532"><text:span text:style-name="T1533"><text:s text:c="8"/></text:span><text:span text:style-name="T1534">undoBtn.setOnLongClickListener(v -&gt; {</text:span></text:p>
      <text:p text:style-name="P1535"><text:s text:c="12"/>new AlertDialog</text:p>
      <text:p text:style-name="P1536"><text:s text:c="20"/>.Builder(this)</text:p>
      <text:p text:style-name="P1537"><text:s text:c="20"/>.setMessage(R.string.game_restart)</text:p>
      <text:p text:style-name="P1538"><text:s text:c="20"/>.setPositiveButton(android.R.string.ok, (dialog, which) -&gt; {</text:p>
      <text:p text:style-name="P1539"><text:span text:style-name="T1540"><text:s text:c="24"/>gameState.restart(); //</text:span><text:span text:style-name="T1541">перезапуск</text:span><text:span text:style-name="T1542"><text:s/></text:span><text:span text:style-name="T1543">игры</text:span></text:p>
      <text:p text:style-name="P1544"><text:span text:style-name="T1545"><text:s text:c="24"/>gameView.invalidate(); //</text:span><text:span text:style-name="T1546">перерисовка</text:span><text:span text:style-name="T1547"><text:s/></text:span><text:span text:style-name="T1548">игрового</text:span><text:span text:style-name="T1549"><text:s/></text:span><text:span text:style-name="T1550">поля</text:span></text:p>
      <text:p text:style-name="P1551"><text:s text:c="20"/>})</text:p>
      <text:p text:style-name="P1552"><text:s text:c="20"/>.setNegativeButton(android.R.string.cancel, null).show();</text:p>
      <text:p text:style-name="P1553"><text:s text:c="12"/>return true;</text:p>
      <text:p text:style-name="P1554"><text:s text:c="8"/>});</text:p>
      <text:p text:style-name="P1555"><text:span text:style-name="T1556"><text:s text:c="8"/>View leaveBtn = findViewById(R.id.btn_game_leave); //</text:span><text:span text:style-name="T1557">кнопка</text:span><text:span text:style-name="T1558"><text:s/></text:span><text:span text:style-name="T1559">покинуть</text:span><text:span text:style-name="T1560"><text:s/></text:span><text:span text:style-name="T1561">уровень</text:span></text:p>
      <text:p text:style-name="P1562"><text:span text:style-name="T1563"><text:s text:c="8"/>leaveBtn.setOnClickListener(v -&gt; finish()); //</text:span><text:span text:style-name="T1564">закрываем</text:span><text:span text:style-name="T1565"><text:s/></text:span><text:span text:style-name="T1566">актиность</text:span><text:span text:style-name="T1567"><text:s/></text:span><text:span text:style-name="T1568">с</text:span><text:span text:style-name="T1569"><text:s/></text:span><text:span text:style-name="T1570">игрой</text:span></text:p>
      <text:p text:style-name="P1571"><text:span text:style-name="T1572"><text:s text:c="8"/>View viewPlusBtn = findViewById(R.id.btn_view_plus); //</text:span><text:span text:style-name="T1573">увеличить</text:span><text:span text:style-name="T1574"><text:s/></text:span><text:span text:style-name="T1575">размер</text:span><text:span text:style-name="T1576"><text:s/></text:span><text:span text:style-name="T1577">поля</text:span></text:p>
      <text:p text:style-name="P1578"><text:span text:style-name="T1579"><text:s text:c="8"/>viewPlusBtn.setOnClickListener(v -&gt; changeViewSize(true)); //</text:span><text:span text:style-name="T1580">меняем</text:span><text:span text:style-name="T1581"><text:s/></text:span><text:span text:style-name="T1582">размер</text:span><text:span text:style-name="T1583"><text:s/></text:span><text:span text:style-name="T1584">поля</text:span></text:p>
      <text:soft-page-break/>
      <text:p text:style-name="P1585"><text:span text:style-name="T1586"><text:s text:c="8"/>View viewMinusBtn = findViewById(R.id.btn_view_minus); //<text:s/></text:span><text:span text:style-name="T1587">уменьшить</text:span><text:span text:style-name="T1588"><text:s/></text:span><text:span text:style-name="T1589">размер</text:span><text:span text:style-name="T1590"><text:s/></text:span><text:span text:style-name="T1591">поля</text:span></text:p>
      <text:p text:style-name="P1592"><text:span text:style-name="T1593"><text:s text:c="8"/>viewMinusBtn.setOnClickListener(v -&gt; changeViewSize(false));//</text:span><text:span text:style-name="T1594">меняем</text:span><text:span text:style-name="T1595"><text:s/></text:span><text:span text:style-name="T1596">размер</text:span><text:span text:style-name="T1597"><text:s/></text:span><text:span text:style-name="T1598">поля</text:span></text:p>
      <text:p text:style-name="P1599"/>
      <text:p text:style-name="P1600"/>
      <text:p text:style-name="P1601"><text:span text:style-name="T1602"><text:s text:c="4"/></text:span><text:span text:style-name="T1603">}</text:span></text:p>
      <text:p text:style-name="P1604"/>
      <text:p text:style-name="P1605"><text:s text:c="4"/>//первая часть процедуры изменения размер</text:p>
      <text:p text:style-name="P1606"><text:s text:c="4"/>void changeViewSize(boolean plus)</text:p>
      <text:p text:style-name="P1607"><text:s text:c="4"/>{</text:p>
      <text:p text:style-name="P1608"><text:s text:c="8"/>if (plus) //флаг увеличения</text:p>
      <text:p text:style-name="P1609"><text:s text:c="8"/>{</text:p>
      <text:p text:style-name="P1610"><text:s text:c="12"/>if (IMAGE_SIZE &lt; 136) //максимально у нас 136 размер плитки</text:p>
      <text:p text:style-name="P1611"><text:s text:c="16"/>setImageSize(IMAGE_SIZE + 2); //по каждому клику увеличиваем на 2</text:p>
      <text:p text:style-name="P1612"><text:span text:style-name="T1613"><text:s text:c="8"/></text:span><text:span text:style-name="T1614">}</text:span></text:p>
      <text:p text:style-name="P1615"><text:s text:c="8"/>else</text:p>
      <text:p text:style-name="P1616"><text:s text:c="8"/>{</text:p>
      <text:p text:style-name="P1617"><text:span text:style-name="T1618"><text:s text:c="12"/>if (IMAGE_SIZE &gt; 12) //</text:span><text:span text:style-name="T1619">минимальный</text:span><text:span text:style-name="T1620"><text:s/>12</text:span></text:p>
      <text:p text:style-name="P1621"><text:span text:style-name="T1622"><text:s text:c="16"/></text:span><text:span text:style-name="T1623">setImageSize(IMAGE_SIZE - 2); //по каждому клику уменьшаю на 2</text:span></text:p>
      <text:p text:style-name="P1624"><text:s text:c="8"/>}</text:p>
      <text:p text:style-name="P1625"><text:s text:c="4"/>}</text:p>
      <text:p text:style-name="P1626"><text:s text:c="4"/>//изменяем размерность отображения игры (2 часть)</text:p>
      <text:p text:style-name="P1627"><text:span text:style-name="T1628"><text:s text:c="4"/></text:span><text:span text:style-name="T1629">private void setImageSize(int newSize) {</text:span></text:p>
      <text:p text:style-name="P1630"><text:s text:c="8"/>IMAGE_SIZE = newSize;</text:p>
      <text:p text:style-name="P1631"><text:s text:c="8"/>SharedPreferences prefs = getSharedPreferences(ConstMain.SHARED_PREFS_NAME, MODE_PRIVATE);</text:p>
      <text:p text:style-name="P1632"><text:s text:c="8"/>prefs.edit()</text:p>
      <text:p text:style-name="P1633"><text:span text:style-name="T1634"><text:s text:c="8"/>.putInt(ConstMain.IMAGE_SIZE_PREFS_KEY, newSize) //</text:span><text:span text:style-name="T1635">сохраняем</text:span><text:span text:style-name="T1636"><text:s/></text:span><text:span text:style-name="T1637">значение</text:span><text:span text:style-name="T1638"><text:s/></text:span><text:span text:style-name="T1639">в</text:span><text:span text:style-name="T1640"><text:s/></text:span><text:span text:style-name="T1641">настройки</text:span></text:p>
      <text:p text:style-name="P1642"><text:s text:c="8"/>.commit();</text:p>
      <text:p text:style-name="P1643"><text:span text:style-name="T1644"><text:s text:c="8"/>gameView.customSizeChanged(newSize); //</text:span><text:span text:style-name="T1645">меняем</text:span><text:span text:style-name="T1646"><text:s/></text:span><text:span text:style-name="T1647">значение</text:span><text:span text:style-name="T1648"><text:s/></text:span><text:span text:style-name="T1649">на</text:span><text:span text:style-name="T1650"><text:s/></text:span><text:span text:style-name="T1651">поле</text:span></text:p>
      <text:p text:style-name="P1652"><text:span text:style-name="T1653"><text:s text:c="8"/>gameView.invalidate(); //<text:s/></text:span><text:span text:style-name="T1654">обвноляем</text:span><text:span text:style-name="T1655"><text:s/></text:span><text:span text:style-name="T1656">поле</text:span></text:p>
      <text:p text:style-name="P1657"><text:s text:c="4"/>}</text:p>
      <text:p text:style-name="P1658"/>
      <text:p text:style-name="P1659"/>
      <text:p text:style-name="P1660"><text:s text:c="4"/>@Override</text:p>
      <text:p text:style-name="P1661"><text:s text:c="4"/>protected void onSaveInstanceState(Bundle outState) {</text:p>
      <text:p text:style-name="P1662"><text:s text:c="8"/>super.onSaveInstanceState(outState);</text:p>
      <text:p text:style-name="P1663"><text:span text:style-name="T1664"><text:s text:c="8"/>outState.putSerializable(ConstMain.GAME_KEY, gameState); //</text:span><text:span text:style-name="T1665">Сохраняем</text:span><text:span text:style-name="T1666"><text:s/></text:span><text:span text:style-name="T1667">текущий</text:span><text:span text:style-name="T1668"><text:s/></text:span><text:span text:style-name="T1669">прогресс</text:span><text:span text:style-name="T1670"><text:s/></text:span><text:span text:style-name="T1671">прохождения</text:span></text:p>
      <text:p text:style-name="P1672"><text:span text:style-name="T1673"><text:s text:c="4"/></text:span><text:span text:style-name="T1674">}</text:span></text:p>
      <text:p text:style-name="P1675"/>
      <text:p text:style-name="P1676"/>
      <text:p text:style-name="P1677"><text:s text:c="4"/>//выставляем окно на полный экран</text:p>
      <text:p text:style-name="P1678"><text:s text:c="4"/>@Override</text:p>
      <text:p text:style-name="P1679"><text:span text:style-name="T1680"><text:s text:c="4"/></text:span><text:span text:style-name="T1681">public void onWindowFocusChanged(boolean hasFocus) {</text:span></text:p>
      <text:p text:style-name="P1682"><text:s text:c="8"/>super.onWindowFocusChanged(hasFocus);</text:p>
      <text:soft-page-break/>
      <text:p text:style-name="P1683"><text:s text:c="8"/>if (hasFocus) {</text:p>
      <text:p text:style-name="P1684"><text:s text:c="12"/>getWindow().getDecorView().setSystemUiVisibility(</text:p>
      <text:p text:style-name="P1685"><text:s text:c="20"/>View.SYSTEM_UI_FLAG_LAYOUT_STABLE | View.SYSTEM_UI_FLAG_LAYOUT_HIDE_NAVIGATION</text:p>
      <text:p text:style-name="P1686"><text:s text:c="28"/>| View.SYSTEM_UI_FLAG_LAYOUT_FULLSCREEN | View.SYSTEM_UI_FLAG_HIDE_NAVIGATION</text:p>
      <text:p text:style-name="P1687"><text:s text:c="28"/>| View.SYSTEM_UI_FLAG_FULLSCREEN | View.SYSTEM_UI_FLAG_IMMERSIVE_STICKY);</text:p>
      <text:p text:style-name="P1688"><text:span text:style-name="T1689"><text:s text:c="8"/></text:span><text:span text:style-name="T1690">}</text:span></text:p>
      <text:p text:style-name="P1691"><text:s text:c="4"/>}</text:p>
      <text:p text:style-name="P1692"/>
      <text:p text:style-name="P1693"/>
      <text:p text:style-name="P1694"><text:s text:c="4"/>//показ окна с текстом помощи</text:p>
      <text:p text:style-name="P1695"><text:s text:c="4"/>void showHelp() {</text:p>
      <text:p text:style-name="P1696"><text:span text:style-name="T1697"><text:s text:c="8"/></text:span><text:span text:style-name="T1698">new AlertDialog.Builder(this)</text:span></text:p>
      <text:p text:style-name="P1699"><text:s text:c="16"/>.setMessage(</text:p>
      <text:p text:style-name="P1700"><text:span text:style-name="T1701"><text:s text:c="24"/></text:span><text:span text:style-name="T1702">"Передвиньте ящики на указанные цели, чтобы пройти уровень(ящик изменит цвет). Проходите уровни, чтобы разблокировать новые.\n\n" +</text:span></text:p>
      <text:p text:style-name="P1703"><text:s text:c="32"/>"Увеличивайте или уменьшайте масштаб с помощью кнопок на экране. \n\n" +</text:p>
      <text:p text:style-name="P1704"><text:s text:c="32"/>"Отмена перемещений с помощью кнопки \"Отменить ход\"\n\n"+</text:p>
      <text:p text:style-name="P1705"><text:s text:c="24"/>"Перемещение с помощью касаний")</text:p>
      <text:p text:style-name="P1706"><text:s text:c="16"/>.setPositiveButton("Ok", null)</text:p>
      <text:p text:style-name="P1707"><text:span text:style-name="T1708"><text:s text:c="16"/></text:span><text:span text:style-name="T1709">.create()</text:span></text:p>
      <text:p text:style-name="P1710"><text:s text:c="16"/>.show();</text:p>
      <text:p text:style-name="P1711"><text:s text:c="4"/>}</text:p>
      <text:p text:style-name="P1712">}</text:p>
      <text:p text:style-name="P1713"/>
      <text:p text:style-name="P1714"><text:span text:style-name="T1715">Программный</text:span><text:span text:style-name="T1716"><text:s/></text:span><text:span text:style-name="T1717">модуль</text:span><text:span text:style-name="T1718"><text:s/>MenuActivity.java</text:span></text:p>
      <text:p text:style-name="P1719">package game.me.socoban;</text:p>
      <text:p text:style-name="P1720"/>
      <text:p text:style-name="P1721">import android.annotation.SuppressLint;</text:p>
      <text:p text:style-name="P1722">import android.app.Activity;</text:p>
      <text:p text:style-name="P1723">import android.app.AlertDialog;</text:p>
      <text:p text:style-name="P1724">import android.content.Intent;</text:p>
      <text:p text:style-name="P1725">import android.content.SharedPreferences;</text:p>
      <text:p text:style-name="P1726">import android.os.Bundle;</text:p>
      <text:p text:style-name="P1727">import android.view.View;</text:p>
      <text:p text:style-name="P1728">import android.widget.Button;</text:p>
      <text:p text:style-name="P1729"/>
      <text:p text:style-name="P1730">import java.util.ArrayList;</text:p>
      <text:p text:style-name="P1731">import java.util.List;</text:p>
      <text:p text:style-name="P1732"/>
      <text:p text:style-name="P1733">import game.me.socoban.constants.ConstMain;</text:p>
      <text:p text:style-name="P1734">import game.me.socoban.constants.Levels;</text:p>
      <text:p text:style-name="P1735"/>
      <text:soft-page-break/>
      <text:p text:style-name="P1736">/*</text:p>
      <text:p text:style-name="P1737">класс описывающий экран с меню уровнями сложности игры</text:p>
      <text:p text:style-name="P1738"><text:span text:style-name="T1739">простой</text:span></text:p>
      <text:p text:style-name="P1740"><text:span text:style-name="T1741">средний</text:span></text:p>
      <text:p text:style-name="P1742"><text:span text:style-name="T1743">сложный</text:span></text:p>
      <text:p text:style-name="P1744"><text:s/>*/</text:p>
      <text:p text:style-name="P1745">public class MenuActivity extends Activity {</text:p>
      <text:p text:style-name="P1746"/>
      <text:p text:style-name="P1747"/>
      <text:p text:style-name="P1748"><text:span text:style-name="T1749"><text:s text:c="4"/></text:span><text:span text:style-name="T1750">@SuppressLint("NonConstantResourceId")</text:span></text:p>
      <text:p text:style-name="P1751"><text:s text:c="4"/>int getLvlfromBtn(View view)//в заивисмости от нажатой кнопки получаем индекс для типа</text:p>
      <text:p text:style-name="P1752"><text:span text:style-name="T1753"><text:s text:c="4"/></text:span><text:span text:style-name="T1754">{</text:span></text:p>
      <text:p text:style-name="P1755"><text:s text:c="8"/>int index = -1;</text:p>
      <text:p text:style-name="P1756"><text:s text:c="8"/>switch (view.getId()) {</text:p>
      <text:p text:style-name="P1757"><text:s text:c="12"/>case R.id.btnLevelEasy:</text:p>
      <text:p text:style-name="P1758"><text:span text:style-name="T1759"><text:s text:c="16"/>index = 0;//</text:span><text:span text:style-name="T1760">легкий</text:span></text:p>
      <text:p text:style-name="P1761"><text:s text:c="16"/>break;</text:p>
      <text:p text:style-name="P1762"><text:s text:c="12"/>case R.id.btnLevelsMedium:</text:p>
      <text:p text:style-name="P1763"><text:span text:style-name="T1764"><text:s text:c="16"/>index = 1;//</text:span><text:span text:style-name="T1765">средний</text:span></text:p>
      <text:p text:style-name="P1766"><text:s text:c="16"/>break;</text:p>
      <text:p text:style-name="P1767"><text:s text:c="12"/>case R.id.btnLevelHard:</text:p>
      <text:p text:style-name="P1768"><text:span text:style-name="T1769"><text:s text:c="16"/>index = 2;//</text:span><text:span text:style-name="T1770">сложный</text:span></text:p>
      <text:p text:style-name="P1771"><text:s text:c="16"/>break;</text:p>
      <text:p text:style-name="P1772"/>
      <text:p text:style-name="P1773"><text:s text:c="8"/>}</text:p>
      <text:p text:style-name="P1774"><text:s text:c="8"/>return index;</text:p>
      <text:p text:style-name="P1775"><text:span text:style-name="T1776"><text:s text:c="4"/></text:span><text:span text:style-name="T1777">}</text:span></text:p>
      <text:p text:style-name="P1778"/>
      <text:p text:style-name="P1779"><text:s text:c="4"/>//действия при нажатии на кнопку меню</text:p>
      <text:p text:style-name="P1780"><text:span text:style-name="T1781"><text:s text:c="4"/></text:span><text:span text:style-name="T1782">public void onButtonClicked(View view) {</text:span></text:p>
      <text:p text:style-name="P1783"/>
      <text:p text:style-name="P1784"><text:span text:style-name="T1785"><text:s text:c="8"/>int levelSetIndex = getLvlfromBtn(view); //<text:s/></text:span><text:span text:style-name="T1786">вид</text:span><text:span text:style-name="T1787"><text:s/></text:span><text:span text:style-name="T1788">игры</text:span></text:p>
      <text:p text:style-name="P1789"><text:span text:style-name="T1790"><text:s text:c="8"/>SharedPreferences prefs = getSharedPreferences(ConstMain.SHARED_PREFS_NAME, MODE_PRIVATE); //</text:span><text:span text:style-name="T1791">получаем</text:span><text:span text:style-name="T1792"><text:s/></text:span><text:span text:style-name="T1793">экземпляр</text:span><text:span text:style-name="T1794"><text:s/></text:span><text:span text:style-name="T1795">хранимых</text:span><text:span text:style-name="T1796"><text:s/></text:span><text:span text:style-name="T1797">данных</text:span></text:p>
      <text:p text:style-name="P1798"><text:s text:c="8"/>String maxLevelNamePref = ConstMain.getMaxLevelPrefName(levelSetIndex);</text:p>
      <text:p text:style-name="P1799"><text:span text:style-name="T1800"><text:s text:c="8"/>int maxLevel = Math.min(prefs.getInt(maxLevelNamePref, 1),//</text:span><text:span text:style-name="T1801">узнаем</text:span><text:span text:style-name="T1802"><text:s/></text:span><text:span text:style-name="T1803">максимальный</text:span><text:span text:style-name="T1804"><text:s/></text:span><text:span text:style-name="T1805">уровень</text:span><text:span text:style-name="T1806"><text:s/></text:span><text:span text:style-name="T1807">для</text:span><text:span text:style-name="T1808"><text:s/></text:span><text:span text:style-name="T1809">типа</text:span><text:span text:style-name="T1810"><text:s/></text:span><text:span text:style-name="T1811">игры</text:span></text:p>
      <text:p text:style-name="P1812"><text:span text:style-name="T1813"><text:s text:c="16"/>Levels.levelMaps.get(levelSetIndex).length); //</text:span><text:span text:style-name="T1814">по</text:span><text:span text:style-name="T1815"><text:s/></text:span><text:span text:style-name="T1816">типу</text:span><text:span text:style-name="T1817"><text:s/></text:span><text:span text:style-name="T1818">узнаем</text:span><text:span text:style-name="T1819"><text:s/></text:span><text:span text:style-name="T1820">общее</text:span><text:span text:style-name="T1821"><text:s/></text:span><text:span text:style-name="T1822">кол</text:span><text:span text:style-name="T1823">-</text:span><text:span text:style-name="T1824">во</text:span><text:span text:style-name="T1825"><text:s/></text:span><text:span text:style-name="T1826">уровней</text:span></text:p>
      <text:p text:style-name="P1827"/>
      <text:p text:style-name="P1828"><text:span text:style-name="T1829"><text:s text:c="8"/></text:span><text:span text:style-name="T1830">if (maxLevel == 1) { //если еще нет пройденных уровней то запускаем игру на начальном уровне для выбранного типа</text:span></text:p>
      <text:p text:style-name="P1831"><text:span text:style-name="T1832"><text:s text:c="12"/></text:span><text:span text:style-name="T1833">Intent intent = new Intent()</text:span></text:p>
      <text:p text:style-name="P1834"><text:s text:c="20"/>.putExtra(ConstMain.GAME_LEVEL_INTENT_EXTRA, 0)</text:p>
      <text:p text:style-name="P1835"><text:s text:c="20"/>.putExtra(ConstMain.GAME_LEVEL_SET_EXTRA, levelSetIndex)</text:p>
      <text:soft-page-break/>
      <text:p text:style-name="P1836"><text:span text:style-name="T1837"><text:s text:c="20"/>.putExtra(ConstMain.SHOW_HELP_INTENT_EXTRA, true) //</text:span><text:span text:style-name="T1838">показывать</text:span><text:span text:style-name="T1839"><text:s/></text:span><text:span text:style-name="T1840">охно</text:span><text:span text:style-name="T1841"><text:s/></text:span><text:span text:style-name="T1842">помощи</text:span></text:p>
      <text:p text:style-name="P1843"><text:s text:c="20"/>.setClass(this, GameActivity.class);</text:p>
      <text:p text:style-name="P1844"><text:s text:c="12"/>startActivity(intent);</text:p>
      <text:p text:style-name="P1845"><text:s text:c="8"/>} else {</text:p>
      <text:p text:style-name="P1846"><text:s text:c="12"/>List&lt;String&gt; levelList = new ArrayList&lt;String&gt;(maxLevel);</text:p>
      <text:p text:style-name="P1847"><text:span text:style-name="T1848"><text:s text:c="12"/></text:span><text:span text:style-name="T1849">for (int i = maxLevel; i &gt; 0; i--) { //собираем спсиок пройденных уровней в список</text:span></text:p>
      <text:p text:style-name="P1850"><text:span text:style-name="T1851"><text:s text:c="16"/></text:span><text:span text:style-name="T1852">levelList.add("</text:span><text:span text:style-name="T1853">Уровень</text:span><text:span text:style-name="T1854"><text:s/>" + i);</text:span></text:p>
      <text:p text:style-name="P1855"><text:s text:c="12"/>}</text:p>
      <text:p text:style-name="P1856"><text:s text:c="12"/>final String[] items = levelList.toArray(new String[maxLevel]);</text:p>
      <text:p text:style-name="P1857"><text:span text:style-name="T1858"><text:s text:c="12"/></text:span><text:span text:style-name="T1859">new AlertDialog.Builder(this) //показываем окно с выбором уровня</text:span></text:p>
      <text:p text:style-name="P1860"><text:span text:style-name="T1861"><text:s text:c="20"/></text:span><text:span text:style-name="T1862">.setTitle("</text:span><text:span text:style-name="T1863">Выберите</text:span><text:span text:style-name="T1864"><text:s/></text:span><text:span text:style-name="T1865">уровень</text:span><text:span text:style-name="T1866">")</text:span></text:p>
      <text:p text:style-name="P1867"><text:s text:c="20"/>.setItems(items, (dialog, item) -&gt; {</text:p>
      <text:p text:style-name="P1868"><text:s text:c="24"/>int levelClicked = maxLevel - item - 1;</text:p>
      <text:p text:style-name="P1869"><text:s text:c="24"/>Intent intent = new Intent()</text:p>
      <text:p text:style-name="P1870"><text:span text:style-name="T1871"><text:s text:c="32"/>.putExtra(ConstMain.GAME_LEVEL_SET_EXTRA, levelSetIndex) //</text:span><text:span text:style-name="T1872">тип</text:span><text:span text:style-name="T1873"><text:s/></text:span><text:span text:style-name="T1874">игры</text:span></text:p>
      <text:p text:style-name="P1875"><text:span text:style-name="T1876"><text:s text:c="32"/>.putExtra(ConstMain.GAME_LEVEL_INTENT_EXTRA, levelClicked) //</text:span><text:span text:style-name="T1877">уровень</text:span></text:p>
      <text:p text:style-name="P1878"><text:s text:c="32"/>.setClass(this, GameActivity.class);</text:p>
      <text:p text:style-name="P1879"><text:s text:c="24"/>startActivity(intent);</text:p>
      <text:p text:style-name="P1880"><text:s text:c="20"/>})</text:p>
      <text:p text:style-name="P1881"><text:s text:c="20"/>.create()</text:p>
      <text:p text:style-name="P1882"><text:s text:c="20"/>.show();</text:p>
      <text:p text:style-name="P1883"><text:s text:c="8"/>}</text:p>
      <text:p text:style-name="P1884"><text:s text:c="4"/>}</text:p>
      <text:p text:style-name="P1885"/>
      <text:p text:style-name="P1886"><text:s text:c="4"/>@Override</text:p>
      <text:p text:style-name="P1887"><text:s text:c="4"/>protected void onCreate(Bundle savedInstanceState) {</text:p>
      <text:p text:style-name="P1888"><text:s text:c="8"/>super.onCreate(savedInstanceState);</text:p>
      <text:p text:style-name="P1889"><text:span text:style-name="T1890"><text:s text:c="8"/>setContentView(R.layout.activity_levelsmenu); //</text:span><text:span text:style-name="T1891">биндим</text:span><text:span text:style-name="T1892"><text:s/></text:span><text:span text:style-name="T1893">активность</text:span><text:span text:style-name="T1894"><text:s/></text:span><text:span text:style-name="T1895">к</text:span><text:span text:style-name="T1896"><text:s/></text:span><text:span text:style-name="T1897">макету</text:span></text:p>
      <text:p text:style-name="P1898"><text:s text:c="4"/>}</text:p>
      <text:p text:style-name="P1899"/>
      <text:p text:style-name="P1900"><text:s text:c="4"/>@Override</text:p>
      <text:p text:style-name="P1901"><text:s text:c="4"/>protected void onResume() {</text:p>
      <text:p text:style-name="P1902"><text:s text:c="8"/>super.onResume();</text:p>
      <text:p text:style-name="P1903"><text:span text:style-name="T1904"><text:s text:c="8"/></text:span><text:span text:style-name="T1905">/*описываем изменение текста после возврата в меню - текущий прогресс прохождения в сложностях*/</text:span></text:p>
      <text:p text:style-name="P1906"><text:span text:style-name="T1907"><text:s text:c="8"/></text:span><text:span text:style-name="T1908">setButtonText(R.id.btnLevelEasy, 0);</text:span></text:p>
      <text:p text:style-name="P1909"><text:s text:c="8"/>setButtonText(R.id.btnLevelsMedium, 1);</text:p>
      <text:p text:style-name="P1910"><text:span text:style-name="T1911"><text:s text:c="8"/></text:span><text:span text:style-name="T1912">setButtonText(R.id.btnLevelHard, 2);</text:span></text:p>
      <text:p text:style-name="P1913"><text:s text:c="4"/>}</text:p>
      <text:p text:style-name="P1914"/>
      <text:p text:style-name="P1915"><text:s text:c="4"/>//меняем текст для кнопки меню указывая прогресс прохождения</text:p>
      <text:p text:style-name="P1916"><text:span text:style-name="T1917"><text:s text:c="4"/></text:span><text:span text:style-name="T1918">private void setButtonText(int buttonId, int levelSetIndex) {</text:span></text:p>
      <text:p text:style-name="P1919"><text:span text:style-name="T1920"><text:s text:c="8"/>Button button = findViewById(buttonId); //</text:span><text:span text:style-name="T1921">находим</text:span><text:span text:style-name="T1922"><text:s/></text:span><text:span text:style-name="T1923">кнопку</text:span></text:p>
      <text:soft-page-break/>
      <text:p text:style-name="P1924"><text:span text:style-name="T1925"><text:s text:c="8"/>String buttonText = button.getText().toString(); //</text:span><text:span text:style-name="T1926">поулчаем</text:span><text:span text:style-name="T1927"><text:s/></text:span><text:span text:style-name="T1928">текущий</text:span><text:span text:style-name="T1929"><text:s/></text:span><text:span text:style-name="T1930">текст</text:span></text:p>
      <text:p text:style-name="P1931"><text:s text:c="8"/>if (buttonText.contains("-")) {</text:p>
      <text:p text:style-name="P1932"><text:span text:style-name="T1933"><text:s text:c="12"/>buttonText = buttonText.split("-")[0].trim(); //</text:span><text:span text:style-name="T1934">делим</text:span><text:span text:style-name="T1935"><text:s/></text:span><text:span text:style-name="T1936">текст</text:span><text:span text:style-name="T1937"><text:s/></text:span><text:span text:style-name="T1938">на</text:span><text:span text:style-name="T1939"><text:s/></text:span><text:span text:style-name="T1940">уровень</text:span><text:span text:style-name="T1941"><text:s/></text:span><text:span text:style-name="T1942">и</text:span><text:span text:style-name="T1943"><text:s/></text:span><text:span text:style-name="T1944">текст</text:span><text:span text:style-name="T1945"><text:s text:c="2"/></text:span><text:span text:style-name="T1946">по</text:span><text:span text:style-name="T1947"><text:s/></text:span><text:span text:style-name="T1948">разделителю</text:span></text:p>
      <text:p text:style-name="P1949"><text:s text:c="8"/>}</text:p>
      <text:p text:style-name="P1950"/>
      <text:p text:style-name="P1951"><text:s text:c="8"/>SharedPreferences prefs = getSharedPreferences(ConstMain.SHARED_PREFS_NAME, MODE_PRIVATE);</text:p>
      <text:p text:style-name="P1952"><text:s text:c="8"/>String maxLevelNamePref = ConstMain.getMaxLevelPrefName(levelSetIndex);</text:p>
      <text:p text:style-name="P1953"><text:s text:c="8"/>int maxLevel = Math.min(prefs.getInt(maxLevelNamePref, 1), Levels.levelMaps.get(levelSetIndex).length);</text:p>
      <text:p text:style-name="P1954"><text:span text:style-name="T1955"><text:s text:c="8"/>int availableLevels = Levels.levelMaps.get(levelSetIndex).length; //</text:span><text:span text:style-name="T1956">доступные</text:span><text:span text:style-name="T1957"><text:s/></text:span><text:span text:style-name="T1958">уровни</text:span></text:p>
      <text:p text:style-name="P1959"><text:span text:style-name="T1960"><text:s text:c="8"/>button.setText(String.format("%s - %d/%d", buttonText, maxLevel, availableLevels)); //</text:span><text:span text:style-name="T1961">выставляем</text:span><text:span text:style-name="T1962"><text:s/></text:span><text:span text:style-name="T1963">новый</text:span><text:span text:style-name="T1964"><text:s/></text:span><text:span text:style-name="T1965">тест</text:span><text:span text:style-name="T1966"><text:s/></text:span><text:span text:style-name="T1967">тип</text:span><text:span text:style-name="T1968"><text:s/></text:span><text:span text:style-name="T1969">игры</text:span><text:span text:style-name="T1970"><text:s/></text:span><text:span text:style-name="T1971">максимальный</text:span><text:span text:style-name="T1972"><text:s/></text:span><text:span text:style-name="T1973">пройденный</text:span><text:span text:style-name="T1974"><text:s/></text:span><text:span text:style-name="T1975">уровень</text:span><text:span text:style-name="T1976"><text:s/>-<text:s/></text:span><text:span text:style-name="T1977">всего</text:span><text:span text:style-name="T1978"><text:s/></text:span><text:span text:style-name="T1979">уровней</text:span></text:p>
      <text:p text:style-name="P1980"><text:s text:c="4"/>}</text:p>
      <text:p text:style-name="P1981"/>
      <text:p text:style-name="P1982">}</text:p>
      <text:p text:style-name="P1983"/>
      <text:p text:style-name="P1984"><text:span text:style-name="T1985">Программный</text:span><text:span text:style-name="T1986"><text:s/></text:span><text:span text:style-name="T1987">модуль</text:span><text:span text:style-name="T1988"><text:s/>Levels.java</text:span></text:p>
      <text:p text:style-name="P1989">package game.me.socoban.constants;</text:p>
      <text:p text:style-name="P1990"/>
      <text:p text:style-name="P1991">import java.util.ArrayList;</text:p>
      <text:p text:style-name="P1992">import java.util.List;</text:p>
      <text:p text:style-name="P1993">/*</text:p>
      <text:p text:style-name="P1994">синглтон содержащий описание уровней для игры в сивольном формате</text:p>
      <text:p text:style-name="P1995"># - стена</text:p>
      <text:p text:style-name="P1996">. - цель положения</text:p>
      <text:p text:style-name="P1997">@ - игрок</text:p>
      <text:p text:style-name="P1998">$ - наш ящик</text:p>
      <text:p text:style-name="P1999"><text:span text:style-name="T2000"><text:s/></text:span><text:span text:style-name="T2001">*/</text:span></text:p>
      <text:p text:style-name="P2002">public class Levels {</text:p>
      <text:p text:style-name="P2003"><text:tab/>public static final List&lt;String[][]&gt; levelMaps = new ArrayList&lt;String[][]&gt;();</text:p>
      <text:p text:style-name="P2004"><text:span text:style-name="T2005"><text:tab/>//</text:span><text:span text:style-name="T2006">заполняем</text:span><text:span text:style-name="T2007"><text:s/></text:span><text:span text:style-name="T2008">массив</text:span></text:p>
      <text:p text:style-name="P2009"><text:tab/>static {</text:p>
      <text:p text:style-name="P2010"><text:span text:style-name="T2011">//<text:s/></text:span><text:span text:style-name="T2012">Простые</text:span></text:p>
      <text:p text:style-name="P2013"><text:tab/><text:tab/>levelMaps.add(new String[][] {</text:p>
      <text:p text:style-name="P2014"><text:tab/><text:tab/><text:tab/><text:tab/>{</text:p>
      <text:p text:style-name="P2015"><text:tab/><text:tab/><text:tab/><text:tab/><text:tab/><text:tab/>"####''"</text:p>
      <text:p text:style-name="P2016"><text:tab/><text:tab/><text:tab/><text:tab/><text:tab/><text:tab/>,</text:p>
      <text:p text:style-name="P2017"><text:tab/><text:tab/><text:tab/><text:tab/><text:tab/><text:tab/>"# .#''"</text:p>
      <text:p text:style-name="P2018"><text:tab/><text:tab/><text:tab/><text:tab/><text:tab/><text:tab/>,</text:p>
      <text:p text:style-name="P2019"><text:tab/><text:tab/><text:tab/><text:tab/><text:tab/><text:tab/>"# <text:s/>###"</text:p>
      <text:p text:style-name="P2020"><text:tab/><text:tab/><text:tab/><text:tab/><text:tab/><text:tab/>,</text:p>
      <text:p text:style-name="P2021"><text:tab/><text:tab/><text:tab/><text:tab/><text:tab/><text:tab/>"#*@ <text:s/>#"</text:p>
      <text:p text:style-name="P2022"><text:tab/><text:tab/><text:tab/><text:tab/><text:tab/><text:tab/>,</text:p>
      <text:p text:style-name="P2023"><text:tab/><text:tab/><text:tab/><text:tab/><text:tab/><text:tab/>"# <text:s/>$ #"</text:p>
      <text:soft-page-break/>
      <text:p text:style-name="P2024"><text:tab/><text:tab/><text:tab/><text:tab/><text:tab/><text:tab/>,</text:p>
      <text:p text:style-name="P2025"><text:tab/><text:tab/><text:tab/><text:tab/><text:tab/><text:tab/>"# <text:s/>###"</text:p>
      <text:p text:style-name="P2026"><text:tab/><text:tab/><text:tab/><text:tab/><text:tab/><text:tab/>,</text:p>
      <text:p text:style-name="P2027"><text:tab/><text:tab/><text:tab/><text:tab/><text:tab/><text:tab/>"####''"</text:p>
      <text:p text:style-name="P2028"><text:tab/><text:tab/><text:tab/><text:tab/>}</text:p>
      <text:p text:style-name="P2029"><text:tab/><text:tab/><text:tab/><text:tab/>,</text:p>
      <text:p text:style-name="P2030"><text:tab/><text:tab/><text:tab/><text:tab/>{</text:p>
      <text:p text:style-name="P2031"><text:tab/><text:tab/><text:tab/><text:tab/><text:tab/><text:tab/>"######"</text:p>
      <text:p text:style-name="P2032"><text:tab/><text:tab/><text:tab/><text:tab/><text:tab/><text:tab/>,</text:p>
      <text:p text:style-name="P2033"><text:tab/><text:tab/><text:tab/><text:tab/><text:tab/><text:tab/>"# <text:s text:c="3"/>#"</text:p>
      <text:p text:style-name="P2034"><text:tab/><text:tab/><text:tab/><text:tab/><text:tab/><text:tab/>,</text:p>
      <text:p text:style-name="P2035"><text:tab/><text:tab/><text:tab/><text:tab/><text:tab/><text:tab/>"# #@ #"</text:p>
      <text:p text:style-name="P2036"><text:tab/><text:tab/><text:tab/><text:tab/><text:tab/><text:tab/>,</text:p>
      <text:p text:style-name="P2037"><text:tab/><text:tab/><text:tab/><text:tab/><text:tab/><text:tab/>"# $* #"</text:p>
      <text:p text:style-name="P2038"><text:tab/><text:tab/><text:tab/><text:tab/><text:tab/><text:tab/>,</text:p>
      <text:p text:style-name="P2039"><text:tab/><text:tab/><text:tab/><text:tab/><text:tab/><text:tab/>"# .* #"</text:p>
      <text:p text:style-name="P2040"><text:tab/><text:tab/><text:tab/><text:tab/><text:tab/><text:tab/>,</text:p>
      <text:p text:style-name="P2041"><text:tab/><text:tab/><text:tab/><text:tab/><text:tab/><text:tab/>"# <text:s text:c="3"/>#"</text:p>
      <text:p text:style-name="P2042"><text:tab/><text:tab/><text:tab/><text:tab/><text:tab/><text:tab/>,</text:p>
      <text:p text:style-name="P2043"><text:tab/><text:tab/><text:tab/><text:tab/><text:tab/><text:tab/>"######"</text:p>
      <text:p text:style-name="P2044"><text:tab/><text:tab/><text:tab/><text:tab/>}</text:p>
      <text:p text:style-name="P2045"><text:tab/><text:tab/><text:tab/><text:tab/>,</text:p>
      <text:p text:style-name="P2046"><text:tab/><text:tab/><text:tab/><text:tab/>{</text:p>
      <text:p text:style-name="P2047"><text:tab/><text:tab/><text:tab/><text:tab/><text:tab/><text:tab/>"''####'''"</text:p>
      <text:p text:style-name="P2048"><text:tab/><text:tab/><text:tab/><text:tab/><text:tab/><text:tab/>,</text:p>
      <text:p text:style-name="P2049"><text:tab/><text:tab/><text:tab/><text:tab/><text:tab/><text:tab/>"### <text:s/>####"</text:p>
      <text:p text:style-name="P2050"><text:tab/><text:tab/><text:tab/><text:tab/><text:tab/><text:tab/>,</text:p>
      <text:p text:style-name="P2051"><text:tab/><text:tab/><text:tab/><text:tab/><text:tab/><text:tab/>"# <text:s text:c="4"/>$ #"</text:p>
      <text:p text:style-name="P2052"><text:tab/><text:tab/><text:tab/><text:tab/><text:tab/><text:tab/>,</text:p>
      <text:p text:style-name="P2053"><text:tab/><text:tab/><text:tab/><text:tab/><text:tab/><text:tab/>"# # <text:s/>#$ #"</text:p>
      <text:p text:style-name="P2054"><text:tab/><text:tab/><text:tab/><text:tab/><text:tab/><text:tab/>,</text:p>
      <text:p text:style-name="P2055"><text:tab/><text:tab/><text:tab/><text:tab/><text:tab/><text:tab/>"# . .#@ #"</text:p>
      <text:p text:style-name="P2056"><text:tab/><text:tab/><text:tab/><text:tab/><text:tab/><text:tab/>,</text:p>
      <text:p text:style-name="P2057"><text:tab/><text:tab/><text:tab/><text:tab/><text:tab/><text:tab/>"#########"</text:p>
      <text:p text:style-name="P2058"><text:tab/><text:tab/><text:tab/><text:tab/>}</text:p>
      <text:p text:style-name="P2059"><text:tab/><text:tab/><text:tab/><text:tab/>,</text:p>
      <text:p text:style-name="P2060"><text:tab/><text:tab/><text:tab/><text:tab/>{</text:p>
      <text:p text:style-name="P2061"><text:tab/><text:tab/><text:tab/><text:tab/><text:tab/><text:tab/>"########"</text:p>
      <text:p text:style-name="P2062"><text:tab/><text:tab/><text:tab/><text:tab/><text:tab/><text:tab/>,</text:p>
      <text:p text:style-name="P2063"><text:tab/><text:tab/><text:tab/><text:tab/><text:tab/><text:tab/>"# <text:s text:c="5"/>#"</text:p>
      <text:p text:style-name="P2064"><text:tab/><text:tab/><text:tab/><text:tab/><text:tab/><text:tab/>,</text:p>
      <text:p text:style-name="P2065"><text:tab/><text:tab/><text:tab/><text:tab/><text:tab/><text:tab/>"# .**$@#"</text:p>
      <text:p text:style-name="P2066"><text:tab/><text:tab/><text:tab/><text:tab/><text:tab/><text:tab/>,</text:p>
      <text:p text:style-name="P2067"><text:tab/><text:tab/><text:tab/><text:tab/><text:tab/><text:tab/>"# <text:s text:c="5"/>#"</text:p>
      <text:p text:style-name="P2068"><text:tab/><text:tab/><text:tab/><text:tab/><text:tab/><text:tab/>,</text:p>
      <text:p text:style-name="P2069"><text:tab/><text:tab/><text:tab/><text:tab/><text:tab/><text:tab/>"##### <text:s/>#"</text:p>
      <text:soft-page-break/>
      <text:p text:style-name="P2070"><text:tab/><text:tab/><text:tab/><text:tab/><text:tab/><text:tab/>,</text:p>
      <text:p text:style-name="P2071"><text:tab/><text:tab/><text:tab/><text:tab/><text:tab/><text:tab/>"''''####"</text:p>
      <text:p text:style-name="P2072"><text:tab/><text:tab/><text:tab/><text:tab/>}</text:p>
      <text:p text:style-name="P2073"><text:tab/><text:tab/><text:tab/><text:tab/>,</text:p>
      <text:p text:style-name="P2074"><text:tab/><text:tab/><text:tab/><text:tab/>{</text:p>
      <text:p text:style-name="P2075"><text:tab/><text:tab/><text:tab/><text:tab/><text:tab/><text:tab/>"'#######"</text:p>
      <text:p text:style-name="P2076"><text:tab/><text:tab/><text:tab/><text:tab/><text:tab/><text:tab/>,</text:p>
      <text:p text:style-name="P2077"><text:tab/><text:tab/><text:tab/><text:tab/><text:tab/><text:tab/>"'# <text:s text:c="4"/>#"</text:p>
      <text:p text:style-name="P2078"><text:tab/><text:tab/><text:tab/><text:tab/><text:tab/><text:tab/>,</text:p>
      <text:p text:style-name="P2079"><text:tab/><text:tab/><text:tab/><text:tab/><text:tab/><text:tab/>"'# .$. #"</text:p>
      <text:p text:style-name="P2080"><text:tab/><text:tab/><text:tab/><text:tab/><text:tab/><text:tab/>,</text:p>
      <text:p text:style-name="P2081"><text:tab/><text:tab/><text:tab/><text:tab/><text:tab/><text:tab/>"## $@$ #"</text:p>
      <text:p text:style-name="P2082"><text:tab/><text:tab/><text:tab/><text:tab/><text:tab/><text:tab/>,</text:p>
      <text:p text:style-name="P2083"><text:tab/><text:tab/><text:tab/><text:tab/><text:tab/><text:tab/>"# <text:s/>.$. #"</text:p>
      <text:p text:style-name="P2084"><text:tab/><text:tab/><text:tab/><text:tab/><text:tab/><text:tab/>,</text:p>
      <text:p text:style-name="P2085"><text:tab/><text:tab/><text:tab/><text:tab/><text:tab/><text:tab/>"# <text:s text:c="5"/>#"</text:p>
      <text:p text:style-name="P2086"><text:tab/><text:tab/><text:tab/><text:tab/><text:tab/><text:tab/>,</text:p>
      <text:p text:style-name="P2087"><text:tab/><text:tab/><text:tab/><text:tab/><text:tab/><text:tab/>"########"</text:p>
      <text:p text:style-name="P2088"><text:tab/><text:tab/><text:tab/><text:tab/>}</text:p>
      <text:p text:style-name="P2089"><text:tab/><text:tab/><text:tab/><text:tab/>,</text:p>
      <text:p text:style-name="P2090"><text:tab/><text:tab/><text:tab/><text:tab/>{</text:p>
      <text:p text:style-name="P2091"><text:tab/><text:tab/><text:tab/><text:tab/><text:tab/><text:tab/>"######'#####"</text:p>
      <text:p text:style-name="P2092"><text:tab/><text:tab/><text:tab/><text:tab/><text:tab/><text:tab/>,</text:p>
      <text:p text:style-name="P2093"><text:tab/><text:tab/><text:tab/><text:tab/><text:tab/><text:tab/>"# <text:s text:c="3"/>### <text:s text:c="2"/>#"</text:p>
      <text:p text:style-name="P2094"><text:tab/><text:tab/><text:tab/><text:tab/><text:tab/><text:tab/>,</text:p>
      <text:p text:style-name="P2095"><text:tab/><text:tab/><text:tab/><text:tab/><text:tab/><text:tab/>"# $$ <text:s text:c="4"/>#@#"</text:p>
      <text:p text:style-name="P2096"><text:tab/><text:tab/><text:tab/><text:tab/><text:tab/><text:tab/>,</text:p>
      <text:p text:style-name="P2097"><text:tab/><text:tab/><text:tab/><text:tab/><text:tab/><text:tab/>"# $ #... <text:s text:c="2"/>#"</text:p>
      <text:p text:style-name="P2098"><text:tab/><text:tab/><text:tab/><text:tab/><text:tab/><text:tab/>,</text:p>
      <text:p text:style-name="P2099"><text:tab/><text:tab/><text:tab/><text:tab/><text:tab/><text:tab/>"# <text:s text:c="2"/>########"</text:p>
      <text:p text:style-name="P2100"><text:tab/><text:tab/><text:tab/><text:tab/><text:tab/><text:tab/>,</text:p>
      <text:p text:style-name="P2101"><text:tab/><text:tab/><text:tab/><text:tab/><text:tab/><text:tab/>"#####'''''''"</text:p>
      <text:p text:style-name="P2102"><text:tab/><text:tab/><text:tab/><text:tab/>}</text:p>
      <text:p text:style-name="P2103"><text:tab/><text:tab/><text:tab/><text:tab/>,</text:p>
      <text:p text:style-name="P2104"><text:tab/><text:tab/><text:tab/><text:tab/>{</text:p>
      <text:p text:style-name="P2105"><text:tab/><text:tab/><text:tab/><text:tab/><text:tab/><text:tab/>"#######"</text:p>
      <text:p text:style-name="P2106"><text:tab/><text:tab/><text:tab/><text:tab/><text:tab/><text:tab/>,</text:p>
      <text:p text:style-name="P2107"><text:tab/><text:tab/><text:tab/><text:tab/><text:tab/><text:tab/>"# <text:s text:c="4"/>#"</text:p>
      <text:p text:style-name="P2108"><text:tab/><text:tab/><text:tab/><text:tab/><text:tab/><text:tab/>,</text:p>
      <text:p text:style-name="P2109"><text:tab/><text:tab/><text:tab/><text:tab/><text:tab/><text:tab/>"# .$. #"</text:p>
      <text:p text:style-name="P2110"><text:tab/><text:tab/><text:tab/><text:tab/><text:tab/><text:tab/>,</text:p>
      <text:p text:style-name="P2111"><text:tab/><text:tab/><text:tab/><text:tab/><text:tab/><text:tab/>"# $.$ #"</text:p>
      <text:p text:style-name="P2112"><text:tab/><text:tab/><text:tab/><text:tab/><text:tab/><text:tab/>,</text:p>
      <text:p text:style-name="P2113"><text:tab/><text:tab/><text:tab/><text:tab/><text:tab/><text:tab/>"# .$. #"</text:p>
      <text:p text:style-name="P2114"><text:tab/><text:tab/><text:tab/><text:tab/><text:tab/><text:tab/>,</text:p>
      <text:p text:style-name="P2115"><text:tab/><text:tab/><text:tab/><text:tab/><text:tab/><text:tab/>"# $.$ #"</text:p>
      <text:soft-page-break/>
      <text:p text:style-name="P2116"><text:tab/><text:tab/><text:tab/><text:tab/><text:tab/><text:tab/>,</text:p>
      <text:p text:style-name="P2117"><text:tab/><text:tab/><text:tab/><text:tab/><text:tab/><text:tab/>"# <text:s/>@ <text:s/>#"</text:p>
      <text:p text:style-name="P2118"><text:tab/><text:tab/><text:tab/><text:tab/><text:tab/><text:tab/>,</text:p>
      <text:p text:style-name="P2119"><text:tab/><text:tab/><text:tab/><text:tab/><text:tab/><text:tab/>"#######"</text:p>
      <text:p text:style-name="P2120"><text:tab/><text:tab/><text:tab/><text:tab/>}</text:p>
      <text:p text:style-name="P2121"><text:tab/><text:tab/><text:tab/><text:tab/>,</text:p>
      <text:p text:style-name="P2122"><text:tab/><text:tab/><text:tab/><text:tab/>{</text:p>
      <text:p text:style-name="P2123"><text:tab/><text:tab/><text:tab/><text:tab/><text:tab/><text:tab/>"''######"</text:p>
      <text:p text:style-name="P2124"><text:tab/><text:tab/><text:tab/><text:tab/><text:tab/><text:tab/>,</text:p>
      <text:p text:style-name="P2125"><text:tab/><text:tab/><text:tab/><text:tab/><text:tab/><text:tab/>"''# ..@#"</text:p>
      <text:p text:style-name="P2126"><text:tab/><text:tab/><text:tab/><text:tab/><text:tab/><text:tab/>,</text:p>
      <text:p text:style-name="P2127"><text:tab/><text:tab/><text:tab/><text:tab/><text:tab/><text:tab/>"''# $$ #"</text:p>
      <text:p text:style-name="P2128"><text:tab/><text:tab/><text:tab/><text:tab/><text:tab/><text:tab/>,</text:p>
      <text:p text:style-name="P2129"><text:tab/><text:tab/><text:tab/><text:tab/><text:tab/><text:tab/>"''## ###"</text:p>
      <text:p text:style-name="P2130"><text:tab/><text:tab/><text:tab/><text:tab/><text:tab/><text:tab/>,</text:p>
      <text:p text:style-name="P2131"><text:tab/><text:tab/><text:tab/><text:tab/><text:tab/><text:tab/>"'''# #''"</text:p>
      <text:p text:style-name="P2132"><text:tab/><text:tab/><text:tab/><text:tab/><text:tab/><text:tab/>,</text:p>
      <text:p text:style-name="P2133"><text:tab/><text:tab/><text:tab/><text:tab/><text:tab/><text:tab/>"'''# #''"</text:p>
      <text:p text:style-name="P2134"><text:tab/><text:tab/><text:tab/><text:tab/><text:tab/><text:tab/>,</text:p>
      <text:p text:style-name="P2135"><text:tab/><text:tab/><text:tab/><text:tab/><text:tab/><text:tab/>"#### #''"</text:p>
      <text:p text:style-name="P2136"><text:tab/><text:tab/><text:tab/><text:tab/><text:tab/><text:tab/>,</text:p>
      <text:p text:style-name="P2137"><text:tab/><text:tab/><text:tab/><text:tab/><text:tab/><text:tab/>"# <text:s text:c="3"/>##'"</text:p>
      <text:p text:style-name="P2138"><text:tab/><text:tab/><text:tab/><text:tab/><text:tab/><text:tab/>,</text:p>
      <text:p text:style-name="P2139"><text:tab/><text:tab/><text:tab/><text:tab/><text:tab/><text:tab/>"# # <text:s text:c="2"/>#'"</text:p>
      <text:p text:style-name="P2140"><text:tab/><text:tab/><text:tab/><text:tab/><text:tab/><text:tab/>,</text:p>
      <text:p text:style-name="P2141"><text:tab/><text:tab/><text:tab/><text:tab/><text:tab/><text:tab/>"# <text:s text:c="2"/># #'"</text:p>
      <text:p text:style-name="P2142"><text:tab/><text:tab/><text:tab/><text:tab/><text:tab/><text:tab/>,</text:p>
      <text:p text:style-name="P2143"><text:tab/><text:tab/><text:tab/><text:tab/><text:tab/><text:tab/>"### <text:s text:c="2"/>#'"</text:p>
      <text:p text:style-name="P2144"><text:tab/><text:tab/><text:tab/><text:tab/><text:tab/><text:tab/>,</text:p>
      <text:p text:style-name="P2145"><text:tab/><text:tab/><text:tab/><text:tab/><text:tab/><text:tab/>"''#####'"</text:p>
      <text:p text:style-name="P2146"><text:tab/><text:tab/><text:tab/><text:tab/>}</text:p>
      <text:p text:style-name="P2147"><text:tab/><text:tab/><text:tab/><text:tab/>,</text:p>
      <text:p text:style-name="P2148"><text:tab/><text:tab/><text:tab/><text:tab/>{</text:p>
      <text:p text:style-name="P2149"><text:tab/><text:tab/><text:tab/><text:tab/><text:tab/><text:tab/>"#####'"</text:p>
      <text:p text:style-name="P2150"><text:tab/><text:tab/><text:tab/><text:tab/><text:tab/><text:tab/>,</text:p>
      <text:p text:style-name="P2151"><text:tab/><text:tab/><text:tab/><text:tab/><text:tab/><text:tab/>"#. <text:s/>##"</text:p>
      <text:p text:style-name="P2152"><text:tab/><text:tab/><text:tab/><text:tab/><text:tab/><text:tab/>,</text:p>
      <text:p text:style-name="P2153"><text:tab/><text:tab/><text:tab/><text:tab/><text:tab/><text:tab/>"#@$$ #"</text:p>
      <text:p text:style-name="P2154"><text:tab/><text:tab/><text:tab/><text:tab/><text:tab/><text:tab/>,</text:p>
      <text:p text:style-name="P2155"><text:tab/><text:tab/><text:tab/><text:tab/><text:tab/><text:tab/>"## <text:s text:c="2"/>#"</text:p>
      <text:p text:style-name="P2156"><text:tab/><text:tab/><text:tab/><text:tab/><text:tab/><text:tab/>,</text:p>
      <text:p text:style-name="P2157"><text:tab/><text:tab/><text:tab/><text:tab/><text:tab/><text:tab/>"'## <text:s/>#"</text:p>
      <text:p text:style-name="P2158"><text:tab/><text:tab/><text:tab/><text:tab/><text:tab/><text:tab/>,</text:p>
      <text:p text:style-name="P2159"><text:tab/><text:tab/><text:tab/><text:tab/><text:tab/><text:tab/>"''##.#"</text:p>
      <text:p text:style-name="P2160"><text:tab/><text:tab/><text:tab/><text:tab/><text:tab/><text:tab/>,</text:p>
      <text:p text:style-name="P2161"><text:tab/><text:tab/><text:tab/><text:tab/><text:tab/><text:tab/>"'''###"</text:p>
      <text:soft-page-break/>
      <text:p text:style-name="P2162"><text:tab/><text:tab/><text:tab/><text:tab/>}</text:p>
      <text:p text:style-name="P2163"><text:tab/><text:tab/><text:tab/><text:tab/>,</text:p>
      <text:p text:style-name="P2164"><text:tab/><text:tab/><text:tab/><text:tab/>{</text:p>
      <text:p text:style-name="P2165"><text:tab/><text:tab/><text:tab/><text:tab/><text:tab/><text:tab/>"''''''#####"</text:p>
      <text:p text:style-name="P2166"><text:tab/><text:tab/><text:tab/><text:tab/><text:tab/><text:tab/>,</text:p>
      <text:p text:style-name="P2167"><text:tab/><text:tab/><text:tab/><text:tab/><text:tab/><text:tab/>"''''''#. <text:s/>#"</text:p>
      <text:p text:style-name="P2168"><text:tab/><text:tab/><text:tab/><text:tab/><text:tab/><text:tab/>,</text:p>
      <text:p text:style-name="P2169"><text:tab/><text:tab/><text:tab/><text:tab/><text:tab/><text:tab/>"''''''#.# #"</text:p>
      <text:p text:style-name="P2170"><text:tab/><text:tab/><text:tab/><text:tab/><text:tab/><text:tab/>,</text:p>
      <text:p text:style-name="P2171"><text:tab/><text:tab/><text:tab/><text:tab/><text:tab/><text:tab/>"#######.# #"</text:p>
      <text:p text:style-name="P2172"><text:tab/><text:tab/><text:tab/><text:tab/><text:tab/><text:tab/>,</text:p>
      <text:p text:style-name="P2173"><text:tab/><text:tab/><text:tab/><text:tab/><text:tab/><text:tab/>"# @ $ $ $ #"</text:p>
      <text:p text:style-name="P2174"><text:tab/><text:tab/><text:tab/><text:tab/><text:tab/><text:tab/>,</text:p>
      <text:p text:style-name="P2175"><text:tab/><text:tab/><text:tab/><text:tab/><text:tab/><text:tab/>"# # # # ###"</text:p>
      <text:p text:style-name="P2176"><text:tab/><text:tab/><text:tab/><text:tab/><text:tab/><text:tab/>,</text:p>
      <text:p text:style-name="P2177"><text:tab/><text:tab/><text:tab/><text:tab/><text:tab/><text:tab/>"# <text:s text:c="6"/>#''"</text:p>
      <text:p text:style-name="P2178"><text:tab/><text:tab/><text:tab/><text:tab/><text:tab/><text:tab/>,</text:p>
      <text:p text:style-name="P2179"><text:tab/><text:tab/><text:tab/><text:tab/><text:tab/><text:tab/>"#########''"</text:p>
      <text:p text:style-name="P2180"><text:tab/><text:tab/><text:tab/><text:tab/>}</text:p>
      <text:p text:style-name="P2181"><text:tab/><text:tab/><text:tab/><text:tab/>,</text:p>
      <text:p text:style-name="P2182"><text:tab/><text:tab/><text:tab/><text:tab/>{</text:p>
      <text:p text:style-name="P2183"><text:tab/><text:tab/><text:tab/><text:tab/><text:tab/><text:tab/>"''######'"</text:p>
      <text:p text:style-name="P2184"><text:tab/><text:tab/><text:tab/><text:tab/><text:tab/><text:tab/>,</text:p>
      <text:p text:style-name="P2185"><text:tab/><text:tab/><text:tab/><text:tab/><text:tab/><text:tab/>"''# <text:s text:c="3"/>#'"</text:p>
      <text:p text:style-name="P2186"><text:tab/><text:tab/><text:tab/><text:tab/><text:tab/><text:tab/>,</text:p>
      <text:p text:style-name="P2187"><text:tab/><text:tab/><text:tab/><text:tab/><text:tab/><text:tab/>"''# ##@##"</text:p>
      <text:p text:style-name="P2188"><text:tab/><text:tab/><text:tab/><text:tab/><text:tab/><text:tab/>,</text:p>
      <text:p text:style-name="P2189"><text:tab/><text:tab/><text:tab/><text:tab/><text:tab/><text:tab/>"### # $ #"</text:p>
      <text:p text:style-name="P2190"><text:tab/><text:tab/><text:tab/><text:tab/><text:tab/><text:tab/>,</text:p>
      <text:p text:style-name="P2191"><text:tab/><text:tab/><text:tab/><text:tab/><text:tab/><text:tab/>"# ..# $ #"</text:p>
      <text:p text:style-name="P2192"><text:tab/><text:tab/><text:tab/><text:tab/><text:tab/><text:tab/>,</text:p>
      <text:p text:style-name="P2193"><text:tab/><text:tab/><text:tab/><text:tab/><text:tab/><text:tab/>"# <text:s text:c="6"/>#"</text:p>
      <text:p text:style-name="P2194"><text:tab/><text:tab/><text:tab/><text:tab/><text:tab/><text:tab/>,</text:p>
      <text:p text:style-name="P2195"><text:tab/><text:tab/><text:tab/><text:tab/><text:tab/><text:tab/>"# <text:s/>######"</text:p>
      <text:p text:style-name="P2196"><text:tab/><text:tab/><text:tab/><text:tab/><text:tab/><text:tab/>,</text:p>
      <text:p text:style-name="P2197"><text:tab/><text:tab/><text:tab/><text:tab/><text:tab/><text:tab/>"####'''''"</text:p>
      <text:p text:style-name="P2198"><text:tab/><text:tab/><text:tab/><text:tab/>}</text:p>
      <text:p text:style-name="P2199"><text:tab/><text:tab/><text:tab/><text:tab/>,</text:p>
      <text:p text:style-name="P2200"/>
      <text:p text:style-name="P2201"><text:tab/><text:tab/><text:tab/><text:tab/>{</text:p>
      <text:p text:style-name="P2202"><text:tab/><text:tab/><text:tab/><text:tab/><text:tab/><text:tab/>"#######"</text:p>
      <text:p text:style-name="P2203"><text:tab/><text:tab/><text:tab/><text:tab/><text:tab/><text:tab/>,</text:p>
      <text:p text:style-name="P2204"><text:tab/><text:tab/><text:tab/><text:tab/><text:tab/><text:tab/>"# <text:s text:c="4"/>#"</text:p>
      <text:p text:style-name="P2205"><text:tab/><text:tab/><text:tab/><text:tab/><text:tab/><text:tab/>,</text:p>
      <text:p text:style-name="P2206"><text:tab/><text:tab/><text:tab/><text:tab/><text:tab/><text:tab/>"#. . <text:s/>#"</text:p>
      <text:p text:style-name="P2207"><text:tab/><text:tab/><text:tab/><text:tab/><text:tab/><text:tab/>,</text:p>
      <text:soft-page-break/>
      <text:p text:style-name="P2208"><text:tab/><text:tab/><text:tab/><text:tab/><text:tab/><text:tab/>"# ## ##"</text:p>
      <text:p text:style-name="P2209"><text:tab/><text:tab/><text:tab/><text:tab/><text:tab/><text:tab/>,</text:p>
      <text:p text:style-name="P2210"><text:tab/><text:tab/><text:tab/><text:tab/><text:tab/><text:tab/>"# <text:s/>$ #'"</text:p>
      <text:p text:style-name="P2211"><text:tab/><text:tab/><text:tab/><text:tab/><text:tab/><text:tab/>,</text:p>
      <text:p text:style-name="P2212"><text:tab/><text:tab/><text:tab/><text:tab/><text:tab/><text:tab/>"###$ #'"</text:p>
      <text:p text:style-name="P2213"><text:tab/><text:tab/><text:tab/><text:tab/><text:tab/><text:tab/>,</text:p>
      <text:p text:style-name="P2214"><text:tab/><text:tab/><text:tab/><text:tab/><text:tab/><text:tab/>"''#@ #'"</text:p>
      <text:p text:style-name="P2215"><text:tab/><text:tab/><text:tab/><text:tab/><text:tab/><text:tab/>,</text:p>
      <text:p text:style-name="P2216"><text:tab/><text:tab/><text:tab/><text:tab/><text:tab/><text:tab/>"''# <text:s/>#'"</text:p>
      <text:p text:style-name="P2217"><text:tab/><text:tab/><text:tab/><text:tab/><text:tab/><text:tab/>,</text:p>
      <text:p text:style-name="P2218"><text:tab/><text:tab/><text:tab/><text:tab/><text:tab/><text:tab/>"''####'"</text:p>
      <text:p text:style-name="P2219"><text:tab/><text:tab/><text:tab/><text:tab/>}</text:p>
      <text:p text:style-name="P2220"><text:tab/><text:tab/><text:tab/><text:tab/>,</text:p>
      <text:p text:style-name="P2221"><text:tab/><text:tab/><text:tab/><text:tab/>{</text:p>
      <text:p text:style-name="P2222"><text:tab/><text:tab/><text:tab/><text:tab/><text:tab/><text:tab/>"########"</text:p>
      <text:p text:style-name="P2223"><text:tab/><text:tab/><text:tab/><text:tab/><text:tab/><text:tab/>,</text:p>
      <text:p text:style-name="P2224"><text:tab/><text:tab/><text:tab/><text:tab/><text:tab/><text:tab/>"# <text:s text:c="2"/>.. #"</text:p>
      <text:p text:style-name="P2225"><text:tab/><text:tab/><text:tab/><text:tab/><text:tab/><text:tab/>,</text:p>
      <text:p text:style-name="P2226"><text:tab/><text:tab/><text:tab/><text:tab/><text:tab/><text:tab/>"# <text:s/>@$$ #"</text:p>
      <text:p text:style-name="P2227"><text:tab/><text:tab/><text:tab/><text:tab/><text:tab/><text:tab/>,</text:p>
      <text:p text:style-name="P2228"><text:tab/><text:tab/><text:tab/><text:tab/><text:tab/><text:tab/>"##### ##"</text:p>
      <text:p text:style-name="P2229"><text:tab/><text:tab/><text:tab/><text:tab/><text:tab/><text:tab/>,</text:p>
      <text:p text:style-name="P2230"><text:tab/><text:tab/><text:tab/><text:tab/><text:tab/><text:tab/>"'''# <text:s/>#'"</text:p>
      <text:p text:style-name="P2231"><text:tab/><text:tab/><text:tab/><text:tab/><text:tab/><text:tab/>,</text:p>
      <text:p text:style-name="P2232"><text:tab/><text:tab/><text:tab/><text:tab/><text:tab/><text:tab/>"'''# <text:s/>#'"</text:p>
      <text:p text:style-name="P2233"><text:tab/><text:tab/><text:tab/><text:tab/><text:tab/><text:tab/>,</text:p>
      <text:p text:style-name="P2234"><text:tab/><text:tab/><text:tab/><text:tab/><text:tab/><text:tab/>"'''# <text:s/>#'"</text:p>
      <text:p text:style-name="P2235"><text:tab/><text:tab/><text:tab/><text:tab/><text:tab/><text:tab/>,</text:p>
      <text:p text:style-name="P2236"><text:tab/><text:tab/><text:tab/><text:tab/><text:tab/><text:tab/>"'''####'"</text:p>
      <text:p text:style-name="P2237"><text:tab/><text:tab/><text:tab/><text:tab/>}</text:p>
      <text:p text:style-name="P2238"><text:tab/><text:tab/><text:tab/><text:tab/>,</text:p>
      <text:p text:style-name="P2239"><text:tab/><text:tab/><text:tab/><text:tab/>{</text:p>
      <text:p text:style-name="P2240"><text:tab/><text:tab/><text:tab/><text:tab/><text:tab/><text:tab/>"#######''"</text:p>
      <text:p text:style-name="P2241"><text:tab/><text:tab/><text:tab/><text:tab/><text:tab/><text:tab/>,</text:p>
      <text:p text:style-name="P2242"><text:tab/><text:tab/><text:tab/><text:tab/><text:tab/><text:tab/>"# <text:s text:c="4"/>###"</text:p>
      <text:p text:style-name="P2243"><text:tab/><text:tab/><text:tab/><text:tab/><text:tab/><text:tab/>,</text:p>
      <text:p text:style-name="P2244"><text:tab/><text:tab/><text:tab/><text:tab/><text:tab/><text:tab/>"# <text:s/>@$$..#"</text:p>
      <text:p text:style-name="P2245"><text:tab/><text:tab/><text:tab/><text:tab/><text:tab/><text:tab/>,</text:p>
      <text:p text:style-name="P2246"><text:tab/><text:tab/><text:tab/><text:tab/><text:tab/><text:tab/>"#### ## #"</text:p>
      <text:p text:style-name="P2247"><text:tab/><text:tab/><text:tab/><text:tab/><text:tab/><text:tab/>,</text:p>
      <text:p text:style-name="P2248"><text:tab/><text:tab/><text:tab/><text:tab/><text:tab/><text:tab/>"''# <text:s text:c="4"/>#"</text:p>
      <text:p text:style-name="P2249"><text:tab/><text:tab/><text:tab/><text:tab/><text:tab/><text:tab/>,</text:p>
      <text:p text:style-name="P2250"><text:tab/><text:tab/><text:tab/><text:tab/><text:tab/><text:tab/>"''# <text:s/>####"</text:p>
      <text:p text:style-name="P2251"><text:tab/><text:tab/><text:tab/><text:tab/><text:tab/><text:tab/>,</text:p>
      <text:p text:style-name="P2252"><text:tab/><text:tab/><text:tab/><text:tab/><text:tab/><text:tab/>"''# <text:s/>#'''"</text:p>
      <text:p text:style-name="P2253"><text:tab/><text:tab/><text:tab/><text:tab/><text:tab/><text:tab/>,</text:p>
      <text:soft-page-break/>
      <text:p text:style-name="P2254"><text:tab/><text:tab/><text:tab/><text:tab/><text:tab/><text:tab/>"''####'''"</text:p>
      <text:p text:style-name="P2255"><text:tab/><text:tab/><text:tab/><text:tab/>}</text:p>
      <text:p text:style-name="P2256"><text:tab/><text:tab/><text:tab/><text:tab/>,</text:p>
      <text:p text:style-name="P2257"><text:tab/><text:tab/><text:tab/><text:tab/>{</text:p>
      <text:p text:style-name="P2258"><text:tab/><text:tab/><text:tab/><text:tab/><text:tab/><text:tab/>"####'''"</text:p>
      <text:p text:style-name="P2259"><text:tab/><text:tab/><text:tab/><text:tab/><text:tab/><text:tab/>,</text:p>
      <text:p text:style-name="P2260"><text:tab/><text:tab/><text:tab/><text:tab/><text:tab/><text:tab/>"# <text:s/>####"</text:p>
      <text:p text:style-name="P2261"><text:tab/><text:tab/><text:tab/><text:tab/><text:tab/><text:tab/>,</text:p>
      <text:p text:style-name="P2262"><text:tab/><text:tab/><text:tab/><text:tab/><text:tab/><text:tab/>"# . . #"</text:p>
      <text:p text:style-name="P2263"><text:tab/><text:tab/><text:tab/><text:tab/><text:tab/><text:tab/>,</text:p>
      <text:p text:style-name="P2264"><text:tab/><text:tab/><text:tab/><text:tab/><text:tab/><text:tab/>"# $$#@#"</text:p>
      <text:p text:style-name="P2265"><text:tab/><text:tab/><text:tab/><text:tab/><text:tab/><text:tab/>,</text:p>
      <text:p text:style-name="P2266"><text:tab/><text:tab/><text:tab/><text:tab/><text:tab/><text:tab/>"## <text:s text:c="3"/>#"</text:p>
      <text:p text:style-name="P2267"><text:tab/><text:tab/><text:tab/><text:tab/><text:tab/><text:tab/>,</text:p>
      <text:p text:style-name="P2268"><text:tab/><text:tab/><text:tab/><text:tab/><text:tab/><text:tab/>"'######"</text:p>
      <text:p text:style-name="P2269"><text:tab/><text:tab/><text:tab/><text:tab/>}</text:p>
      <text:p text:style-name="P2270"><text:tab/><text:tab/><text:tab/><text:tab/>,</text:p>
      <text:p text:style-name="P2271"><text:tab/><text:tab/><text:tab/><text:tab/>{</text:p>
      <text:p text:style-name="P2272"><text:tab/><text:tab/><text:tab/><text:tab/><text:tab/><text:tab/>"#####''"</text:p>
      <text:p text:style-name="P2273"><text:tab/><text:tab/><text:tab/><text:tab/><text:tab/><text:tab/>,</text:p>
      <text:p text:style-name="P2274"><text:tab/><text:tab/><text:tab/><text:tab/><text:tab/><text:tab/>"# <text:s text:c="2"/>###"</text:p>
      <text:p text:style-name="P2275"><text:tab/><text:tab/><text:tab/><text:tab/><text:tab/><text:tab/>,</text:p>
      <text:p text:style-name="P2276"><text:tab/><text:tab/><text:tab/><text:tab/><text:tab/><text:tab/>"#. . <text:s/>#"</text:p>
      <text:p text:style-name="P2277"><text:tab/><text:tab/><text:tab/><text:tab/><text:tab/><text:tab/>,</text:p>
      <text:p text:style-name="P2278"><text:tab/><text:tab/><text:tab/><text:tab/><text:tab/><text:tab/>"# <text:s text:c="2"/># #"</text:p>
      <text:p text:style-name="P2279"><text:tab/><text:tab/><text:tab/><text:tab/><text:tab/><text:tab/>,</text:p>
      <text:p text:style-name="P2280"><text:tab/><text:tab/><text:tab/><text:tab/><text:tab/><text:tab/>"## # <text:s/>#"</text:p>
      <text:p text:style-name="P2281"><text:tab/><text:tab/><text:tab/><text:tab/><text:tab/><text:tab/>,</text:p>
      <text:p text:style-name="P2282"><text:tab/><text:tab/><text:tab/><text:tab/><text:tab/><text:tab/>"'#@$$ #"</text:p>
      <text:p text:style-name="P2283"><text:tab/><text:tab/><text:tab/><text:tab/><text:tab/><text:tab/>,</text:p>
      <text:p text:style-name="P2284"><text:tab/><text:tab/><text:tab/><text:tab/><text:tab/><text:tab/>"'# <text:s text:c="3"/>#"</text:p>
      <text:p text:style-name="P2285"><text:tab/><text:tab/><text:tab/><text:tab/><text:tab/><text:tab/>,</text:p>
      <text:p text:style-name="P2286"><text:tab/><text:tab/><text:tab/><text:tab/><text:tab/><text:tab/>"'# <text:s/>###"</text:p>
      <text:p text:style-name="P2287"><text:tab/><text:tab/><text:tab/><text:tab/><text:tab/><text:tab/>,</text:p>
      <text:p text:style-name="P2288"><text:tab/><text:tab/><text:tab/><text:tab/><text:tab/><text:tab/>"'####''"</text:p>
      <text:p text:style-name="P2289"><text:tab/><text:tab/><text:tab/><text:tab/>}</text:p>
      <text:p text:style-name="P2290"><text:tab/><text:tab/><text:tab/><text:tab/>,</text:p>
      <text:p text:style-name="P2291"><text:tab/><text:tab/><text:tab/><text:tab/>{</text:p>
      <text:p text:style-name="P2292"><text:tab/><text:tab/><text:tab/><text:tab/><text:tab/><text:tab/>"#######"</text:p>
      <text:p text:style-name="P2293"><text:tab/><text:tab/><text:tab/><text:tab/><text:tab/><text:tab/>,</text:p>
      <text:p text:style-name="P2294"><text:tab/><text:tab/><text:tab/><text:tab/><text:tab/><text:tab/>"# <text:s/>* <text:s/>#"</text:p>
      <text:p text:style-name="P2295"><text:tab/><text:tab/><text:tab/><text:tab/><text:tab/><text:tab/>,</text:p>
      <text:p text:style-name="P2296"><text:tab/><text:tab/><text:tab/><text:tab/><text:tab/><text:tab/>"# <text:s text:c="4"/>#"</text:p>
      <text:p text:style-name="P2297"><text:tab/><text:tab/><text:tab/><text:tab/><text:tab/><text:tab/>,</text:p>
      <text:p text:style-name="P2298"><text:tab/><text:tab/><text:tab/><text:tab/><text:tab/><text:tab/>"## # ##"</text:p>
      <text:p text:style-name="P2299"><text:tab/><text:tab/><text:tab/><text:tab/><text:tab/><text:tab/>,</text:p>
      <text:soft-page-break/>
      <text:p text:style-name="P2300"><text:tab/><text:tab/><text:tab/><text:tab/><text:tab/><text:tab/>"'#$@.#'"</text:p>
      <text:p text:style-name="P2301"><text:tab/><text:tab/><text:tab/><text:tab/><text:tab/><text:tab/>,</text:p>
      <text:p text:style-name="P2302"><text:tab/><text:tab/><text:tab/><text:tab/><text:tab/><text:tab/>"'# <text:s text:c="2"/>#'"</text:p>
      <text:p text:style-name="P2303"><text:tab/><text:tab/><text:tab/><text:tab/><text:tab/><text:tab/>,</text:p>
      <text:p text:style-name="P2304"><text:tab/><text:tab/><text:tab/><text:tab/><text:tab/><text:tab/>"'#####'"</text:p>
      <text:p text:style-name="P2305"><text:tab/><text:tab/><text:tab/><text:tab/>}</text:p>
      <text:p text:style-name="P2306"><text:tab/><text:tab/><text:tab/><text:tab/>,</text:p>
      <text:p text:style-name="P2307"><text:tab/><text:tab/><text:tab/><text:tab/>{</text:p>
      <text:p text:style-name="P2308"><text:tab/><text:tab/><text:tab/><text:tab/><text:tab/><text:tab/>"#'#####"</text:p>
      <text:p text:style-name="P2309"><text:tab/><text:tab/><text:tab/><text:tab/><text:tab/><text:tab/>,</text:p>
      <text:p text:style-name="P2310"><text:tab/><text:tab/><text:tab/><text:tab/><text:tab/><text:tab/>"''# <text:s text:c="2"/>#"</text:p>
      <text:p text:style-name="P2311"><text:tab/><text:tab/><text:tab/><text:tab/><text:tab/><text:tab/>,</text:p>
      <text:p text:style-name="P2312"><text:tab/><text:tab/><text:tab/><text:tab/><text:tab/><text:tab/>"###$$@#"</text:p>
      <text:p text:style-name="P2313"><text:tab/><text:tab/><text:tab/><text:tab/><text:tab/><text:tab/>,</text:p>
      <text:p text:style-name="P2314"><text:tab/><text:tab/><text:tab/><text:tab/><text:tab/><text:tab/>"# <text:s text:c="2"/>###"</text:p>
      <text:p text:style-name="P2315"><text:tab/><text:tab/><text:tab/><text:tab/><text:tab/><text:tab/>,</text:p>
      <text:p text:style-name="P2316"><text:tab/><text:tab/><text:tab/><text:tab/><text:tab/><text:tab/>"# <text:s text:c="4"/>#"</text:p>
      <text:p text:style-name="P2317"><text:tab/><text:tab/><text:tab/><text:tab/><text:tab/><text:tab/>,</text:p>
      <text:p text:style-name="P2318"><text:tab/><text:tab/><text:tab/><text:tab/><text:tab/><text:tab/>"# . . #"</text:p>
      <text:p text:style-name="P2319"><text:tab/><text:tab/><text:tab/><text:tab/><text:tab/><text:tab/>,</text:p>
      <text:p text:style-name="P2320"><text:tab/><text:tab/><text:tab/><text:tab/><text:tab/><text:tab/>"#######"</text:p>
      <text:p text:style-name="P2321"><text:tab/><text:tab/><text:tab/><text:tab/>}</text:p>
      <text:p text:style-name="P2322"><text:tab/><text:tab/><text:tab/><text:tab/>,</text:p>
      <text:p text:style-name="P2323"><text:tab/><text:tab/><text:tab/><text:tab/>{</text:p>
      <text:p text:style-name="P2324"><text:tab/><text:tab/><text:tab/><text:tab/><text:tab/><text:tab/>"'####''"</text:p>
      <text:p text:style-name="P2325"><text:tab/><text:tab/><text:tab/><text:tab/><text:tab/><text:tab/>,</text:p>
      <text:p text:style-name="P2326"><text:tab/><text:tab/><text:tab/><text:tab/><text:tab/><text:tab/>"'# <text:s/>###"</text:p>
      <text:p text:style-name="P2327"><text:tab/><text:tab/><text:tab/><text:tab/><text:tab/><text:tab/>,</text:p>
      <text:p text:style-name="P2328"><text:tab/><text:tab/><text:tab/><text:tab/><text:tab/><text:tab/>"'# $$ #"</text:p>
      <text:p text:style-name="P2329"><text:tab/><text:tab/><text:tab/><text:tab/><text:tab/><text:tab/>,</text:p>
      <text:p text:style-name="P2330"><text:tab/><text:tab/><text:tab/><text:tab/><text:tab/><text:tab/>"##... #"</text:p>
      <text:p text:style-name="P2331"><text:tab/><text:tab/><text:tab/><text:tab/><text:tab/><text:tab/>,</text:p>
      <text:p text:style-name="P2332"><text:tab/><text:tab/><text:tab/><text:tab/><text:tab/><text:tab/>"# <text:s/>@$ #"</text:p>
      <text:p text:style-name="P2333"><text:tab/><text:tab/><text:tab/><text:tab/><text:tab/><text:tab/>,</text:p>
      <text:p text:style-name="P2334"><text:tab/><text:tab/><text:tab/><text:tab/><text:tab/><text:tab/>"# <text:s text:c="2"/>###"</text:p>
      <text:p text:style-name="P2335"><text:tab/><text:tab/><text:tab/><text:tab/><text:tab/><text:tab/>,</text:p>
      <text:p text:style-name="P2336"><text:tab/><text:tab/><text:tab/><text:tab/><text:tab/><text:tab/>"#####''"</text:p>
      <text:p text:style-name="P2337"><text:tab/><text:tab/><text:tab/><text:tab/>}</text:p>
      <text:p text:style-name="P2338"><text:tab/><text:tab/><text:tab/><text:tab/>,</text:p>
      <text:p text:style-name="P2339"><text:tab/><text:tab/><text:tab/><text:tab/>{</text:p>
      <text:p text:style-name="P2340"><text:tab/><text:tab/><text:tab/><text:tab/><text:tab/><text:tab/>"'#####"</text:p>
      <text:p text:style-name="P2341"><text:tab/><text:tab/><text:tab/><text:tab/><text:tab/><text:tab/>,</text:p>
      <text:p text:style-name="P2342"><text:tab/><text:tab/><text:tab/><text:tab/><text:tab/><text:tab/>"'# @ #"</text:p>
      <text:p text:style-name="P2343"><text:tab/><text:tab/><text:tab/><text:tab/><text:tab/><text:tab/>,</text:p>
      <text:p text:style-name="P2344"><text:tab/><text:tab/><text:tab/><text:tab/><text:tab/><text:tab/>"'# <text:s text:c="2"/>#"</text:p>
      <text:p text:style-name="P2345"><text:tab/><text:tab/><text:tab/><text:tab/><text:tab/><text:tab/>,</text:p>
      <text:soft-page-break/>
      <text:p text:style-name="P2346"><text:tab/><text:tab/><text:tab/><text:tab/><text:tab/><text:tab/>"###$ #"</text:p>
      <text:p text:style-name="P2347"><text:tab/><text:tab/><text:tab/><text:tab/><text:tab/><text:tab/>,</text:p>
      <text:p text:style-name="P2348"><text:tab/><text:tab/><text:tab/><text:tab/><text:tab/><text:tab/>"# ...#"</text:p>
      <text:p text:style-name="P2349"><text:tab/><text:tab/><text:tab/><text:tab/><text:tab/><text:tab/>,</text:p>
      <text:p text:style-name="P2350"><text:tab/><text:tab/><text:tab/><text:tab/><text:tab/><text:tab/>"# $$ #"</text:p>
      <text:p text:style-name="P2351"><text:tab/><text:tab/><text:tab/><text:tab/><text:tab/><text:tab/>,</text:p>
      <text:p text:style-name="P2352"><text:tab/><text:tab/><text:tab/><text:tab/><text:tab/><text:tab/>"### <text:s/>#"</text:p>
      <text:p text:style-name="P2353"><text:tab/><text:tab/><text:tab/><text:tab/><text:tab/><text:tab/>,</text:p>
      <text:p text:style-name="P2354"><text:tab/><text:tab/><text:tab/><text:tab/><text:tab/><text:tab/>"''####"</text:p>
      <text:p text:style-name="P2355"><text:tab/><text:tab/><text:tab/><text:tab/>}</text:p>
      <text:p text:style-name="P2356"><text:tab/><text:tab/><text:tab/><text:tab/>,</text:p>
      <text:p text:style-name="P2357"><text:tab/><text:tab/><text:tab/><text:tab/>{</text:p>
      <text:p text:style-name="P2358"><text:tab/><text:tab/><text:tab/><text:tab/><text:tab/><text:tab/>"######'"</text:p>
      <text:p text:style-name="P2359"><text:tab/><text:tab/><text:tab/><text:tab/><text:tab/><text:tab/>,</text:p>
      <text:p text:style-name="P2360"><text:tab/><text:tab/><text:tab/><text:tab/><text:tab/><text:tab/>"# <text:s text:c="2"/>.#'"</text:p>
      <text:p text:style-name="P2361"><text:tab/><text:tab/><text:tab/><text:tab/><text:tab/><text:tab/>,</text:p>
      <text:p text:style-name="P2362"><text:tab/><text:tab/><text:tab/><text:tab/><text:tab/><text:tab/>"# ## ##"</text:p>
      <text:p text:style-name="P2363"><text:tab/><text:tab/><text:tab/><text:tab/><text:tab/><text:tab/>,</text:p>
      <text:p text:style-name="P2364"><text:tab/><text:tab/><text:tab/><text:tab/><text:tab/><text:tab/>"# <text:s/>$$@#"</text:p>
      <text:p text:style-name="P2365"><text:tab/><text:tab/><text:tab/><text:tab/><text:tab/><text:tab/>,</text:p>
      <text:p text:style-name="P2366"><text:tab/><text:tab/><text:tab/><text:tab/><text:tab/><text:tab/>"# # <text:s text:c="2"/>#"</text:p>
      <text:p text:style-name="P2367"><text:tab/><text:tab/><text:tab/><text:tab/><text:tab/><text:tab/>,</text:p>
      <text:p text:style-name="P2368"><text:tab/><text:tab/><text:tab/><text:tab/><text:tab/><text:tab/>"#. <text:s/>###"</text:p>
      <text:p text:style-name="P2369"><text:tab/><text:tab/><text:tab/><text:tab/><text:tab/><text:tab/>,</text:p>
      <text:p text:style-name="P2370"><text:tab/><text:tab/><text:tab/><text:tab/><text:tab/><text:tab/>"#####''"</text:p>
      <text:p text:style-name="P2371"><text:tab/><text:tab/><text:tab/><text:tab/>}</text:p>
      <text:p text:style-name="P2372"><text:tab/><text:tab/><text:tab/><text:tab/>,</text:p>
      <text:p text:style-name="P2373"><text:tab/><text:tab/><text:tab/><text:tab/>{</text:p>
      <text:p text:style-name="P2374"><text:tab/><text:tab/><text:tab/><text:tab/><text:tab/><text:tab/>"#####''"</text:p>
      <text:p text:style-name="P2375"><text:tab/><text:tab/><text:tab/><text:tab/><text:tab/><text:tab/>,</text:p>
      <text:p text:style-name="P2376"><text:tab/><text:tab/><text:tab/><text:tab/><text:tab/><text:tab/>"# <text:s text:c="2"/>#''"</text:p>
      <text:p text:style-name="P2377"><text:tab/><text:tab/><text:tab/><text:tab/><text:tab/><text:tab/>,</text:p>
      <text:p text:style-name="P2378"><text:tab/><text:tab/><text:tab/><text:tab/><text:tab/><text:tab/>"# @ #''"</text:p>
      <text:p text:style-name="P2379"><text:tab/><text:tab/><text:tab/><text:tab/><text:tab/><text:tab/>,</text:p>
      <text:p text:style-name="P2380"><text:tab/><text:tab/><text:tab/><text:tab/><text:tab/><text:tab/>"# $$###"</text:p>
      <text:p text:style-name="P2381"><text:tab/><text:tab/><text:tab/><text:tab/><text:tab/><text:tab/>,</text:p>
      <text:p text:style-name="P2382"><text:tab/><text:tab/><text:tab/><text:tab/><text:tab/><text:tab/>"##. . #"</text:p>
      <text:p text:style-name="P2383"><text:tab/><text:tab/><text:tab/><text:tab/><text:tab/><text:tab/>,</text:p>
      <text:p text:style-name="P2384"><text:tab/><text:tab/><text:tab/><text:tab/><text:tab/><text:tab/>"'# <text:s text:c="3"/>#"</text:p>
      <text:p text:style-name="P2385"><text:tab/><text:tab/><text:tab/><text:tab/><text:tab/><text:tab/>,</text:p>
      <text:p text:style-name="P2386"><text:tab/><text:tab/><text:tab/><text:tab/><text:tab/><text:tab/>"'######"</text:p>
      <text:p text:style-name="P2387"><text:tab/><text:tab/><text:tab/><text:tab/>}</text:p>
      <text:p text:style-name="P2388"><text:tab/><text:tab/><text:tab/><text:tab/>,</text:p>
      <text:p text:style-name="P2389"><text:tab/><text:tab/><text:tab/><text:tab/>{</text:p>
      <text:p text:style-name="P2390"><text:tab/><text:tab/><text:tab/><text:tab/><text:tab/><text:tab/>"'''''#####'"</text:p>
      <text:p text:style-name="P2391"><text:tab/><text:tab/><text:tab/><text:tab/><text:tab/><text:tab/>,</text:p>
      <text:soft-page-break/>
      <text:p text:style-name="P2392"><text:tab/><text:tab/><text:tab/><text:tab/><text:tab/><text:tab/>"'''''# <text:s text:c="2"/>##"</text:p>
      <text:p text:style-name="P2393"><text:tab/><text:tab/><text:tab/><text:tab/><text:tab/><text:tab/>,</text:p>
      <text:p text:style-name="P2394"><text:tab/><text:tab/><text:tab/><text:tab/><text:tab/><text:tab/>"'''''# <text:s text:c="3"/>#"</text:p>
      <text:p text:style-name="P2395"><text:tab/><text:tab/><text:tab/><text:tab/><text:tab/><text:tab/>,</text:p>
      <text:p text:style-name="P2396"><text:tab/><text:tab/><text:tab/><text:tab/><text:tab/><text:tab/>"'###### <text:s text:c="2"/>#"</text:p>
      <text:p text:style-name="P2397"><text:tab/><text:tab/><text:tab/><text:tab/><text:tab/><text:tab/>,</text:p>
      <text:p text:style-name="P2398"><text:tab/><text:tab/><text:tab/><text:tab/><text:tab/><text:tab/>"## <text:s text:c="4"/>#. #"</text:p>
      <text:p text:style-name="P2399"><text:tab/><text:tab/><text:tab/><text:tab/><text:tab/><text:tab/>,</text:p>
      <text:p text:style-name="P2400"><text:tab/><text:tab/><text:tab/><text:tab/><text:tab/><text:tab/>"# $ $ @ <text:s/>##"</text:p>
      <text:p text:style-name="P2401"><text:tab/><text:tab/><text:tab/><text:tab/><text:tab/><text:tab/>,</text:p>
      <text:p text:style-name="P2402"><text:tab/><text:tab/><text:tab/><text:tab/><text:tab/><text:tab/>"# ######.#'"</text:p>
      <text:p text:style-name="P2403"><text:tab/><text:tab/><text:tab/><text:tab/><text:tab/><text:tab/>,</text:p>
      <text:p text:style-name="P2404"><text:tab/><text:tab/><text:tab/><text:tab/><text:tab/><text:tab/>"# <text:s text:c="7"/>#'"</text:p>
      <text:p text:style-name="P2405"><text:tab/><text:tab/><text:tab/><text:tab/><text:tab/><text:tab/>,</text:p>
      <text:p text:style-name="P2406"><text:tab/><text:tab/><text:tab/><text:tab/><text:tab/><text:tab/>"##########'"</text:p>
      <text:p text:style-name="P2407"><text:tab/><text:tab/><text:tab/><text:tab/>}</text:p>
      <text:p text:style-name="P2408"><text:tab/><text:tab/><text:tab/><text:tab/>,</text:p>
      <text:p text:style-name="P2409"><text:tab/><text:tab/><text:tab/><text:tab/>{</text:p>
      <text:p text:style-name="P2410"><text:tab/><text:tab/><text:tab/><text:tab/><text:tab/><text:tab/>"####''"</text:p>
      <text:p text:style-name="P2411"><text:tab/><text:tab/><text:tab/><text:tab/><text:tab/><text:tab/>,</text:p>
      <text:p text:style-name="P2412"><text:tab/><text:tab/><text:tab/><text:tab/><text:tab/><text:tab/>"# <text:s/>###"</text:p>
      <text:p text:style-name="P2413"><text:tab/><text:tab/><text:tab/><text:tab/><text:tab/><text:tab/>,</text:p>
      <text:p text:style-name="P2414"><text:tab/><text:tab/><text:tab/><text:tab/><text:tab/><text:tab/>"# $$ #"</text:p>
      <text:p text:style-name="P2415"><text:tab/><text:tab/><text:tab/><text:tab/><text:tab/><text:tab/>,</text:p>
      <text:p text:style-name="P2416"><text:tab/><text:tab/><text:tab/><text:tab/><text:tab/><text:tab/>"#... #"</text:p>
      <text:p text:style-name="P2417"><text:tab/><text:tab/><text:tab/><text:tab/><text:tab/><text:tab/>,</text:p>
      <text:p text:style-name="P2418"><text:tab/><text:tab/><text:tab/><text:tab/><text:tab/><text:tab/>"# @$ #"</text:p>
      <text:p text:style-name="P2419"><text:tab/><text:tab/><text:tab/><text:tab/><text:tab/><text:tab/>,</text:p>
      <text:p text:style-name="P2420"><text:tab/><text:tab/><text:tab/><text:tab/><text:tab/><text:tab/>"# <text:s text:c="2"/>##"</text:p>
      <text:p text:style-name="P2421"><text:tab/><text:tab/><text:tab/><text:tab/><text:tab/><text:tab/>,</text:p>
      <text:p text:style-name="P2422"><text:tab/><text:tab/><text:tab/><text:tab/><text:tab/><text:tab/>"#####'"</text:p>
      <text:p text:style-name="P2423"><text:tab/><text:tab/><text:tab/><text:tab/>}</text:p>
      <text:p text:style-name="P2424"><text:tab/><text:tab/><text:tab/><text:tab/>,</text:p>
      <text:p text:style-name="P2425"><text:tab/><text:tab/><text:tab/><text:tab/>{</text:p>
      <text:p text:style-name="P2426"><text:tab/><text:tab/><text:tab/><text:tab/><text:tab/><text:tab/>"''####'"</text:p>
      <text:p text:style-name="P2427"><text:tab/><text:tab/><text:tab/><text:tab/><text:tab/><text:tab/>,</text:p>
      <text:p text:style-name="P2428"><text:tab/><text:tab/><text:tab/><text:tab/><text:tab/><text:tab/>"'## <text:s/>#'"</text:p>
      <text:p text:style-name="P2429"><text:tab/><text:tab/><text:tab/><text:tab/><text:tab/><text:tab/>,</text:p>
      <text:p text:style-name="P2430"><text:tab/><text:tab/><text:tab/><text:tab/><text:tab/><text:tab/>"##@$.##"</text:p>
      <text:p text:style-name="P2431"><text:tab/><text:tab/><text:tab/><text:tab/><text:tab/><text:tab/>,</text:p>
      <text:p text:style-name="P2432"><text:tab/><text:tab/><text:tab/><text:tab/><text:tab/><text:tab/>"# $$ <text:s/>#"</text:p>
      <text:p text:style-name="P2433"><text:tab/><text:tab/><text:tab/><text:tab/><text:tab/><text:tab/>,</text:p>
      <text:p text:style-name="P2434"><text:tab/><text:tab/><text:tab/><text:tab/><text:tab/><text:tab/>"# . . #"</text:p>
      <text:p text:style-name="P2435"><text:tab/><text:tab/><text:tab/><text:tab/><text:tab/><text:tab/>,</text:p>
      <text:p text:style-name="P2436"><text:tab/><text:tab/><text:tab/><text:tab/><text:tab/><text:tab/>"### <text:s text:c="2"/>#"</text:p>
      <text:p text:style-name="P2437"><text:tab/><text:tab/><text:tab/><text:tab/><text:tab/><text:tab/>,</text:p>
      <text:soft-page-break/>
      <text:p text:style-name="P2438"><text:tab/><text:tab/><text:tab/><text:tab/><text:tab/><text:tab/>"''#####"</text:p>
      <text:p text:style-name="P2439"><text:tab/><text:tab/><text:tab/><text:tab/>}</text:p>
      <text:p text:style-name="P2440"><text:tab/><text:tab/><text:tab/><text:tab/>,</text:p>
      <text:p text:style-name="P2441"><text:tab/><text:tab/><text:tab/><text:tab/>{</text:p>
      <text:p text:style-name="P2442"><text:tab/><text:tab/><text:tab/><text:tab/><text:tab/><text:tab/>"'####''"</text:p>
      <text:p text:style-name="P2443"><text:tab/><text:tab/><text:tab/><text:tab/><text:tab/><text:tab/>,</text:p>
      <text:p text:style-name="P2444"><text:tab/><text:tab/><text:tab/><text:tab/><text:tab/><text:tab/>"## <text:s/>###"</text:p>
      <text:p text:style-name="P2445"><text:tab/><text:tab/><text:tab/><text:tab/><text:tab/><text:tab/>,</text:p>
      <text:p text:style-name="P2446"><text:tab/><text:tab/><text:tab/><text:tab/><text:tab/><text:tab/>"# <text:s text:c="4"/>#"</text:p>
      <text:p text:style-name="P2447"><text:tab/><text:tab/><text:tab/><text:tab/><text:tab/><text:tab/>,</text:p>
      <text:p text:style-name="P2448"><text:tab/><text:tab/><text:tab/><text:tab/><text:tab/><text:tab/>"#.**$@#"</text:p>
      <text:p text:style-name="P2449"><text:tab/><text:tab/><text:tab/><text:tab/><text:tab/><text:tab/>,</text:p>
      <text:p text:style-name="P2450"><text:tab/><text:tab/><text:tab/><text:tab/><text:tab/><text:tab/>"# <text:s text:c="2"/>###"</text:p>
      <text:p text:style-name="P2451"><text:tab/><text:tab/><text:tab/><text:tab/><text:tab/><text:tab/>,</text:p>
      <text:p text:style-name="P2452"><text:tab/><text:tab/><text:tab/><text:tab/><text:tab/><text:tab/>"## <text:s/>#''"</text:p>
      <text:p text:style-name="P2453"><text:tab/><text:tab/><text:tab/><text:tab/><text:tab/><text:tab/>,</text:p>
      <text:p text:style-name="P2454"><text:tab/><text:tab/><text:tab/><text:tab/><text:tab/><text:tab/>"'####''"</text:p>
      <text:p text:style-name="P2455"><text:tab/><text:tab/><text:tab/><text:tab/>}</text:p>
      <text:p text:style-name="P2456"><text:tab/><text:tab/><text:tab/><text:tab/>,</text:p>
      <text:p text:style-name="P2457"><text:tab/><text:tab/><text:tab/><text:tab/>{</text:p>
      <text:p text:style-name="P2458"><text:tab/><text:tab/><text:tab/><text:tab/><text:tab/><text:tab/>"#######"</text:p>
      <text:p text:style-name="P2459"><text:tab/><text:tab/><text:tab/><text:tab/><text:tab/><text:tab/>,</text:p>
      <text:p text:style-name="P2460"><text:tab/><text:tab/><text:tab/><text:tab/><text:tab/><text:tab/>"#. # <text:s/>#"</text:p>
      <text:p text:style-name="P2461"><text:tab/><text:tab/><text:tab/><text:tab/><text:tab/><text:tab/>,</text:p>
      <text:p text:style-name="P2462"><text:tab/><text:tab/><text:tab/><text:tab/><text:tab/><text:tab/>"# <text:s/>$ <text:s/>#"</text:p>
      <text:p text:style-name="P2463"><text:tab/><text:tab/><text:tab/><text:tab/><text:tab/><text:tab/>,</text:p>
      <text:p text:style-name="P2464"><text:tab/><text:tab/><text:tab/><text:tab/><text:tab/><text:tab/>"#. $#@#"</text:p>
      <text:p text:style-name="P2465"><text:tab/><text:tab/><text:tab/><text:tab/><text:tab/><text:tab/>,</text:p>
      <text:p text:style-name="P2466"><text:tab/><text:tab/><text:tab/><text:tab/><text:tab/><text:tab/>"# <text:s/>$ <text:s/>#"</text:p>
      <text:p text:style-name="P2467"><text:tab/><text:tab/><text:tab/><text:tab/><text:tab/><text:tab/>,</text:p>
      <text:p text:style-name="P2468"><text:tab/><text:tab/><text:tab/><text:tab/><text:tab/><text:tab/>"#. # <text:s/>#"</text:p>
      <text:p text:style-name="P2469"><text:tab/><text:tab/><text:tab/><text:tab/><text:tab/><text:tab/>,</text:p>
      <text:p text:style-name="P2470"><text:tab/><text:tab/><text:tab/><text:tab/><text:tab/><text:tab/>"#######"</text:p>
      <text:p text:style-name="P2471"><text:tab/><text:tab/><text:tab/><text:tab/>}</text:p>
      <text:p text:style-name="P2472"><text:tab/><text:tab/><text:tab/><text:tab/>,</text:p>
      <text:p text:style-name="P2473"><text:tab/><text:tab/><text:tab/><text:tab/>{</text:p>
      <text:p text:style-name="P2474"><text:tab/><text:tab/><text:tab/><text:tab/><text:tab/><text:tab/>"''####'''"</text:p>
      <text:p text:style-name="P2475"><text:tab/><text:tab/><text:tab/><text:tab/><text:tab/><text:tab/>,</text:p>
      <text:p text:style-name="P2476"><text:tab/><text:tab/><text:tab/><text:tab/><text:tab/><text:tab/>"### <text:s/>####"</text:p>
      <text:p text:style-name="P2477"><text:tab/><text:tab/><text:tab/><text:tab/><text:tab/><text:tab/>,</text:p>
      <text:p text:style-name="P2478"><text:tab/><text:tab/><text:tab/><text:tab/><text:tab/><text:tab/>"# <text:s text:c="6"/>#"</text:p>
      <text:p text:style-name="P2479"><text:tab/><text:tab/><text:tab/><text:tab/><text:tab/><text:tab/>,</text:p>
      <text:p text:style-name="P2480"><text:tab/><text:tab/><text:tab/><text:tab/><text:tab/><text:tab/>"#@$***. #"</text:p>
      <text:p text:style-name="P2481"><text:tab/><text:tab/><text:tab/><text:tab/><text:tab/><text:tab/>,</text:p>
      <text:p text:style-name="P2482"><text:tab/><text:tab/><text:tab/><text:tab/><text:tab/><text:tab/>"# <text:s text:c="6"/>#"</text:p>
      <text:p text:style-name="P2483"><text:tab/><text:tab/><text:tab/><text:tab/><text:tab/><text:tab/>,</text:p>
      <text:soft-page-break/>
      <text:p text:style-name="P2484"><text:tab/><text:tab/><text:tab/><text:tab/><text:tab/><text:tab/>"#########"</text:p>
      <text:p text:style-name="P2485"><text:tab/><text:tab/><text:tab/><text:tab/>}</text:p>
      <text:p text:style-name="P2486"><text:tab/><text:tab/><text:tab/><text:tab/>,</text:p>
      <text:p text:style-name="P2487"><text:tab/><text:tab/><text:tab/><text:tab/>{</text:p>
      <text:p text:style-name="P2488"><text:tab/><text:tab/><text:tab/><text:tab/><text:tab/><text:tab/>"''####'"</text:p>
      <text:p text:style-name="P2489"><text:tab/><text:tab/><text:tab/><text:tab/><text:tab/><text:tab/>,</text:p>
      <text:p text:style-name="P2490"><text:tab/><text:tab/><text:tab/><text:tab/><text:tab/><text:tab/>"'## <text:s/>#'"</text:p>
      <text:p text:style-name="P2491"><text:tab/><text:tab/><text:tab/><text:tab/><text:tab/><text:tab/>,</text:p>
      <text:p text:style-name="P2492"><text:tab/><text:tab/><text:tab/><text:tab/><text:tab/><text:tab/>"'#. $#'"</text:p>
      <text:p text:style-name="P2493"><text:tab/><text:tab/><text:tab/><text:tab/><text:tab/><text:tab/>,</text:p>
      <text:p text:style-name="P2494"><text:tab/><text:tab/><text:tab/><text:tab/><text:tab/><text:tab/>"'#.$ #'"</text:p>
      <text:p text:style-name="P2495"><text:tab/><text:tab/><text:tab/><text:tab/><text:tab/><text:tab/>,</text:p>
      <text:p text:style-name="P2496"><text:tab/><text:tab/><text:tab/><text:tab/><text:tab/><text:tab/>"'#.$ #'"</text:p>
      <text:p text:style-name="P2497"><text:tab/><text:tab/><text:tab/><text:tab/><text:tab/><text:tab/>,</text:p>
      <text:p text:style-name="P2498"><text:tab/><text:tab/><text:tab/><text:tab/><text:tab/><text:tab/>"'#.$ #'"</text:p>
      <text:p text:style-name="P2499"><text:tab/><text:tab/><text:tab/><text:tab/><text:tab/><text:tab/>,</text:p>
      <text:p text:style-name="P2500"><text:tab/><text:tab/><text:tab/><text:tab/><text:tab/><text:tab/>"'#. $##"</text:p>
      <text:p text:style-name="P2501"><text:tab/><text:tab/><text:tab/><text:tab/><text:tab/><text:tab/>,</text:p>
      <text:p text:style-name="P2502"><text:tab/><text:tab/><text:tab/><text:tab/><text:tab/><text:tab/>"'# <text:s text:c="2"/>@#"</text:p>
      <text:p text:style-name="P2503"><text:tab/><text:tab/><text:tab/><text:tab/><text:tab/><text:tab/>,</text:p>
      <text:p text:style-name="P2504"><text:tab/><text:tab/><text:tab/><text:tab/><text:tab/><text:tab/>"'## <text:s text:c="2"/>#"</text:p>
      <text:p text:style-name="P2505"><text:tab/><text:tab/><text:tab/><text:tab/><text:tab/><text:tab/>,</text:p>
      <text:p text:style-name="P2506"><text:tab/><text:tab/><text:tab/><text:tab/><text:tab/><text:tab/>"''#####"</text:p>
      <text:p text:style-name="P2507"><text:tab/><text:tab/><text:tab/><text:tab/>}</text:p>
      <text:p text:style-name="P2508"><text:tab/><text:tab/><text:tab/><text:tab/>,</text:p>
      <text:p text:style-name="P2509"><text:tab/><text:tab/><text:tab/><text:tab/>{</text:p>
      <text:p text:style-name="P2510"><text:tab/><text:tab/><text:tab/><text:tab/><text:tab/><text:tab/>"####'''''''''''"</text:p>
      <text:p text:style-name="P2511"><text:tab/><text:tab/><text:tab/><text:tab/><text:tab/><text:tab/>,</text:p>
      <text:p text:style-name="P2512"><text:tab/><text:tab/><text:tab/><text:tab/><text:tab/><text:tab/>"# <text:s/>############"</text:p>
      <text:p text:style-name="P2513"><text:tab/><text:tab/><text:tab/><text:tab/><text:tab/><text:tab/>,</text:p>
      <text:p text:style-name="P2514"><text:tab/><text:tab/><text:tab/><text:tab/><text:tab/><text:tab/>"# $ $ $ $ $ @ #"</text:p>
      <text:p text:style-name="P2515"><text:tab/><text:tab/><text:tab/><text:tab/><text:tab/><text:tab/>,</text:p>
      <text:p text:style-name="P2516"><text:tab/><text:tab/><text:tab/><text:tab/><text:tab/><text:tab/>"# ..... <text:s text:c="6"/>#"</text:p>
      <text:p text:style-name="P2517"><text:tab/><text:tab/><text:tab/><text:tab/><text:tab/><text:tab/>,</text:p>
      <text:p text:style-name="P2518"><text:tab/><text:tab/><text:tab/><text:tab/><text:tab/><text:tab/>"###############"</text:p>
      <text:p text:style-name="P2519"><text:tab/><text:tab/><text:tab/><text:tab/>}</text:p>
      <text:p text:style-name="P2520"><text:tab/><text:tab/><text:tab/><text:tab/>,</text:p>
      <text:p text:style-name="P2521"><text:tab/><text:tab/><text:tab/><text:tab/>{</text:p>
      <text:p text:style-name="P2522"><text:tab/><text:tab/><text:tab/><text:tab/><text:tab/><text:tab/>"''''''###"</text:p>
      <text:p text:style-name="P2523"><text:tab/><text:tab/><text:tab/><text:tab/><text:tab/><text:tab/>,</text:p>
      <text:p text:style-name="P2524"><text:tab/><text:tab/><text:tab/><text:tab/><text:tab/><text:tab/>"#####'#.#"</text:p>
      <text:p text:style-name="P2525"><text:tab/><text:tab/><text:tab/><text:tab/><text:tab/><text:tab/>,</text:p>
      <text:p text:style-name="P2526"><text:tab/><text:tab/><text:tab/><text:tab/><text:tab/><text:tab/>"# <text:s text:c="2"/>###.#"</text:p>
      <text:p text:style-name="P2527"><text:tab/><text:tab/><text:tab/><text:tab/><text:tab/><text:tab/>,</text:p>
      <text:p text:style-name="P2528"><text:tab/><text:tab/><text:tab/><text:tab/><text:tab/><text:tab/>"# <text:s text:c="2"/>$ #.#"</text:p>
      <text:p text:style-name="P2529"><text:tab/><text:tab/><text:tab/><text:tab/><text:tab/><text:tab/>,</text:p>
      <text:soft-page-break/>
      <text:p text:style-name="P2530"><text:tab/><text:tab/><text:tab/><text:tab/><text:tab/><text:tab/>"# $ <text:s/>$ <text:s/>#"</text:p>
      <text:p text:style-name="P2531"><text:tab/><text:tab/><text:tab/><text:tab/><text:tab/><text:tab/>,</text:p>
      <text:p text:style-name="P2532"><text:tab/><text:tab/><text:tab/><text:tab/><text:tab/><text:tab/>"#####@# #"</text:p>
      <text:p text:style-name="P2533"><text:tab/><text:tab/><text:tab/><text:tab/><text:tab/><text:tab/>,</text:p>
      <text:p text:style-name="P2534"><text:tab/><text:tab/><text:tab/><text:tab/><text:tab/><text:tab/>"''''# <text:s text:c="2"/>#"</text:p>
      <text:p text:style-name="P2535"><text:tab/><text:tab/><text:tab/><text:tab/><text:tab/><text:tab/>,</text:p>
      <text:p text:style-name="P2536"><text:tab/><text:tab/><text:tab/><text:tab/><text:tab/><text:tab/>"''''#####"</text:p>
      <text:p text:style-name="P2537"><text:tab/><text:tab/><text:tab/><text:tab/>}</text:p>
      <text:p text:style-name="P2538"><text:tab/><text:tab/>});</text:p>
      <text:p text:style-name="P2539"/>
      <text:p text:style-name="P2540"><text:span text:style-name="T2541"><text:tab/></text:span><text:span text:style-name="T2542"><text:tab/>//<text:s/></text:span><text:span text:style-name="T2543">Средние</text:span></text:p>
      <text:p text:style-name="P2544"><text:tab/><text:tab/>levelMaps.add(new String[][] {</text:p>
      <text:p text:style-name="P2545"><text:tab/><text:tab/><text:tab/><text:tab/>{</text:p>
      <text:p text:style-name="P2546"><text:tab/><text:tab/><text:tab/><text:tab/><text:tab/>"'''###'''''"</text:p>
      <text:p text:style-name="P2547"><text:tab/><text:tab/><text:tab/><text:tab/><text:tab/>,</text:p>
      <text:p text:style-name="P2548"><text:tab/><text:tab/><text:tab/><text:tab/><text:tab/>"''## #'####"</text:p>
      <text:p text:style-name="P2549"><text:tab/><text:tab/><text:tab/><text:tab/><text:tab/>,</text:p>
      <text:p text:style-name="P2550"><text:tab/><text:tab/><text:tab/><text:tab/><text:tab/>"'## <text:s/>### <text:s/>#"</text:p>
      <text:p text:style-name="P2551"><text:tab/><text:tab/><text:tab/><text:tab/><text:tab/>,</text:p>
      <text:p text:style-name="P2552"><text:tab/><text:tab/><text:tab/><text:tab/><text:tab/>"## $ <text:s text:c="5"/>#"</text:p>
      <text:p text:style-name="P2553"><text:tab/><text:tab/><text:tab/><text:tab/><text:tab/>,</text:p>
      <text:p text:style-name="P2554"><text:tab/><text:tab/><text:tab/><text:tab/><text:tab/>"# <text:s text:c="2"/>@$ # <text:s/>#"</text:p>
      <text:p text:style-name="P2555"><text:tab/><text:tab/><text:tab/><text:tab/><text:tab/>,</text:p>
      <text:p text:style-name="P2556"><text:tab/><text:tab/><text:tab/><text:tab/><text:tab/>"### $### <text:s/>#"</text:p>
      <text:p text:style-name="P2557"><text:tab/><text:tab/><text:tab/><text:tab/><text:tab/>,</text:p>
      <text:p text:style-name="P2558"><text:tab/><text:tab/><text:tab/><text:tab/><text:tab/>"''# <text:s/>#.. <text:s/>#"</text:p>
      <text:p text:style-name="P2559"><text:tab/><text:tab/><text:tab/><text:tab/><text:tab/>,</text:p>
      <text:p text:style-name="P2560"><text:tab/><text:tab/><text:tab/><text:tab/><text:tab/>"'## ##.# ##"</text:p>
      <text:p text:style-name="P2561"><text:tab/><text:tab/><text:tab/><text:tab/><text:tab/>,</text:p>
      <text:p text:style-name="P2562"><text:tab/><text:tab/><text:tab/><text:tab/><text:tab/>"'# <text:s text:c="5"/>##'"</text:p>
      <text:p text:style-name="P2563"><text:tab/><text:tab/><text:tab/><text:tab/><text:tab/>,</text:p>
      <text:p text:style-name="P2564"><text:tab/><text:tab/><text:tab/><text:tab/><text:tab/>"'# <text:s text:c="4"/>##''"</text:p>
      <text:p text:style-name="P2565"><text:tab/><text:tab/><text:tab/><text:tab/><text:tab/>,</text:p>
      <text:p text:style-name="P2566"><text:tab/><text:tab/><text:tab/><text:tab/><text:tab/>"'#######'''"</text:p>
      <text:p text:style-name="P2567"><text:tab/><text:tab/><text:tab/><text:tab/>}</text:p>
      <text:p text:style-name="P2568"><text:tab/><text:tab/><text:tab/><text:tab/>,</text:p>
      <text:p text:style-name="P2569"><text:tab/><text:tab/><text:tab/><text:tab/>{</text:p>
      <text:p text:style-name="P2570"><text:tab/><text:tab/><text:tab/><text:tab/><text:tab/>"'##'#####"</text:p>
      <text:p text:style-name="P2571"><text:tab/><text:tab/><text:tab/><text:tab/><text:tab/>,</text:p>
      <text:p text:style-name="P2572"><text:tab/><text:tab/><text:tab/><text:tab/><text:tab/>"##'## . #"</text:p>
      <text:p text:style-name="P2573"><text:tab/><text:tab/><text:tab/><text:tab/><text:tab/>,</text:p>
      <text:p text:style-name="P2574"><text:tab/><text:tab/><text:tab/><text:tab/><text:tab/>"#'## $. #"</text:p>
      <text:p text:style-name="P2575"><text:tab/><text:tab/><text:tab/><text:tab/><text:tab/>,</text:p>
      <text:p text:style-name="P2576"><text:tab/><text:tab/><text:tab/><text:tab/><text:tab/>"'## $ <text:s text:c="2"/>#"</text:p>
      <text:p text:style-name="P2577"><text:tab/><text:tab/><text:tab/><text:tab/><text:tab/>,</text:p>
      <text:p text:style-name="P2578"><text:tab/><text:tab/><text:tab/><text:tab/><text:tab/>"## $@ ###"</text:p>
      <text:soft-page-break/>
      <text:p text:style-name="P2579"><text:tab/><text:tab/><text:tab/><text:tab/><text:tab/>,</text:p>
      <text:p text:style-name="P2580"><text:tab/><text:tab/><text:tab/><text:tab/><text:tab/>"# $ <text:s/>##''"</text:p>
      <text:p text:style-name="P2581"><text:tab/><text:tab/><text:tab/><text:tab/><text:tab/>,</text:p>
      <text:p text:style-name="P2582"><text:tab/><text:tab/><text:tab/><text:tab/><text:tab/>"#.. ##'##"</text:p>
      <text:p text:style-name="P2583"><text:tab/><text:tab/><text:tab/><text:tab/><text:tab/>,</text:p>
      <text:p text:style-name="P2584"><text:tab/><text:tab/><text:tab/><text:tab/><text:tab/>"# <text:s text:c="2"/>#'##'"</text:p>
      <text:p text:style-name="P2585"><text:tab/><text:tab/><text:tab/><text:tab/><text:tab/>,</text:p>
      <text:p text:style-name="P2586"><text:tab/><text:tab/><text:tab/><text:tab/><text:tab/>"#####'#''"</text:p>
      <text:p text:style-name="P2587"><text:tab/><text:tab/><text:tab/><text:tab/>}</text:p>
      <text:p text:style-name="P2588"><text:tab/><text:tab/><text:tab/><text:tab/>,</text:p>
      <text:p text:style-name="P2589"><text:tab/><text:tab/><text:tab/><text:tab/>{</text:p>
      <text:p text:style-name="P2590"><text:tab/><text:tab/><text:tab/><text:tab/><text:tab/>"'''''''''''#####"</text:p>
      <text:p text:style-name="P2591"><text:tab/><text:tab/><text:tab/><text:tab/><text:tab/>,</text:p>
      <text:p text:style-name="P2592"><text:tab/><text:tab/><text:tab/><text:tab/><text:tab/>"''''''''''## <text:s text:c="2"/>#"</text:p>
      <text:p text:style-name="P2593"><text:tab/><text:tab/><text:tab/><text:tab/><text:tab/>,</text:p>
      <text:p text:style-name="P2594"><text:tab/><text:tab/><text:tab/><text:tab/><text:tab/>"''''''''''# <text:s text:c="3"/>#"</text:p>
      <text:p text:style-name="P2595"><text:tab/><text:tab/><text:tab/><text:tab/><text:tab/>,</text:p>
      <text:p text:style-name="P2596"><text:tab/><text:tab/><text:tab/><text:tab/><text:tab/>"''''####''# $ ##"</text:p>
      <text:p text:style-name="P2597"><text:tab/><text:tab/><text:tab/><text:tab/><text:tab/>,</text:p>
      <text:p text:style-name="P2598"><text:tab/><text:tab/><text:tab/><text:tab/><text:tab/>"''''# <text:s/>####$ $#'"</text:p>
      <text:p text:style-name="P2599"><text:tab/><text:tab/><text:tab/><text:tab/><text:tab/>,</text:p>
      <text:p text:style-name="P2600"><text:tab/><text:tab/><text:tab/><text:tab/><text:tab/>"''''# <text:s text:c="4"/>$ $ #'"</text:p>
      <text:p text:style-name="P2601"><text:tab/><text:tab/><text:tab/><text:tab/><text:tab/>,</text:p>
      <text:p text:style-name="P2602"><text:tab/><text:tab/><text:tab/><text:tab/><text:tab/>"'''## ## $ $ $#'"</text:p>
      <text:p text:style-name="P2603"><text:tab/><text:tab/><text:tab/><text:tab/><text:tab/>,</text:p>
      <text:p text:style-name="P2604"><text:tab/><text:tab/><text:tab/><text:tab/><text:tab/>"'''# <text:s/>.# <text:s/>$ $ #'"</text:p>
      <text:p text:style-name="P2605"><text:tab/><text:tab/><text:tab/><text:tab/><text:tab/>,</text:p>
      <text:p text:style-name="P2606"><text:tab/><text:tab/><text:tab/><text:tab/><text:tab/>"'''# <text:s/>.# <text:s text:c="5"/>#'"</text:p>
      <text:p text:style-name="P2607"><text:tab/><text:tab/><text:tab/><text:tab/><text:tab/>,</text:p>
      <text:p text:style-name="P2608"><text:tab/><text:tab/><text:tab/><text:tab/><text:tab/>"##### #########'"</text:p>
      <text:p text:style-name="P2609"><text:tab/><text:tab/><text:tab/><text:tab/><text:tab/>,</text:p>
      <text:p text:style-name="P2610"><text:tab/><text:tab/><text:tab/><text:tab/><text:tab/>"#.... @ <text:s/>#''''''"</text:p>
      <text:p text:style-name="P2611"><text:tab/><text:tab/><text:tab/><text:tab/><text:tab/>,</text:p>
      <text:p text:style-name="P2612"><text:tab/><text:tab/><text:tab/><text:tab/><text:tab/>"#.... <text:s text:c="3"/>#''''''"</text:p>
      <text:p text:style-name="P2613"><text:tab/><text:tab/><text:tab/><text:tab/><text:tab/>,</text:p>
      <text:p text:style-name="P2614"><text:tab/><text:tab/><text:tab/><text:tab/><text:tab/>"## <text:s/>######''''''"</text:p>
      <text:p text:style-name="P2615"><text:tab/><text:tab/><text:tab/><text:tab/><text:tab/>,</text:p>
      <text:p text:style-name="P2616"><text:tab/><text:tab/><text:tab/><text:tab/><text:tab/>"'####'''''''''''"</text:p>
      <text:p text:style-name="P2617"><text:tab/><text:tab/><text:tab/><text:tab/>}</text:p>
      <text:p text:style-name="P2618"><text:tab/><text:tab/><text:tab/><text:tab/>,</text:p>
      <text:p text:style-name="P2619"><text:tab/><text:tab/><text:tab/><text:tab/>{</text:p>
      <text:p text:style-name="P2620"><text:tab/><text:tab/><text:tab/><text:tab/><text:tab/>"''###########"</text:p>
      <text:p text:style-name="P2621"><text:tab/><text:tab/><text:tab/><text:tab/><text:tab/>,</text:p>
      <text:p text:style-name="P2622"><text:tab/><text:tab/><text:tab/><text:tab/><text:tab/>"'## <text:s text:c="4"/># <text:s/>@#"</text:p>
      <text:p text:style-name="P2623"><text:tab/><text:tab/><text:tab/><text:tab/><text:tab/>,</text:p>
      <text:p text:style-name="P2624"><text:tab/><text:tab/><text:tab/><text:tab/><text:tab/>"### $ $$# <text:s text:c="2"/>#"</text:p>
      <text:soft-page-break/>
      <text:p text:style-name="P2625"><text:tab/><text:tab/><text:tab/><text:tab/><text:tab/>,</text:p>
      <text:p text:style-name="P2626"><text:tab/><text:tab/><text:tab/><text:tab/><text:tab/>"#'##$ <text:s text:c="3"/>$$ #"</text:p>
      <text:p text:style-name="P2627"><text:tab/><text:tab/><text:tab/><text:tab/><text:tab/>,</text:p>
      <text:p text:style-name="P2628"><text:tab/><text:tab/><text:tab/><text:tab/><text:tab/>"#''# <text:s/>$ # <text:s text:c="2"/>#"</text:p>
      <text:p text:style-name="P2629"><text:tab/><text:tab/><text:tab/><text:tab/><text:tab/>,</text:p>
      <text:p text:style-name="P2630"><text:tab/><text:tab/><text:tab/><text:tab/><text:tab/>"###### ######"</text:p>
      <text:p text:style-name="P2631"><text:tab/><text:tab/><text:tab/><text:tab/><text:tab/>,</text:p>
      <text:p text:style-name="P2632"><text:tab/><text:tab/><text:tab/><text:tab/><text:tab/>"#.. ..$ #*##'"</text:p>
      <text:p text:style-name="P2633"><text:tab/><text:tab/><text:tab/><text:tab/><text:tab/>,</text:p>
      <text:p text:style-name="P2634"><text:tab/><text:tab/><text:tab/><text:tab/><text:tab/>"# .. <text:s text:c="3"/>###''"</text:p>
      <text:p text:style-name="P2635"><text:tab/><text:tab/><text:tab/><text:tab/><text:tab/>,</text:p>
      <text:p text:style-name="P2636"><text:tab/><text:tab/><text:tab/><text:tab/><text:tab/>"# <text:s/>..#####'''"</text:p>
      <text:p text:style-name="P2637"><text:tab/><text:tab/><text:tab/><text:tab/><text:tab/>,</text:p>
      <text:p text:style-name="P2638"><text:tab/><text:tab/><text:tab/><text:tab/><text:tab/>"#########''''"</text:p>
      <text:p text:style-name="P2639"><text:tab/><text:tab/><text:tab/><text:tab/>}</text:p>
      <text:p text:style-name="P2640"><text:tab/><text:tab/><text:tab/><text:tab/>,</text:p>
      <text:p text:style-name="P2641"><text:tab/><text:tab/><text:tab/><text:tab/>{</text:p>
      <text:p text:style-name="P2642"><text:tab/><text:tab/><text:tab/><text:tab/><text:tab/>"''###########''"</text:p>
      <text:p text:style-name="P2643"><text:tab/><text:tab/><text:tab/><text:tab/><text:tab/>,</text:p>
      <text:p text:style-name="P2644"><text:tab/><text:tab/><text:tab/><text:tab/><text:tab/>"'## <text:s text:c="3"/># <text:s text:c="3"/>##'"</text:p>
      <text:p text:style-name="P2645"><text:tab/><text:tab/><text:tab/><text:tab/><text:tab/>,</text:p>
      <text:p text:style-name="P2646"><text:tab/><text:tab/><text:tab/><text:tab/><text:tab/>"### $ $#$ $ ###"</text:p>
      <text:p text:style-name="P2647"><text:tab/><text:tab/><text:tab/><text:tab/><text:tab/>,</text:p>
      <text:p text:style-name="P2648"><text:tab/><text:tab/><text:tab/><text:tab/><text:tab/>"# #$ $ # $ $# #"</text:p>
      <text:p text:style-name="P2649"><text:tab/><text:tab/><text:tab/><text:tab/><text:tab/>,</text:p>
      <text:p text:style-name="P2650"><text:tab/><text:tab/><text:tab/><text:tab/><text:tab/>"# $ <text:s/>..#.. <text:s/>$ #"</text:p>
      <text:p text:style-name="P2651"><text:tab/><text:tab/><text:tab/><text:tab/><text:tab/>,</text:p>
      <text:p text:style-name="P2652"><text:tab/><text:tab/><text:tab/><text:tab/><text:tab/>"# <text:s/>$...#...$ <text:s/>#"</text:p>
      <text:p text:style-name="P2653"><text:tab/><text:tab/><text:tab/><text:tab/><text:tab/>,</text:p>
      <text:p text:style-name="P2654"><text:tab/><text:tab/><text:tab/><text:tab/><text:tab/>"# $ .. * .. $ #"</text:p>
      <text:p text:style-name="P2655"><text:tab/><text:tab/><text:tab/><text:tab/><text:tab/>,</text:p>
      <text:p text:style-name="P2656"><text:tab/><text:tab/><text:tab/><text:tab/><text:tab/>"###### @ ######"</text:p>
      <text:p text:style-name="P2657"><text:tab/><text:tab/><text:tab/><text:tab/><text:tab/>,</text:p>
      <text:p text:style-name="P2658"><text:tab/><text:tab/><text:tab/><text:tab/><text:tab/>"# $ .. <text:s text:c="2"/>.. $ #"</text:p>
      <text:p text:style-name="P2659"><text:tab/><text:tab/><text:tab/><text:tab/><text:tab/>,</text:p>
      <text:p text:style-name="P2660"><text:tab/><text:tab/><text:tab/><text:tab/><text:tab/>"# <text:s/>$...#...$ <text:s/>#"</text:p>
      <text:p text:style-name="P2661"><text:tab/><text:tab/><text:tab/><text:tab/><text:tab/>,</text:p>
      <text:p text:style-name="P2662"><text:tab/><text:tab/><text:tab/><text:tab/><text:tab/>"# $ <text:s/>..#.. <text:s/>$ #"</text:p>
      <text:p text:style-name="P2663"><text:tab/><text:tab/><text:tab/><text:tab/><text:tab/>,</text:p>
      <text:p text:style-name="P2664"><text:tab/><text:tab/><text:tab/><text:tab/><text:tab/>"# #$ $ # $ $# #"</text:p>
      <text:p text:style-name="P2665"><text:tab/><text:tab/><text:tab/><text:tab/><text:tab/>,</text:p>
      <text:p text:style-name="P2666"><text:tab/><text:tab/><text:tab/><text:tab/><text:tab/>"### $ $#$ $ ###"</text:p>
      <text:p text:style-name="P2667"><text:tab/><text:tab/><text:tab/><text:tab/><text:tab/>,</text:p>
      <text:p text:style-name="P2668"><text:tab/><text:tab/><text:tab/><text:tab/><text:tab/>"'## <text:s text:c="3"/># <text:s text:c="3"/>##'"</text:p>
      <text:p text:style-name="P2669"><text:tab/><text:tab/><text:tab/><text:tab/><text:tab/>,</text:p>
      <text:p text:style-name="P2670"><text:tab/><text:tab/><text:tab/><text:tab/><text:tab/>"''###########''"</text:p>
      <text:soft-page-break/>
      <text:p text:style-name="P2671"><text:tab/><text:tab/><text:tab/><text:tab/>}</text:p>
      <text:p text:style-name="P2672"><text:tab/><text:tab/><text:tab/><text:tab/>,</text:p>
      <text:p text:style-name="P2673"><text:tab/><text:tab/><text:tab/><text:tab/>{</text:p>
      <text:p text:style-name="P2674"><text:tab/><text:tab/><text:tab/><text:tab/><text:tab/>"''###########''"</text:p>
      <text:p text:style-name="P2675"><text:tab/><text:tab/><text:tab/><text:tab/><text:tab/>,</text:p>
      <text:p text:style-name="P2676"><text:tab/><text:tab/><text:tab/><text:tab/><text:tab/>"###. <text:s/>.$. <text:s/>.###"</text:p>
      <text:p text:style-name="P2677"><text:tab/><text:tab/><text:tab/><text:tab/><text:tab/>,</text:p>
      <text:p text:style-name="P2678"><text:tab/><text:tab/><text:tab/><text:tab/><text:tab/>"'## $ <text:s/>$ <text:s/>$ ##'"</text:p>
      <text:p text:style-name="P2679"><text:tab/><text:tab/><text:tab/><text:tab/><text:tab/>,</text:p>
      <text:p text:style-name="P2680"><text:tab/><text:tab/><text:tab/><text:tab/><text:tab/>"''## ..$.. ##''"</text:p>
      <text:p text:style-name="P2681"><text:tab/><text:tab/><text:tab/><text:tab/><text:tab/>,</text:p>
      <text:p text:style-name="P2682"><text:tab/><text:tab/><text:tab/><text:tab/><text:tab/>"'''##$#$#$##'''"</text:p>
      <text:p text:style-name="P2683"><text:tab/><text:tab/><text:tab/><text:tab/><text:tab/>,</text:p>
      <text:p text:style-name="P2684"><text:tab/><text:tab/><text:tab/><text:tab/><text:tab/>"''''#.$ $.#''''"</text:p>
      <text:p text:style-name="P2685"><text:tab/><text:tab/><text:tab/><text:tab/><text:tab/>,</text:p>
      <text:p text:style-name="P2686"><text:tab/><text:tab/><text:tab/><text:tab/><text:tab/>"''''# <text:s/>@ <text:s/>#''''"</text:p>
      <text:p text:style-name="P2687"><text:tab/><text:tab/><text:tab/><text:tab/><text:tab/>,</text:p>
      <text:p text:style-name="P2688"><text:tab/><text:tab/><text:tab/><text:tab/><text:tab/>"''''### ###''''"</text:p>
      <text:p text:style-name="P2689"><text:tab/><text:tab/><text:tab/><text:tab/><text:tab/>,</text:p>
      <text:p text:style-name="P2690"><text:tab/><text:tab/><text:tab/><text:tab/><text:tab/>"'''## $ $ ##'''"</text:p>
      <text:p text:style-name="P2691"><text:tab/><text:tab/><text:tab/><text:tab/><text:tab/>,</text:p>
      <text:p text:style-name="P2692"><text:tab/><text:tab/><text:tab/><text:tab/><text:tab/>"'''#. <text:s/>$ <text:s/>.#'''"</text:p>
      <text:p text:style-name="P2693"><text:tab/><text:tab/><text:tab/><text:tab/><text:tab/>,</text:p>
      <text:p text:style-name="P2694"><text:tab/><text:tab/><text:tab/><text:tab/><text:tab/>"'''### . ###'''"</text:p>
      <text:p text:style-name="P2695"><text:tab/><text:tab/><text:tab/><text:tab/><text:tab/>,</text:p>
      <text:p text:style-name="P2696"><text:tab/><text:tab/><text:tab/><text:tab/><text:tab/>"'''''#####'''''"</text:p>
      <text:p text:style-name="P2697"><text:tab/><text:tab/><text:tab/><text:tab/>}</text:p>
      <text:p text:style-name="P2698"><text:tab/><text:tab/><text:tab/><text:tab/>,</text:p>
      <text:p text:style-name="P2699"><text:tab/><text:tab/><text:tab/><text:tab/>{</text:p>
      <text:p text:style-name="P2700"><text:tab/><text:tab/><text:tab/><text:tab/><text:tab/>"'''''''''''######''"</text:p>
      <text:p text:style-name="P2701"><text:tab/><text:tab/><text:tab/><text:tab/><text:tab/>,</text:p>
      <text:p text:style-name="P2702"><text:tab/><text:tab/><text:tab/><text:tab/><text:tab/>"''''####''## <text:s text:c="3"/>#''"</text:p>
      <text:p text:style-name="P2703"><text:tab/><text:tab/><text:tab/><text:tab/><text:tab/>,</text:p>
      <text:p text:style-name="P2704"><text:tab/><text:tab/><text:tab/><text:tab/><text:tab/>"''### <text:s/>#''# <text:s/>## ###"</text:p>
      <text:p text:style-name="P2705"><text:tab/><text:tab/><text:tab/><text:tab/><text:tab/>,</text:p>
      <text:p text:style-name="P2706"><text:tab/><text:tab/><text:tab/><text:tab/><text:tab/>"### <text:s text:c="3"/>#### # <text:s text:c="2"/>$ #"</text:p>
      <text:p text:style-name="P2707"><text:tab/><text:tab/><text:tab/><text:tab/><text:tab/>,</text:p>
      <text:p text:style-name="P2708"><text:tab/><text:tab/><text:tab/><text:tab/><text:tab/>"# <text:s/>$ @ ...*.. <text:s/>$ <text:s/>#"</text:p>
      <text:p text:style-name="P2709"><text:tab/><text:tab/><text:tab/><text:tab/><text:tab/>,</text:p>
      <text:p text:style-name="P2710"><text:tab/><text:tab/><text:tab/><text:tab/><text:tab/>"# $ $ <text:s/>## ### <text:s text:c="2"/>###"</text:p>
      <text:p text:style-name="P2711"><text:tab/><text:tab/><text:tab/><text:tab/><text:tab/>,</text:p>
      <text:p text:style-name="P2712"><text:tab/><text:tab/><text:tab/><text:tab/><text:tab/>"### ### <text:s text:c="2"/>#'#####''"</text:p>
      <text:p text:style-name="P2713"><text:tab/><text:tab/><text:tab/><text:tab/><text:tab/>,</text:p>
      <text:p text:style-name="P2714"><text:tab/><text:tab/><text:tab/><text:tab/><text:tab/>"'# <text:s text:c="5"/>###''''''''"</text:p>
      <text:p text:style-name="P2715"><text:tab/><text:tab/><text:tab/><text:tab/><text:tab/>,</text:p>
      <text:p text:style-name="P2716"><text:tab/><text:tab/><text:tab/><text:tab/><text:tab/>"'# <text:s text:c="2"/>####''''''''''"</text:p>
      <text:soft-page-break/>
      <text:p text:style-name="P2717"><text:tab/><text:tab/><text:tab/><text:tab/><text:tab/>,</text:p>
      <text:p text:style-name="P2718"><text:tab/><text:tab/><text:tab/><text:tab/><text:tab/>"'#####'''''''''''''"</text:p>
      <text:p text:style-name="P2719"><text:tab/><text:tab/><text:tab/><text:tab/>}</text:p>
      <text:p text:style-name="P2720"><text:tab/><text:tab/><text:tab/><text:tab/>,</text:p>
      <text:p text:style-name="P2721"><text:tab/><text:tab/><text:tab/><text:tab/>{</text:p>
      <text:p text:style-name="P2722"><text:tab/><text:tab/><text:tab/><text:tab/><text:tab/>"''''#######''"</text:p>
      <text:p text:style-name="P2723"><text:tab/><text:tab/><text:tab/><text:tab/><text:tab/>,</text:p>
      <text:p text:style-name="P2724"><text:tab/><text:tab/><text:tab/><text:tab/><text:tab/>"''''# <text:s text:c="4"/>##'"</text:p>
      <text:p text:style-name="P2725"><text:tab/><text:tab/><text:tab/><text:tab/><text:tab/>,</text:p>
      <text:p text:style-name="P2726"><text:tab/><text:tab/><text:tab/><text:tab/><text:tab/>"##### ### <text:s/>##"</text:p>
      <text:p text:style-name="P2727"><text:tab/><text:tab/><text:tab/><text:tab/><text:tab/>,</text:p>
      <text:p text:style-name="P2728"><text:tab/><text:tab/><text:tab/><text:tab/><text:tab/>"# <text:s text:c="6"/># <text:s/>##"</text:p>
      <text:p text:style-name="P2729"><text:tab/><text:tab/><text:tab/><text:tab/><text:tab/>,</text:p>
      <text:p text:style-name="P2730"><text:tab/><text:tab/><text:tab/><text:tab/><text:tab/>"#@$***. ##$ #"</text:p>
      <text:p text:style-name="P2731"><text:tab/><text:tab/><text:tab/><text:tab/><text:tab/>,</text:p>
      <text:p text:style-name="P2732"><text:tab/><text:tab/><text:tab/><text:tab/><text:tab/>"# <text:s/># <text:s text:c="3"/>## .#"</text:p>
      <text:p text:style-name="P2733"><text:tab/><text:tab/><text:tab/><text:tab/><text:tab/>,</text:p>
      <text:p text:style-name="P2734"><text:tab/><text:tab/><text:tab/><text:tab/><text:tab/>"## <text:s/>## <text:s/># $ #"</text:p>
      <text:p text:style-name="P2735"><text:tab/><text:tab/><text:tab/><text:tab/><text:tab/>,</text:p>
      <text:p text:style-name="P2736"><text:tab/><text:tab/><text:tab/><text:tab/><text:tab/>"'## <text:s/>####.$.#"</text:p>
      <text:p text:style-name="P2737"><text:tab/><text:tab/><text:tab/><text:tab/><text:tab/>,</text:p>
      <text:p text:style-name="P2738"><text:tab/><text:tab/><text:tab/><text:tab/><text:tab/>"''## <text:s text:c="7"/>#"</text:p>
      <text:p text:style-name="P2739"><text:tab/><text:tab/><text:tab/><text:tab/><text:tab/>,</text:p>
      <text:p text:style-name="P2740"><text:tab/><text:tab/><text:tab/><text:tab/><text:tab/>"'''###### <text:s/>##"</text:p>
      <text:p text:style-name="P2741"><text:tab/><text:tab/><text:tab/><text:tab/><text:tab/>,</text:p>
      <text:p text:style-name="P2742"><text:tab/><text:tab/><text:tab/><text:tab/><text:tab/>"''''''''####'"</text:p>
      <text:p text:style-name="P2743"><text:tab/><text:tab/><text:tab/><text:tab/>}</text:p>
      <text:p text:style-name="P2744"><text:tab/><text:tab/><text:tab/><text:tab/>,</text:p>
      <text:p text:style-name="P2745"><text:tab/><text:tab/><text:tab/><text:tab/>{</text:p>
      <text:p text:style-name="P2746"><text:tab/><text:tab/><text:tab/><text:tab/><text:tab/>"#########"</text:p>
      <text:p text:style-name="P2747"><text:tab/><text:tab/><text:tab/><text:tab/><text:tab/>,</text:p>
      <text:p text:style-name="P2748"><text:tab/><text:tab/><text:tab/><text:tab/><text:tab/>"#. . <text:s text:c="3"/>#"</text:p>
      <text:p text:style-name="P2749"><text:tab/><text:tab/><text:tab/><text:tab/><text:tab/>,</text:p>
      <text:p text:style-name="P2750"><text:tab/><text:tab/><text:tab/><text:tab/><text:tab/>"#.$. . <text:s/>#"</text:p>
      <text:p text:style-name="P2751"><text:tab/><text:tab/><text:tab/><text:tab/><text:tab/>,</text:p>
      <text:p text:style-name="P2752"><text:tab/><text:tab/><text:tab/><text:tab/><text:tab/>"## ###@ #"</text:p>
      <text:p text:style-name="P2753"><text:tab/><text:tab/><text:tab/><text:tab/><text:tab/>,</text:p>
      <text:p text:style-name="P2754"><text:tab/><text:tab/><text:tab/><text:tab/><text:tab/>"'# <text:s/>$ <text:s/>##"</text:p>
      <text:p text:style-name="P2755"><text:tab/><text:tab/><text:tab/><text:tab/><text:tab/>,</text:p>
      <text:p text:style-name="P2756"><text:tab/><text:tab/><text:tab/><text:tab/><text:tab/>"'# $$ ##'"</text:p>
      <text:p text:style-name="P2757"><text:tab/><text:tab/><text:tab/><text:tab/><text:tab/>,</text:p>
      <text:p text:style-name="P2758"><text:tab/><text:tab/><text:tab/><text:tab/><text:tab/>"'# <text:s/>$ #''"</text:p>
      <text:p text:style-name="P2759"><text:tab/><text:tab/><text:tab/><text:tab/><text:tab/>,</text:p>
      <text:p text:style-name="P2760"><text:tab/><text:tab/><text:tab/><text:tab/><text:tab/>"'# <text:s/>###''"</text:p>
      <text:p text:style-name="P2761"><text:tab/><text:tab/><text:tab/><text:tab/><text:tab/>,</text:p>
      <text:p text:style-name="P2762"><text:tab/><text:tab/><text:tab/><text:tab/><text:tab/>"'####''''"</text:p>
      <text:soft-page-break/>
      <text:p text:style-name="P2763"><text:tab/><text:tab/><text:tab/><text:tab/>}</text:p>
      <text:p text:style-name="P2764"><text:tab/><text:tab/><text:tab/><text:tab/>,</text:p>
      <text:p text:style-name="P2765"><text:tab/><text:tab/><text:tab/><text:tab/>{</text:p>
      <text:p text:style-name="P2766"><text:tab/><text:tab/><text:tab/><text:tab/><text:tab/>"''''''######''''''"</text:p>
      <text:p text:style-name="P2767"><text:tab/><text:tab/><text:tab/><text:tab/><text:tab/>,</text:p>
      <text:p text:style-name="P2768"><text:tab/><text:tab/><text:tab/><text:tab/><text:tab/>"''''''# <text:s text:c="3"/>#''''''"</text:p>
      <text:p text:style-name="P2769"><text:tab/><text:tab/><text:tab/><text:tab/><text:tab/>,</text:p>
      <text:p text:style-name="P2770"><text:tab/><text:tab/><text:tab/><text:tab/><text:tab/>"''''''# @ <text:s/>###''''"</text:p>
      <text:p text:style-name="P2771"><text:tab/><text:tab/><text:tab/><text:tab/><text:tab/>,</text:p>
      <text:p text:style-name="P2772"><text:tab/><text:tab/><text:tab/><text:tab/><text:tab/>"####''# <text:s text:c="5"/>#''''"</text:p>
      <text:p text:style-name="P2773"><text:tab/><text:tab/><text:tab/><text:tab/><text:tab/>,</text:p>
      <text:p text:style-name="P2774"><text:tab/><text:tab/><text:tab/><text:tab/><text:tab/>"# <text:s/>####..#.#$#####"</text:p>
      <text:p text:style-name="P2775"><text:tab/><text:tab/><text:tab/><text:tab/><text:tab/>,</text:p>
      <text:p text:style-name="P2776"><text:tab/><text:tab/><text:tab/><text:tab/><text:tab/>"# $ $ ##... <text:s text:c="5"/>#"</text:p>
      <text:p text:style-name="P2777"><text:tab/><text:tab/><text:tab/><text:tab/><text:tab/>,</text:p>
      <text:p text:style-name="P2778"><text:tab/><text:tab/><text:tab/><text:tab/><text:tab/>"# <text:s text:c="4"/>.....#$$ <text:s text:c="2"/>#"</text:p>
      <text:p text:style-name="P2779"><text:tab/><text:tab/><text:tab/><text:tab/><text:tab/>,</text:p>
      <text:p text:style-name="P2780"><text:tab/><text:tab/><text:tab/><text:tab/><text:tab/>"###### ##$## #####"</text:p>
      <text:p text:style-name="P2781"><text:tab/><text:tab/><text:tab/><text:tab/><text:tab/>,</text:p>
      <text:p text:style-name="P2782"><text:tab/><text:tab/><text:tab/><text:tab/><text:tab/>"'''''# <text:s/>$ <text:s text:c="3"/>#''''"</text:p>
      <text:p text:style-name="P2783"><text:tab/><text:tab/><text:tab/><text:tab/><text:tab/>,</text:p>
      <text:p text:style-name="P2784"><text:tab/><text:tab/><text:tab/><text:tab/><text:tab/>"'''''#### ####''''"</text:p>
      <text:p text:style-name="P2785"><text:tab/><text:tab/><text:tab/><text:tab/><text:tab/>,</text:p>
      <text:p text:style-name="P2786"><text:tab/><text:tab/><text:tab/><text:tab/><text:tab/>"'''''''# <text:s/>#'''''''"</text:p>
      <text:p text:style-name="P2787"><text:tab/><text:tab/><text:tab/><text:tab/><text:tab/>,</text:p>
      <text:p text:style-name="P2788"><text:tab/><text:tab/><text:tab/><text:tab/><text:tab/>"'''''''# <text:s/>#####'''"</text:p>
      <text:p text:style-name="P2789"><text:tab/><text:tab/><text:tab/><text:tab/><text:tab/>,</text:p>
      <text:p text:style-name="P2790"><text:tab/><text:tab/><text:tab/><text:tab/><text:tab/>"'''''### $ <text:s text:c="3"/>#'''"</text:p>
      <text:p text:style-name="P2791"><text:tab/><text:tab/><text:tab/><text:tab/><text:tab/>,</text:p>
      <text:p text:style-name="P2792"><text:tab/><text:tab/><text:tab/><text:tab/><text:tab/>"'''''# <text:s/>$ $ <text:s text:c="2"/>#'''"</text:p>
      <text:p text:style-name="P2793"><text:tab/><text:tab/><text:tab/><text:tab/><text:tab/>,</text:p>
      <text:p text:style-name="P2794"><text:tab/><text:tab/><text:tab/><text:tab/><text:tab/>"'''''# #$# ####'''"</text:p>
      <text:p text:style-name="P2795"><text:tab/><text:tab/><text:tab/><text:tab/><text:tab/>,</text:p>
      <text:p text:style-name="P2796"><text:tab/><text:tab/><text:tab/><text:tab/><text:tab/>"'''''# <text:s text:c="4"/>#''''''"</text:p>
      <text:p text:style-name="P2797"><text:tab/><text:tab/><text:tab/><text:tab/><text:tab/>,</text:p>
      <text:p text:style-name="P2798"><text:tab/><text:tab/><text:tab/><text:tab/><text:tab/>"'''''#######''''''"</text:p>
      <text:p text:style-name="P2799"><text:tab/><text:tab/><text:tab/><text:tab/>}</text:p>
      <text:p text:style-name="P2800"><text:tab/><text:tab/><text:tab/><text:tab/>,</text:p>
      <text:p text:style-name="P2801"><text:tab/><text:tab/><text:tab/><text:tab/>{</text:p>
      <text:p text:style-name="P2802"><text:tab/><text:tab/><text:tab/><text:tab/><text:tab/>"''####'''''"</text:p>
      <text:p text:style-name="P2803"><text:tab/><text:tab/><text:tab/><text:tab/><text:tab/>,</text:p>
      <text:p text:style-name="P2804"><text:tab/><text:tab/><text:tab/><text:tab/><text:tab/>"### <text:s/>####''"</text:p>
      <text:p text:style-name="P2805"><text:tab/><text:tab/><text:tab/><text:tab/><text:tab/>,</text:p>
      <text:p text:style-name="P2806"><text:tab/><text:tab/><text:tab/><text:tab/><text:tab/>"# <text:s text:c="2"/>@ <text:s text:c="2"/>##'"</text:p>
      <text:p text:style-name="P2807"><text:tab/><text:tab/><text:tab/><text:tab/><text:tab/>,</text:p>
      <text:p text:style-name="P2808"><text:tab/><text:tab/><text:tab/><text:tab/><text:tab/>"# #. .#.###"</text:p>
      <text:soft-page-break/>
      <text:p text:style-name="P2809"><text:tab/><text:tab/><text:tab/><text:tab/><text:tab/>,</text:p>
      <text:p text:style-name="P2810"><text:tab/><text:tab/><text:tab/><text:tab/><text:tab/>"# $$$ $$$ #"</text:p>
      <text:p text:style-name="P2811"><text:tab/><text:tab/><text:tab/><text:tab/><text:tab/>,</text:p>
      <text:p text:style-name="P2812"><text:tab/><text:tab/><text:tab/><text:tab/><text:tab/>"###.#.#.# #"</text:p>
      <text:p text:style-name="P2813"><text:tab/><text:tab/><text:tab/><text:tab/><text:tab/>,</text:p>
      <text:p text:style-name="P2814"><text:tab/><text:tab/><text:tab/><text:tab/><text:tab/>"'## <text:s text:c="6"/>#"</text:p>
      <text:p text:style-name="P2815"><text:tab/><text:tab/><text:tab/><text:tab/><text:tab/>,</text:p>
      <text:p text:style-name="P2816"><text:tab/><text:tab/><text:tab/><text:tab/><text:tab/>"''#### <text:s/>###"</text:p>
      <text:p text:style-name="P2817"><text:tab/><text:tab/><text:tab/><text:tab/><text:tab/>,</text:p>
      <text:p text:style-name="P2818"><text:tab/><text:tab/><text:tab/><text:tab/><text:tab/>"'''''####''"</text:p>
      <text:p text:style-name="P2819"><text:tab/><text:tab/><text:tab/><text:tab/>}</text:p>
      <text:p text:style-name="P2820"><text:tab/><text:tab/><text:tab/><text:tab/>,</text:p>
      <text:p text:style-name="P2821"><text:tab/><text:tab/><text:tab/><text:tab/>{</text:p>
      <text:p text:style-name="P2822"><text:tab/><text:tab/><text:tab/><text:tab/><text:tab/>"''''''''''''''#####''''''''"</text:p>
      <text:p text:style-name="P2823"><text:tab/><text:tab/><text:tab/><text:tab/><text:tab/>,</text:p>
      <text:p text:style-name="P2824"><text:tab/><text:tab/><text:tab/><text:tab/><text:tab/>"''''''''''''''# <text:s text:c="2"/>#''''''''"</text:p>
      <text:p text:style-name="P2825"><text:tab/><text:tab/><text:tab/><text:tab/><text:tab/>,</text:p>
      <text:p text:style-name="P2826"><text:tab/><text:tab/><text:tab/><text:tab/><text:tab/>"''''#####'''''# <text:s text:c="2"/>#######''"</text:p>
      <text:p text:style-name="P2827"><text:tab/><text:tab/><text:tab/><text:tab/><text:tab/>,</text:p>
      <text:p text:style-name="P2828"><text:tab/><text:tab/><text:tab/><text:tab/><text:tab/>"''''# <text:s text:c="2"/>#####'# <text:s text:c="2"/>..... #''"</text:p>
      <text:p text:style-name="P2829"><text:tab/><text:tab/><text:tab/><text:tab/><text:tab/>,</text:p>
      <text:p text:style-name="P2830"><text:tab/><text:tab/><text:tab/><text:tab/><text:tab/>"##### # ## <text:s/>#'# <text:s text:c="4"/># # #''"</text:p>
      <text:p text:style-name="P2831"><text:tab/><text:tab/><text:tab/><text:tab/><text:tab/>,</text:p>
      <text:p text:style-name="P2832"><text:tab/><text:tab/><text:tab/><text:tab/><text:tab/>"# $ $ $ $ $ #'## <text:s text:c="2"/>## $ #''"</text:p>
      <text:p text:style-name="P2833"><text:tab/><text:tab/><text:tab/><text:tab/><text:tab/>,</text:p>
      <text:p text:style-name="P2834"><text:tab/><text:tab/><text:tab/><text:tab/><text:tab/>"# # ##......#### ### $$ ###"</text:p>
      <text:p text:style-name="P2835"><text:tab/><text:tab/><text:tab/><text:tab/><text:tab/>,</text:p>
      <text:p text:style-name="P2836"><text:tab/><text:tab/><text:tab/><text:tab/><text:tab/>"# <text:s text:c="5"/>## * # <text:s text:c="3"/>#'# <text:s/>$$ <text:s/>#"</text:p>
      <text:p text:style-name="P2837"><text:tab/><text:tab/><text:tab/><text:tab/><text:tab/>,</text:p>
      <text:p text:style-name="P2838"><text:tab/><text:tab/><text:tab/><text:tab/><text:tab/>"##########+$$ <text:s text:c="2"/>##'# <text:s text:c="5"/>#"</text:p>
      <text:p text:style-name="P2839"><text:tab/><text:tab/><text:tab/><text:tab/><text:tab/>,</text:p>
      <text:p text:style-name="P2840"><text:tab/><text:tab/><text:tab/><text:tab/><text:tab/>"'''''''''#.$ $# #''########"</text:p>
      <text:p text:style-name="P2841"><text:tab/><text:tab/><text:tab/><text:tab/><text:tab/>,</text:p>
      <text:p text:style-name="P2842"><text:tab/><text:tab/><text:tab/><text:tab/><text:tab/>"'''''''''#.## <text:s text:c="2"/>#''''''''''"</text:p>
      <text:p text:style-name="P2843"><text:tab/><text:tab/><text:tab/><text:tab/><text:tab/>,</text:p>
      <text:p text:style-name="P2844"><text:tab/><text:tab/><text:tab/><text:tab/><text:tab/>"'''''''''########''''''''''"</text:p>
      <text:p text:style-name="P2845"><text:tab/><text:tab/><text:tab/><text:tab/>}</text:p>
      <text:p text:style-name="P2846"><text:tab/><text:tab/><text:tab/><text:tab/>,</text:p>
      <text:p text:style-name="P2847"><text:tab/><text:tab/><text:tab/><text:tab/>{</text:p>
      <text:p text:style-name="P2848"><text:tab/><text:tab/><text:tab/><text:tab/><text:tab/>"'''#######''"</text:p>
      <text:p text:style-name="P2849"><text:tab/><text:tab/><text:tab/><text:tab/><text:tab/>,</text:p>
      <text:p text:style-name="P2850"><text:tab/><text:tab/><text:tab/><text:tab/><text:tab/>"'### <text:s text:c="4"/>##'"</text:p>
      <text:p text:style-name="P2851"><text:tab/><text:tab/><text:tab/><text:tab/><text:tab/>,</text:p>
      <text:p text:style-name="P2852"><text:tab/><text:tab/><text:tab/><text:tab/><text:tab/>"'# <text:s text:c="2"/>### <text:s/>#'"</text:p>
      <text:p text:style-name="P2853"><text:tab/><text:tab/><text:tab/><text:tab/><text:tab/>,</text:p>
      <text:p text:style-name="P2854"><text:tab/><text:tab/><text:tab/><text:tab/><text:tab/>"'# <text:s text:c="5"/># #'"</text:p>
      <text:soft-page-break/>
      <text:p text:style-name="P2855"><text:tab/><text:tab/><text:tab/><text:tab/><text:tab/>,</text:p>
      <text:p text:style-name="P2856"><text:tab/><text:tab/><text:tab/><text:tab/><text:tab/>"###$#@ <text:s/># #'"</text:p>
      <text:p text:style-name="P2857"><text:tab/><text:tab/><text:tab/><text:tab/><text:tab/>,</text:p>
      <text:p text:style-name="P2858"><text:tab/><text:tab/><text:tab/><text:tab/><text:tab/>"# <text:s text:c="2"/>##### #'"</text:p>
      <text:p text:style-name="P2859"><text:tab/><text:tab/><text:tab/><text:tab/><text:tab/>,</text:p>
      <text:p text:style-name="P2860"><text:tab/><text:tab/><text:tab/><text:tab/><text:tab/>"# <text:s text:c="2"/># <text:s/>*. #'"</text:p>
      <text:p text:style-name="P2861"><text:tab/><text:tab/><text:tab/><text:tab/><text:tab/>,</text:p>
      <text:p text:style-name="P2862"><text:tab/><text:tab/><text:tab/><text:tab/><text:tab/>"##$$# <text:s/>*.##'"</text:p>
      <text:p text:style-name="P2863"><text:tab/><text:tab/><text:tab/><text:tab/><text:tab/>,</text:p>
      <text:p text:style-name="P2864"><text:tab/><text:tab/><text:tab/><text:tab/><text:tab/>"'# <text:s text:c="4"/>*..#'"</text:p>
      <text:p text:style-name="P2865"><text:tab/><text:tab/><text:tab/><text:tab/><text:tab/>,</text:p>
      <text:p text:style-name="P2866"><text:tab/><text:tab/><text:tab/><text:tab/><text:tab/>"'#### #...##"</text:p>
      <text:p text:style-name="P2867"><text:tab/><text:tab/><text:tab/><text:tab/><text:tab/>,</text:p>
      <text:p text:style-name="P2868"><text:tab/><text:tab/><text:tab/><text:tab/><text:tab/>"''''# #$$$ #"</text:p>
      <text:p text:style-name="P2869"><text:tab/><text:tab/><text:tab/><text:tab/><text:tab/>,</text:p>
      <text:p text:style-name="P2870"><text:tab/><text:tab/><text:tab/><text:tab/><text:tab/>"''''# <text:s text:c="2"/>$ <text:s/>#"</text:p>
      <text:p text:style-name="P2871"><text:tab/><text:tab/><text:tab/><text:tab/><text:tab/>,</text:p>
      <text:p text:style-name="P2872"><text:tab/><text:tab/><text:tab/><text:tab/><text:tab/>"''''##### <text:s/>#"</text:p>
      <text:p text:style-name="P2873"><text:tab/><text:tab/><text:tab/><text:tab/><text:tab/>,</text:p>
      <text:p text:style-name="P2874"><text:tab/><text:tab/><text:tab/><text:tab/><text:tab/>"''''''''####"</text:p>
      <text:p text:style-name="P2875"><text:tab/><text:tab/><text:tab/><text:tab/>}</text:p>
      <text:p text:style-name="P2876"><text:tab/><text:tab/><text:tab/><text:tab/>,</text:p>
      <text:p text:style-name="P2877"><text:tab/><text:tab/><text:tab/><text:tab/>{</text:p>
      <text:p text:style-name="P2878"><text:tab/><text:tab/><text:tab/><text:tab/><text:tab/>"'#######''"</text:p>
      <text:p text:style-name="P2879"><text:tab/><text:tab/><text:tab/><text:tab/><text:tab/>,</text:p>
      <text:p text:style-name="P2880"><text:tab/><text:tab/><text:tab/><text:tab/><text:tab/>"## <text:s text:c="4"/>#'#"</text:p>
      <text:p text:style-name="P2881"><text:tab/><text:tab/><text:tab/><text:tab/><text:tab/>,</text:p>
      <text:p text:style-name="P2882"><text:tab/><text:tab/><text:tab/><text:tab/><text:tab/>"# <text:s/>*.$.#''"</text:p>
      <text:p text:style-name="P2883"><text:tab/><text:tab/><text:tab/><text:tab/><text:tab/>,</text:p>
      <text:p text:style-name="P2884"><text:tab/><text:tab/><text:tab/><text:tab/><text:tab/>"# <text:s/>*.#.###"</text:p>
      <text:p text:style-name="P2885"><text:tab/><text:tab/><text:tab/><text:tab/><text:tab/>,</text:p>
      <text:p text:style-name="P2886"><text:tab/><text:tab/><text:tab/><text:tab/><text:tab/>"# #$@$$ <text:s/>#"</text:p>
      <text:p text:style-name="P2887"><text:tab/><text:tab/><text:tab/><text:tab/><text:tab/>,</text:p>
      <text:p text:style-name="P2888"><text:tab/><text:tab/><text:tab/><text:tab/><text:tab/>"# <text:s text:c="2"/>## # #"</text:p>
      <text:p text:style-name="P2889"><text:tab/><text:tab/><text:tab/><text:tab/><text:tab/>,</text:p>
      <text:p text:style-name="P2890"><text:tab/><text:tab/><text:tab/><text:tab/><text:tab/>"###### <text:s text:c="2"/>#"</text:p>
      <text:p text:style-name="P2891"><text:tab/><text:tab/><text:tab/><text:tab/><text:tab/>,</text:p>
      <text:p text:style-name="P2892"><text:tab/><text:tab/><text:tab/><text:tab/><text:tab/>"'''''#####"</text:p>
      <text:p text:style-name="P2893"><text:tab/><text:tab/><text:tab/><text:tab/>}</text:p>
      <text:p text:style-name="P2894"><text:tab/><text:tab/><text:tab/><text:tab/>,</text:p>
      <text:p text:style-name="P2895"><text:tab/><text:tab/><text:tab/><text:tab/>{</text:p>
      <text:p text:style-name="P2896"><text:tab/><text:tab/><text:tab/><text:tab/><text:tab/>"'''#'#'#'#'#'#'#'#'#'#'#'#''"</text:p>
      <text:p text:style-name="P2897"><text:tab/><text:tab/><text:tab/><text:tab/><text:tab/>,</text:p>
      <text:p text:style-name="P2898"><text:tab/><text:tab/><text:tab/><text:tab/><text:tab/>"''# # # # # # # # # # # # #'"</text:p>
      <text:p text:style-name="P2899"><text:tab/><text:tab/><text:tab/><text:tab/><text:tab/>,</text:p>
      <text:p text:style-name="P2900"><text:tab/><text:tab/><text:tab/><text:tab/><text:tab/>"'# <text:s text:c="2"/>.$ <text:s text:c="3"/>. $. <text:s/>. $ <text:s text:c="2"/>.$ <text:s/>#"</text:p>
      <text:soft-page-break/>
      <text:p text:style-name="P2901"><text:tab/><text:tab/><text:tab/><text:tab/><text:tab/>,</text:p>
      <text:p text:style-name="P2902"><text:tab/><text:tab/><text:tab/><text:tab/><text:tab/>"''# $# #$# # # #$# # # # <text:s/>#'"</text:p>
      <text:p text:style-name="P2903"><text:tab/><text:tab/><text:tab/><text:tab/><text:tab/>,</text:p>
      <text:p text:style-name="P2904"><text:tab/><text:tab/><text:tab/><text:tab/><text:tab/>"'# <text:s/>. <text:s/>. <text:s text:c="3"/>$. <text:s/>. <text:s/>.$ . <text:s/>. #"</text:p>
      <text:p text:style-name="P2905"><text:tab/><text:tab/><text:tab/><text:tab/><text:tab/>,</text:p>
      <text:p text:style-name="P2906"><text:tab/><text:tab/><text:tab/><text:tab/><text:tab/>"''# #$# # # # #$#$ $# #$# #'"</text:p>
      <text:p text:style-name="P2907"><text:tab/><text:tab/><text:tab/><text:tab/><text:tab/>,</text:p>
      <text:p text:style-name="P2908"><text:tab/><text:tab/><text:tab/><text:tab/><text:tab/>"'# . <text:s text:c="4"/>.$ .$ <text:s text:c="3"/>. $. <text:s/>. <text:s/>#"</text:p>
      <text:p text:style-name="P2909"><text:tab/><text:tab/><text:tab/><text:tab/><text:tab/>,</text:p>
      <text:p text:style-name="P2910"><text:tab/><text:tab/><text:tab/><text:tab/><text:tab/>"''# $# # # # #@# # # # #$ #'"</text:p>
      <text:p text:style-name="P2911"><text:tab/><text:tab/><text:tab/><text:tab/><text:tab/>,</text:p>
      <text:p text:style-name="P2912"><text:tab/><text:tab/><text:tab/><text:tab/><text:tab/>"'# <text:s/>. <text:s/>.$ . <text:s text:c="3"/>$. $. <text:s text:c="4"/>. #"</text:p>
      <text:p text:style-name="P2913"><text:tab/><text:tab/><text:tab/><text:tab/><text:tab/>,</text:p>
      <text:p text:style-name="P2914"><text:tab/><text:tab/><text:tab/><text:tab/><text:tab/>"''# #$# #$ $#$# # # # #$# #'"</text:p>
      <text:p text:style-name="P2915"><text:tab/><text:tab/><text:tab/><text:tab/><text:tab/>,</text:p>
      <text:p text:style-name="P2916"><text:tab/><text:tab/><text:tab/><text:tab/><text:tab/>"'# . <text:s/>. $. <text:s/>. <text:s/>.$ <text:s text:c="3"/>. <text:s/>. <text:s/>#"</text:p>
      <text:p text:style-name="P2917"><text:tab/><text:tab/><text:tab/><text:tab/><text:tab/>,</text:p>
      <text:p text:style-name="P2918"><text:tab/><text:tab/><text:tab/><text:tab/><text:tab/>"''# <text:s/># # # #$# # # #$# #$ #'"</text:p>
      <text:p text:style-name="P2919"><text:span text:style-name="T2920"><text:tab/></text:span><text:span text:style-name="T2921"><text:tab/></text:span><text:span text:style-name="T2922"><text:tab/></text:span><text:span text:style-name="T2923"><text:tab/></text:span><text:span text:style-name="T2924"><text:tab/></text:span><text:span text:style-name="T2925">,</text:span></text:p>
      <text:p text:style-name="P2926"><text:tab/><text:tab/><text:tab/><text:tab/><text:tab/>"'# <text:s/>$. <text:s text:c="2"/>$ . <text:s/>.$ . <text:s text:c="3"/>$. <text:s text:c="2"/>#"</text:p>
      <text:p text:style-name="P2927"><text:tab/><text:tab/><text:tab/><text:tab/><text:tab/>,</text:p>
      <text:p text:style-name="P2928"><text:tab/><text:tab/><text:tab/><text:tab/><text:tab/>"''# # # # # # # # # # # # #'"</text:p>
      <text:p text:style-name="P2929"><text:tab/><text:tab/><text:tab/><text:tab/><text:tab/>,</text:p>
      <text:p text:style-name="P2930"><text:tab/><text:tab/><text:tab/><text:tab/><text:tab/>"'''#'#'#'#'#'#'#'#'#'#'#'#''"</text:p>
      <text:p text:style-name="P2931"><text:span text:style-name="T2932"><text:tab/></text:span><text:span text:style-name="T2933"><text:tab/></text:span><text:span text:style-name="T2934"><text:tab/></text:span><text:span text:style-name="T2935"><text:tab/></text:span><text:span text:style-name="T2936">}</text:span></text:p>
      <text:p text:style-name="P2937"><text:tab/><text:tab/>});</text:p>
      <text:p text:style-name="P2938"/>
      <text:p text:style-name="P2939"><text:span text:style-name="T2940"><text:tab/></text:span><text:span text:style-name="T2941"><text:tab/>//<text:s/></text:span><text:span text:style-name="T2942">Сложные</text:span></text:p>
      <text:p text:style-name="P2943"><text:tab/><text:tab/>levelMaps.add(new String[][] {</text:p>
      <text:p text:style-name="P2944"><text:tab/><text:tab/><text:tab/><text:tab/>{</text:p>
      <text:p text:style-name="P2945"><text:tab/><text:tab/><text:tab/><text:tab/><text:tab/>"#####'''''"</text:p>
      <text:p text:style-name="P2946"><text:tab/><text:tab/><text:tab/><text:tab/><text:tab/>,</text:p>
      <text:p text:style-name="P2947"><text:tab/><text:tab/><text:tab/><text:tab/><text:tab/>"# <text:s text:c="2"/>#####'"</text:p>
      <text:p text:style-name="P2948"><text:tab/><text:tab/><text:tab/><text:tab/><text:tab/>,</text:p>
      <text:p text:style-name="P2949"><text:tab/><text:tab/><text:tab/><text:tab/><text:tab/>"# $ $ $ #'"</text:p>
      <text:p text:style-name="P2950"><text:tab/><text:tab/><text:tab/><text:tab/><text:tab/>,</text:p>
      <text:p text:style-name="P2951"><text:tab/><text:tab/><text:tab/><text:tab/><text:tab/>"### # # #'"</text:p>
      <text:p text:style-name="P2952"><text:tab/><text:tab/><text:tab/><text:tab/><text:tab/>,</text:p>
      <text:p text:style-name="P2953"><text:tab/><text:tab/><text:tab/><text:tab/><text:tab/>"''# # <text:s text:c="2"/>#'"</text:p>
      <text:p text:style-name="P2954"><text:tab/><text:tab/><text:tab/><text:tab/><text:tab/>,</text:p>
      <text:p text:style-name="P2955"><text:tab/><text:tab/><text:tab/><text:tab/><text:tab/>"'## ### ##"</text:p>
      <text:p text:style-name="P2956"><text:tab/><text:tab/><text:tab/><text:tab/><text:tab/>,</text:p>
      <text:p text:style-name="P2957"><text:tab/><text:tab/><text:tab/><text:tab/><text:tab/>"'# .....@#"</text:p>
      <text:p text:style-name="P2958"><text:tab/><text:tab/><text:tab/><text:tab/><text:tab/>,</text:p>
      <text:p text:style-name="P2959"><text:tab/><text:tab/><text:tab/><text:tab/><text:tab/>"'# $ $ <text:s text:c="2"/>#"</text:p>
      <text:p text:style-name="P2960"><text:tab/><text:tab/><text:tab/><text:tab/><text:tab/>,</text:p>
      <text:soft-page-break/>
      <text:p text:style-name="P2961"><text:tab/><text:tab/><text:tab/><text:tab/><text:tab/>"'# ### ###"</text:p>
      <text:p text:style-name="P2962"><text:tab/><text:tab/><text:tab/><text:tab/><text:tab/>,</text:p>
      <text:p text:style-name="P2963"><text:tab/><text:tab/><text:tab/><text:tab/><text:tab/>"'# <text:s text:c="4"/>#''"</text:p>
      <text:p text:style-name="P2964"><text:tab/><text:tab/><text:tab/><text:tab/><text:tab/>,</text:p>
      <text:p text:style-name="P2965"><text:tab/><text:tab/><text:tab/><text:tab/><text:tab/>"'#######''"</text:p>
      <text:p text:style-name="P2966"><text:tab/><text:tab/><text:tab/><text:tab/>}</text:p>
      <text:p text:style-name="P2967"><text:tab/><text:tab/><text:tab/><text:tab/>,</text:p>
      <text:p text:style-name="P2968"><text:tab/><text:tab/><text:tab/><text:tab/>{</text:p>
      <text:p text:style-name="P2969"><text:tab/><text:tab/><text:tab/><text:tab/><text:tab/>"'''''####'"</text:p>
      <text:p text:style-name="P2970"><text:tab/><text:tab/><text:tab/><text:tab/><text:tab/>,</text:p>
      <text:p text:style-name="P2971"><text:tab/><text:tab/><text:tab/><text:tab/><text:tab/>"######..#'"</text:p>
      <text:p text:style-name="P2972"><text:tab/><text:tab/><text:tab/><text:tab/><text:tab/>,</text:p>
      <text:p text:style-name="P2973"><text:tab/><text:tab/><text:tab/><text:tab/><text:tab/>"# <text:s text:c="4"/>. #'"</text:p>
      <text:p text:style-name="P2974"><text:tab/><text:tab/><text:tab/><text:tab/><text:tab/>,</text:p>
      <text:p text:style-name="P2975"><text:tab/><text:tab/><text:tab/><text:tab/><text:tab/>"# <text:s/># <text:s/>..#'"</text:p>
      <text:p text:style-name="P2976"><text:tab/><text:tab/><text:tab/><text:tab/><text:tab/>,</text:p>
      <text:p text:style-name="P2977"><text:tab/><text:tab/><text:tab/><text:tab/><text:tab/>"# <text:s/>## ###'"</text:p>
      <text:p text:style-name="P2978"><text:tab/><text:tab/><text:tab/><text:tab/><text:tab/>,</text:p>
      <text:p text:style-name="P2979"><text:tab/><text:tab/><text:tab/><text:tab/><text:tab/>"# <text:s text:c="3"/>$ <text:s/>##"</text:p>
      <text:p text:style-name="P2980"><text:tab/><text:tab/><text:tab/><text:tab/><text:tab/>,</text:p>
      <text:p text:style-name="P2981"><text:tab/><text:tab/><text:tab/><text:tab/><text:tab/>"# <text:s/># #$ @#"</text:p>
      <text:p text:style-name="P2982"><text:tab/><text:tab/><text:tab/><text:tab/><text:tab/>,</text:p>
      <text:p text:style-name="P2983"><text:tab/><text:tab/><text:tab/><text:tab/><text:tab/>"# <text:s/># $ $ #"</text:p>
      <text:p text:style-name="P2984"><text:tab/><text:tab/><text:tab/><text:tab/><text:tab/>,</text:p>
      <text:p text:style-name="P2985"><text:tab/><text:tab/><text:tab/><text:tab/><text:tab/>"# <text:s/>## $ ##"</text:p>
      <text:p text:style-name="P2986"><text:tab/><text:tab/><text:tab/><text:tab/><text:tab/>,</text:p>
      <text:p text:style-name="P2987"><text:tab/><text:tab/><text:tab/><text:tab/><text:tab/>"##### <text:s text:c="2"/>#'"</text:p>
      <text:p text:style-name="P2988"><text:tab/><text:tab/><text:tab/><text:tab/><text:tab/>,</text:p>
      <text:p text:style-name="P2989"><text:tab/><text:tab/><text:tab/><text:tab/><text:tab/>"''''#####'"</text:p>
      <text:p text:style-name="P2990"><text:tab/><text:tab/><text:tab/><text:tab/>}</text:p>
      <text:p text:style-name="P2991"><text:tab/><text:tab/><text:tab/><text:tab/>,</text:p>
      <text:p text:style-name="P2992"><text:tab/><text:tab/><text:tab/><text:tab/>{</text:p>
      <text:p text:style-name="P2993"><text:tab/><text:tab/><text:tab/><text:tab/><text:tab/>"''''''''''#####''"</text:p>
      <text:p text:style-name="P2994"><text:tab/><text:tab/><text:tab/><text:tab/><text:tab/>,</text:p>
      <text:p text:style-name="P2995"><text:tab/><text:tab/><text:tab/><text:tab/><text:tab/>"'''''''''## <text:s text:c="2"/>##'"</text:p>
      <text:p text:style-name="P2996"><text:tab/><text:tab/><text:tab/><text:tab/><text:tab/>,</text:p>
      <text:p text:style-name="P2997"><text:tab/><text:tab/><text:tab/><text:tab/><text:tab/>"'''''''''# <text:s text:c="4"/>##"</text:p>
      <text:p text:style-name="P2998"><text:tab/><text:tab/><text:tab/><text:tab/><text:tab/>,</text:p>
      <text:p text:style-name="P2999"><text:tab/><text:tab/><text:tab/><text:tab/><text:tab/>"'''''''''# <text:s text:c="3"/>@ #"</text:p>
      <text:p text:style-name="P3000"><text:tab/><text:tab/><text:tab/><text:tab/><text:tab/>,</text:p>
      <text:p text:style-name="P3001"><text:tab/><text:tab/><text:tab/><text:tab/><text:tab/>"############ #. #"</text:p>
      <text:p text:style-name="P3002"><text:tab/><text:tab/><text:tab/><text:tab/><text:tab/>,</text:p>
      <text:p text:style-name="P3003"><text:tab/><text:tab/><text:tab/><text:tab/><text:tab/>"# <text:s text:c="11"/>#.##"</text:p>
      <text:p text:style-name="P3004"><text:tab/><text:tab/><text:tab/><text:tab/><text:tab/>,</text:p>
      <text:p text:style-name="P3005"><text:tab/><text:tab/><text:tab/><text:tab/><text:tab/>"# ############.#'"</text:p>
      <text:p text:style-name="P3006"><text:tab/><text:tab/><text:tab/><text:tab/><text:tab/>,</text:p>
      <text:soft-page-break/>
      <text:p text:style-name="P3007"><text:tab/><text:tab/><text:tab/><text:tab/><text:tab/>"# <text:s text:c="12"/>.#'"</text:p>
      <text:p text:style-name="P3008"><text:tab/><text:tab/><text:tab/><text:tab/><text:tab/>,</text:p>
      <text:p text:style-name="P3009"><text:tab/><text:tab/><text:tab/><text:tab/><text:tab/>"##$#$#$#$#$#$#.#'"</text:p>
      <text:p text:style-name="P3010"><text:tab/><text:tab/><text:tab/><text:tab/><text:tab/>,</text:p>
      <text:p text:style-name="P3011"><text:tab/><text:tab/><text:tab/><text:tab/><text:tab/>"'# <text:s text:c="11"/>.#'"</text:p>
      <text:p text:style-name="P3012"><text:tab/><text:tab/><text:tab/><text:tab/><text:tab/>,</text:p>
      <text:p text:style-name="P3013"><text:tab/><text:tab/><text:tab/><text:tab/><text:tab/>"'###############'"</text:p>
      <text:p text:style-name="P3014"><text:tab/><text:tab/><text:tab/><text:tab/>}</text:p>
      <text:p text:style-name="P3015"><text:tab/><text:tab/><text:tab/><text:tab/>,</text:p>
      <text:p text:style-name="P3016"><text:tab/><text:tab/><text:tab/><text:tab/>{</text:p>
      <text:p text:style-name="P3017"><text:tab/><text:tab/><text:tab/><text:tab/><text:tab/>"'''''''#####''''"</text:p>
      <text:p text:style-name="P3018"><text:tab/><text:tab/><text:tab/><text:tab/><text:tab/>,</text:p>
      <text:p text:style-name="P3019"><text:tab/><text:tab/><text:tab/><text:tab/><text:tab/>"'''''### <text:s text:c="2"/>#''''"</text:p>
      <text:p text:style-name="P3020"><text:tab/><text:tab/><text:tab/><text:tab/><text:tab/>,</text:p>
      <text:p text:style-name="P3021"><text:tab/><text:tab/><text:tab/><text:tab/><text:tab/>"####'# <text:s/>$$ ####'"</text:p>
      <text:p text:style-name="P3022"><text:tab/><text:tab/><text:tab/><text:tab/><text:tab/>,</text:p>
      <text:p text:style-name="P3023"><text:tab/><text:tab/><text:tab/><text:tab/><text:tab/>"# <text:s/>### <text:s/>$ <text:s/># <text:s/>#'"</text:p>
      <text:p text:style-name="P3024"><text:tab/><text:tab/><text:tab/><text:tab/><text:tab/>,</text:p>
      <text:p text:style-name="P3025"><text:tab/><text:tab/><text:tab/><text:tab/><text:tab/>"# <text:s text:c="3"/>###$$ <text:s/>$ #'"</text:p>
      <text:p text:style-name="P3026"><text:tab/><text:tab/><text:tab/><text:tab/><text:tab/>,</text:p>
      <text:p text:style-name="P3027"><text:tab/><text:tab/><text:tab/><text:tab/><text:tab/>"# *# <text:s/>@ <text:s/>## # #'"</text:p>
      <text:p text:style-name="P3028"><text:tab/><text:tab/><text:tab/><text:tab/><text:tab/>,</text:p>
      <text:p text:style-name="P3029"><text:tab/><text:tab/><text:tab/><text:tab/><text:tab/>"## ##### #..# ##"</text:p>
      <text:p text:style-name="P3030"><text:tab/><text:tab/><text:tab/><text:tab/><text:tab/>,</text:p>
      <text:p text:style-name="P3031"><text:tab/><text:tab/><text:tab/><text:tab/><text:tab/>"'# <text:s text:c="3"/>## #..# <text:s/>#"</text:p>
      <text:p text:style-name="P3032"><text:tab/><text:tab/><text:tab/><text:tab/><text:tab/>,</text:p>
      <text:p text:style-name="P3033"><text:tab/><text:tab/><text:tab/><text:tab/><text:tab/>"'## <text:s/>$ # #.. <text:s text:c="2"/>#"</text:p>
      <text:p text:style-name="P3034"><text:tab/><text:tab/><text:tab/><text:tab/><text:tab/>,</text:p>
      <text:p text:style-name="P3035"><text:tab/><text:tab/><text:tab/><text:tab/><text:tab/>"#'## $ # <text:s/>..####"</text:p>
      <text:p text:style-name="P3036"><text:tab/><text:tab/><text:tab/><text:tab/><text:tab/>,</text:p>
      <text:p text:style-name="P3037"><text:tab/><text:tab/><text:tab/><text:tab/><text:tab/>"'#'## <text:s text:c="3"/># <text:s/>#'''"</text:p>
      <text:p text:style-name="P3038"><text:tab/><text:tab/><text:tab/><text:tab/><text:tab/>,</text:p>
      <text:p text:style-name="P3039"><text:tab/><text:tab/><text:tab/><text:tab/><text:tab/>"''#'#### <text:s text:c="2"/>##'''"</text:p>
      <text:p text:style-name="P3040"><text:tab/><text:tab/><text:tab/><text:tab/><text:tab/>,</text:p>
      <text:p text:style-name="P3041"><text:tab/><text:tab/><text:tab/><text:tab/><text:tab/>"'''#'''#####''''"</text:p>
      <text:p text:style-name="P3042"><text:tab/><text:tab/><text:tab/><text:tab/>}</text:p>
      <text:p text:style-name="P3043"><text:tab/><text:tab/><text:tab/><text:tab/>,</text:p>
      <text:p text:style-name="P3044"><text:tab/><text:tab/><text:tab/><text:tab/>{</text:p>
      <text:p text:style-name="P3045"><text:tab/><text:tab/><text:tab/><text:tab/><text:tab/>"'''''#####''"</text:p>
      <text:p text:style-name="P3046"><text:tab/><text:tab/><text:tab/><text:tab/><text:tab/>,</text:p>
      <text:p text:style-name="P3047"><text:tab/><text:tab/><text:tab/><text:tab/><text:tab/>"''#### <text:s text:c="2"/>#''"</text:p>
      <text:p text:style-name="P3048"><text:tab/><text:tab/><text:tab/><text:tab/><text:tab/>,</text:p>
      <text:p text:style-name="P3049"><text:tab/><text:tab/><text:tab/><text:tab/><text:tab/>"''# <text:s/>. # ###"</text:p>
      <text:p text:style-name="P3050"><text:tab/><text:tab/><text:tab/><text:tab/><text:tab/>,</text:p>
      <text:p text:style-name="P3051"><text:tab/><text:tab/><text:tab/><text:tab/><text:tab/>"''# $. $ $ #"</text:p>
      <text:p text:style-name="P3052"><text:tab/><text:tab/><text:tab/><text:tab/><text:tab/>,</text:p>
      <text:soft-page-break/>
      <text:p text:style-name="P3053"><text:tab/><text:tab/><text:tab/><text:tab/><text:tab/>"''# #.## $ #"</text:p>
      <text:p text:style-name="P3054"><text:tab/><text:tab/><text:tab/><text:tab/><text:tab/>,</text:p>
      <text:p text:style-name="P3055"><text:tab/><text:tab/><text:tab/><text:tab/><text:tab/>"###@#..#$ <text:s/>#"</text:p>
      <text:p text:style-name="P3056"><text:tab/><text:tab/><text:tab/><text:tab/><text:tab/>,</text:p>
      <text:p text:style-name="P3057"><text:tab/><text:tab/><text:tab/><text:tab/><text:tab/>"# <text:s text:c="2"/>##.# <text:s/>##"</text:p>
      <text:p text:style-name="P3058"><text:tab/><text:tab/><text:tab/><text:tab/><text:tab/>,</text:p>
      <text:p text:style-name="P3059"><text:tab/><text:tab/><text:tab/><text:tab/><text:tab/>"# $ $ .# $#'"</text:p>
      <text:p text:style-name="P3060"><text:tab/><text:tab/><text:tab/><text:tab/><text:tab/>,</text:p>
      <text:p text:style-name="P3061"><text:tab/><text:tab/><text:tab/><text:tab/><text:tab/>"## ###.## #'"</text:p>
      <text:p text:style-name="P3062"><text:tab/><text:tab/><text:tab/><text:tab/><text:tab/>,</text:p>
      <text:p text:style-name="P3063"><text:tab/><text:tab/><text:tab/><text:tab/><text:tab/>"'# <text:s text:c="7"/>#'"</text:p>
      <text:p text:style-name="P3064"><text:tab/><text:tab/><text:tab/><text:tab/><text:tab/>,</text:p>
      <text:p text:style-name="P3065"><text:tab/><text:tab/><text:tab/><text:tab/><text:tab/>"'##### <text:s/>###'"</text:p>
      <text:p text:style-name="P3066"><text:tab/><text:tab/><text:tab/><text:tab/><text:tab/>,</text:p>
      <text:p text:style-name="P3067"><text:tab/><text:tab/><text:tab/><text:tab/><text:tab/>"'''''####'''"</text:p>
      <text:p text:style-name="P3068"><text:tab/><text:tab/><text:tab/><text:tab/>}</text:p>
      <text:p text:style-name="P3069"><text:tab/><text:tab/><text:tab/><text:tab/>,</text:p>
      <text:p text:style-name="P3070"><text:tab/><text:tab/><text:tab/><text:tab/>{</text:p>
      <text:p text:style-name="P3071"><text:tab/><text:tab/><text:tab/><text:tab/><text:tab/>"''''#####''''''''''"</text:p>
      <text:p text:style-name="P3072"><text:tab/><text:tab/><text:tab/><text:tab/><text:tab/>,</text:p>
      <text:p text:style-name="P3073"><text:tab/><text:tab/><text:tab/><text:tab/><text:tab/>"'''## <text:s text:c="2"/>######'''''"</text:p>
      <text:p text:style-name="P3074"><text:tab/><text:tab/><text:tab/><text:tab/><text:tab/>,</text:p>
      <text:p text:style-name="P3075"><text:tab/><text:tab/><text:tab/><text:tab/><text:tab/>"'''# <text:s/>@ <text:s text:c="2"/># <text:s/>#'''''"</text:p>
      <text:p text:style-name="P3076"><text:tab/><text:tab/><text:tab/><text:tab/><text:tab/>,</text:p>
      <text:p text:style-name="P3077"><text:tab/><text:tab/><text:tab/><text:tab/><text:tab/>"'''# <text:s/># <text:s/>$ * #'''''"</text:p>
      <text:p text:style-name="P3078"><text:tab/><text:tab/><text:tab/><text:tab/><text:tab/>,</text:p>
      <text:p text:style-name="P3079"><text:tab/><text:tab/><text:tab/><text:tab/><text:tab/>"#### <text:s/>###$#. #'''''"</text:p>
      <text:p text:style-name="P3080"><text:tab/><text:tab/><text:tab/><text:tab/><text:tab/>,</text:p>
      <text:p text:style-name="P3081"><text:tab/><text:tab/><text:tab/><text:tab/><text:tab/>"#.....# <text:s text:c="3"/>.##'''''"</text:p>
      <text:p text:style-name="P3082"><text:tab/><text:tab/><text:tab/><text:tab/><text:tab/>,</text:p>
      <text:p text:style-name="P3083"><text:tab/><text:tab/><text:tab/><text:tab/><text:tab/>"#.....# #$#. ###'''"</text:p>
      <text:p text:style-name="P3084"><text:tab/><text:tab/><text:tab/><text:tab/><text:tab/>,</text:p>
      <text:p text:style-name="P3085"><text:tab/><text:tab/><text:tab/><text:tab/><text:tab/>"### <text:s text:c="4"/>. ## <text:s text:c="2"/>#'''"</text:p>
      <text:p text:style-name="P3086"><text:tab/><text:tab/><text:tab/><text:tab/><text:tab/>,</text:p>
      <text:p text:style-name="P3087"><text:tab/><text:tab/><text:tab/><text:tab/><text:tab/>"'# <text:s/>## ##$ ### ####"</text:p>
      <text:p text:style-name="P3088"><text:tab/><text:tab/><text:tab/><text:tab/><text:tab/>,</text:p>
      <text:p text:style-name="P3089"><text:tab/><text:tab/><text:tab/><text:tab/><text:tab/>"'# <text:s text:c="2"/># <text:s/># <text:s/>$ <text:s/>$ <text:s text:c="2"/>#"</text:p>
      <text:p text:style-name="P3090"><text:tab/><text:tab/><text:tab/><text:tab/><text:tab/>,</text:p>
      <text:p text:style-name="P3091"><text:tab/><text:tab/><text:tab/><text:tab/><text:tab/>"'# <text:s text:c="2"/>$$$# # <text:s/>$ <text:s/>$ #"</text:p>
      <text:p text:style-name="P3092"><text:tab/><text:tab/><text:tab/><text:tab/><text:tab/>,</text:p>
      <text:p text:style-name="P3093"><text:tab/><text:tab/><text:tab/><text:tab/><text:tab/>"'##### <text:s/># ###### <text:s/>#"</text:p>
      <text:p text:style-name="P3094"><text:tab/><text:tab/><text:tab/><text:tab/><text:tab/>,</text:p>
      <text:p text:style-name="P3095"><text:tab/><text:tab/><text:tab/><text:tab/><text:tab/>"'''''#$ <text:s text:c="3"/>#'''####"</text:p>
      <text:p text:style-name="P3096"><text:tab/><text:tab/><text:tab/><text:tab/><text:tab/>,</text:p>
      <text:p text:style-name="P3097"><text:tab/><text:tab/><text:tab/><text:tab/><text:tab/>"''''## $ # #'''''''"</text:p>
      <text:p text:style-name="P3098"><text:tab/><text:tab/><text:tab/><text:tab/><text:tab/>,</text:p>
      <text:soft-page-break/>
      <text:p text:style-name="P3099"><text:tab/><text:tab/><text:tab/><text:tab/><text:tab/>"''''# $ <text:s text:c="3"/>#'''''''"</text:p>
      <text:p text:style-name="P3100"><text:tab/><text:tab/><text:tab/><text:tab/><text:tab/>,</text:p>
      <text:p text:style-name="P3101"><text:tab/><text:tab/><text:tab/><text:tab/><text:tab/>"''''# <text:s text:c="3"/>###'''''''"</text:p>
      <text:p text:style-name="P3102"><text:tab/><text:tab/><text:tab/><text:tab/><text:tab/>,</text:p>
      <text:p text:style-name="P3103"><text:tab/><text:tab/><text:tab/><text:tab/><text:tab/>"''''######'''''''''"</text:p>
      <text:p text:style-name="P3104"><text:tab/><text:tab/><text:tab/><text:tab/>}</text:p>
      <text:p text:style-name="P3105"><text:tab/><text:tab/><text:tab/><text:tab/>,</text:p>
      <text:p text:style-name="P3106"><text:tab/><text:tab/><text:tab/><text:tab/>{</text:p>
      <text:p text:style-name="P3107"><text:tab/><text:tab/><text:tab/><text:tab/><text:tab/>"'''''''''#####''''"</text:p>
      <text:p text:style-name="P3108"><text:tab/><text:tab/><text:tab/><text:tab/><text:tab/>,</text:p>
      <text:p text:style-name="P3109"><text:tab/><text:tab/><text:tab/><text:tab/><text:tab/>"########## <text:s text:c="2"/>#''''"</text:p>
      <text:p text:style-name="P3110"><text:tab/><text:tab/><text:tab/><text:tab/><text:tab/>,</text:p>
      <text:p text:style-name="P3111"><text:tab/><text:tab/><text:tab/><text:tab/><text:tab/>"#. ........ .##'''"</text:p>
      <text:p text:style-name="P3112"><text:tab/><text:tab/><text:tab/><text:tab/><text:tab/>,</text:p>
      <text:p text:style-name="P3113"><text:tab/><text:tab/><text:tab/><text:tab/><text:tab/>"# <text:s/>#### <text:s text:c="3"/># <text:s/>##''"</text:p>
      <text:p text:style-name="P3114"><text:tab/><text:tab/><text:tab/><text:tab/><text:tab/>,</text:p>
      <text:p text:style-name="P3115"><text:tab/><text:tab/><text:tab/><text:tab/><text:tab/>"## $ <text:s text:c="2"/># <text:s text:c="3"/># <text:s/>##'"</text:p>
      <text:p text:style-name="P3116"><text:tab/><text:tab/><text:tab/><text:tab/><text:tab/>,</text:p>
      <text:p text:style-name="P3117"><text:tab/><text:tab/><text:tab/><text:tab/><text:tab/>"'# $ <text:s/>#'# <text:s text:c="3"/># <text:s/>##"</text:p>
      <text:p text:style-name="P3118"><text:tab/><text:tab/><text:tab/><text:tab/><text:tab/>,</text:p>
      <text:p text:style-name="P3119"><text:tab/><text:tab/><text:tab/><text:tab/><text:tab/>"'# $ $ # # <text:s text:c="3"/># <text:s/>#"</text:p>
      <text:p text:style-name="P3120"><text:tab/><text:tab/><text:tab/><text:tab/><text:tab/>,</text:p>
      <text:p text:style-name="P3121"><text:tab/><text:tab/><text:tab/><text:tab/><text:tab/>"'# $ <text:s/>$ <text:s text:c="2"/># <text:s text:c="3"/>@ #"</text:p>
      <text:p text:style-name="P3122"><text:tab/><text:tab/><text:tab/><text:tab/><text:tab/>,</text:p>
      <text:p text:style-name="P3123"><text:tab/><text:tab/><text:tab/><text:tab/><text:tab/>"'# $ $$ <text:s/># <text:s text:c="6"/>#"</text:p>
      <text:p text:style-name="P3124"><text:tab/><text:tab/><text:tab/><text:tab/><text:tab/>,</text:p>
      <text:p text:style-name="P3125"><text:tab/><text:tab/><text:tab/><text:tab/><text:tab/>"'# $## ###########"</text:p>
      <text:p text:style-name="P3126"><text:tab/><text:tab/><text:tab/><text:tab/><text:tab/>,</text:p>
      <text:p text:style-name="P3127"><text:tab/><text:tab/><text:tab/><text:tab/><text:tab/>"'# <text:s/># <text:s/>#''''''''''"</text:p>
      <text:p text:style-name="P3128"><text:tab/><text:tab/><text:tab/><text:tab/><text:tab/>,</text:p>
      <text:p text:style-name="P3129"><text:tab/><text:tab/><text:tab/><text:tab/><text:tab/>"'# <text:s text:c="3"/>##''''''''''"</text:p>
      <text:p text:style-name="P3130"><text:tab/><text:tab/><text:tab/><text:tab/><text:tab/>,</text:p>
      <text:p text:style-name="P3131"><text:tab/><text:tab/><text:tab/><text:tab/><text:tab/>"'######'''''''''''"</text:p>
      <text:p text:style-name="P3132"><text:tab/><text:tab/><text:tab/><text:tab/>}</text:p>
      <text:p text:style-name="P3133"><text:tab/><text:tab/><text:tab/><text:tab/>,</text:p>
      <text:p text:style-name="P3134"><text:tab/><text:tab/><text:tab/><text:tab/>{</text:p>
      <text:p text:style-name="P3135"><text:tab/><text:tab/><text:tab/><text:tab/><text:tab/>"'''''#########''"</text:p>
      <text:p text:style-name="P3136"><text:tab/><text:tab/><text:tab/><text:tab/><text:tab/>,</text:p>
      <text:p text:style-name="P3137"><text:tab/><text:tab/><text:tab/><text:tab/><text:tab/>"'##### <text:s text:c="6"/>#''"</text:p>
      <text:p text:style-name="P3138"><text:tab/><text:tab/><text:tab/><text:tab/><text:tab/>,</text:p>
      <text:p text:style-name="P3139"><text:tab/><text:tab/><text:tab/><text:tab/><text:tab/>"## <text:s text:c="5"/>#### #''"</text:p>
      <text:p text:style-name="P3140"><text:tab/><text:tab/><text:tab/><text:tab/><text:tab/>,</text:p>
      <text:p text:style-name="P3141"><text:tab/><text:tab/><text:tab/><text:tab/><text:tab/>"# $ # <text:s/>@ *..*###"</text:p>
      <text:p text:style-name="P3142"><text:tab/><text:tab/><text:tab/><text:tab/><text:tab/>,</text:p>
      <text:p text:style-name="P3143"><text:tab/><text:tab/><text:tab/><text:tab/><text:tab/>"# <text:s/># <text:s/># #.... <text:s/>#"</text:p>
      <text:p text:style-name="P3144"><text:tab/><text:tab/><text:tab/><text:tab/><text:tab/>,</text:p>
      <text:soft-page-break/>
      <text:p text:style-name="P3145"><text:tab/><text:tab/><text:tab/><text:tab/><text:tab/>"# <text:s/>#$# <text:s/>#.... <text:s/>#"</text:p>
      <text:p text:style-name="P3146"><text:tab/><text:tab/><text:tab/><text:tab/><text:tab/>,</text:p>
      <text:p text:style-name="P3147"><text:tab/><text:tab/><text:tab/><text:tab/><text:tab/>"# $# # ##$### <text:s/>#"</text:p>
      <text:p text:style-name="P3148"><text:tab/><text:tab/><text:tab/><text:tab/><text:tab/>,</text:p>
      <text:p text:style-name="P3149"><text:tab/><text:tab/><text:tab/><text:tab/><text:tab/>"# <text:s text:c="3"/>#$ <text:s text:c="6"/>##"</text:p>
      <text:p text:style-name="P3150"><text:tab/><text:tab/><text:tab/><text:tab/><text:tab/>,</text:p>
      <text:p text:style-name="P3151"><text:tab/><text:tab/><text:tab/><text:tab/><text:tab/>"## <text:s/>$ <text:s/>$# <text:s/>####'"</text:p>
      <text:p text:style-name="P3152"><text:tab/><text:tab/><text:tab/><text:tab/><text:tab/>,</text:p>
      <text:p text:style-name="P3153"><text:tab/><text:tab/><text:tab/><text:tab/><text:tab/>"'## <text:s/>$ <text:s/>####''''"</text:p>
      <text:p text:style-name="P3154"><text:tab/><text:tab/><text:tab/><text:tab/><text:tab/>,</text:p>
      <text:p text:style-name="P3155"><text:tab/><text:tab/><text:tab/><text:tab/><text:tab/>"''### $$ #'''#''"</text:p>
      <text:p text:style-name="P3156"><text:tab/><text:tab/><text:tab/><text:tab/><text:tab/>,</text:p>
      <text:p text:style-name="P3157"><text:tab/><text:tab/><text:tab/><text:tab/><text:tab/>"''''# <text:s text:c="3"/>#'###''"</text:p>
      <text:p text:style-name="P3158"><text:tab/><text:tab/><text:tab/><text:tab/><text:tab/>,</text:p>
      <text:p text:style-name="P3159"><text:tab/><text:tab/><text:tab/><text:tab/><text:tab/>"''''######''''''"</text:p>
      <text:p text:style-name="P3160"><text:tab/><text:tab/><text:tab/><text:tab/>}</text:p>
      <text:p text:style-name="P3161"><text:tab/><text:tab/><text:tab/><text:tab/>,</text:p>
      <text:p text:style-name="P3162"><text:tab/><text:tab/><text:tab/><text:tab/>{</text:p>
      <text:p text:style-name="P3163"><text:tab/><text:tab/><text:tab/><text:tab/><text:tab/>"''''''''''''''####'''''''''''"</text:p>
      <text:p text:style-name="P3164"><text:tab/><text:tab/><text:tab/><text:tab/><text:tab/>,</text:p>
      <text:p text:style-name="P3165"><text:tab/><text:tab/><text:tab/><text:tab/><text:tab/>"'''''''''''#### <text:s/>##'###''''''"</text:p>
      <text:p text:style-name="P3166"><text:tab/><text:tab/><text:tab/><text:tab/><text:tab/>,</text:p>
      <text:p text:style-name="P3167"><text:tab/><text:tab/><text:tab/><text:tab/><text:tab/>"''''''''#### <text:s/>$ <text:s text:c="2"/>#'#*#'####'"</text:p>
      <text:p text:style-name="P3168"><text:tab/><text:tab/><text:tab/><text:tab/><text:tab/>,</text:p>
      <text:p text:style-name="P3169"><text:tab/><text:tab/><text:tab/><text:tab/><text:tab/>"'######## <text:s/>$ <text:s text:c="2"/>$ <text:s/>#'###'# <text:s/>#'"</text:p>
      <text:p text:style-name="P3170"><text:tab/><text:tab/><text:tab/><text:tab/><text:tab/>,</text:p>
      <text:p text:style-name="P3171"><text:tab/><text:tab/><text:tab/><text:tab/><text:tab/>"'# <text:s/>$ $ $ <text:s text:c="2"/>$ ## <text:s/>#'''''# <text:s/>##"</text:p>
      <text:p text:style-name="P3172"><text:tab/><text:tab/><text:tab/><text:tab/><text:tab/>,</text:p>
      <text:p text:style-name="P3173"><text:tab/><text:tab/><text:tab/><text:tab/><text:tab/>"## $ <text:s text:c="4"/>$ #### $ ####### <text:s text:c="2"/>#"</text:p>
      <text:p text:style-name="P3174"><text:tab/><text:tab/><text:tab/><text:tab/><text:tab/>,</text:p>
      <text:p text:style-name="P3175"><text:tab/><text:tab/><text:tab/><text:tab/><text:tab/>"# <text:s text:c="2"/>$$ ##### $ <text:s text:c="2"/>## <text:s text:c="5"/># <text:s/>#"</text:p>
      <text:p text:style-name="P3176"><text:tab/><text:tab/><text:tab/><text:tab/><text:tab/>,</text:p>
      <text:p text:style-name="P3177"><text:tab/><text:tab/><text:tab/><text:tab/><text:tab/>"# <text:s/>## ## <text:s/>$ <text:s text:c="2"/>$ <text:s/># <text:s text:c="9"/>#"</text:p>
      <text:p text:style-name="P3178"><text:tab/><text:tab/><text:tab/><text:tab/><text:tab/>,</text:p>
      <text:p text:style-name="P3179"><text:tab/><text:tab/><text:tab/><text:tab/><text:tab/>"#.# <text:s/>$ # $ $ <text:s/>#### <text:s/>## ## <text:s text:c="2"/>#"</text:p>
      <text:p text:style-name="P3180"><text:tab/><text:tab/><text:tab/><text:tab/><text:tab/>,</text:p>
      <text:p text:style-name="P3181"><text:tab/><text:tab/><text:tab/><text:tab/><text:tab/>"#.# <text:s/>$ $ $ #### <text:s text:c="7"/># <text:s text:c="3"/>#"</text:p>
      <text:p text:style-name="P3182"><text:tab/><text:tab/><text:tab/><text:tab/><text:tab/>,</text:p>
      <text:p text:style-name="P3183"><text:tab/><text:tab/><text:tab/><text:tab/><text:tab/>"#.#.# <text:s text:c="2"/>$ <text:s/># <text:s text:c="10"/># <text:s text:c="3"/>#"</text:p>
      <text:p text:style-name="P3184"><text:tab/><text:tab/><text:tab/><text:tab/><text:tab/>,</text:p>
      <text:p text:style-name="P3185"><text:tab/><text:tab/><text:tab/><text:tab/><text:tab/>"#.#. <text:s/>### <text:s/># <text:s text:c="4"/>######## <text:s text:c="2"/>#"</text:p>
      <text:p text:style-name="P3186"><text:tab/><text:tab/><text:tab/><text:tab/><text:tab/>,</text:p>
      <text:p text:style-name="P3187"><text:tab/><text:tab/><text:tab/><text:tab/><text:tab/>"#.#.###@#### ## <text:s/># <text:s text:c="8"/>##"</text:p>
      <text:p text:style-name="P3188"><text:tab/><text:tab/><text:tab/><text:tab/><text:tab/>,</text:p>
      <text:p text:style-name="P3189"><text:tab/><text:tab/><text:tab/><text:tab/><text:tab/>"#............. <text:s text:c="2"/># ###### <text:s/>#'"</text:p>
      <text:p text:style-name="P3190"><text:tab/><text:tab/><text:tab/><text:tab/><text:tab/>,</text:p>
      <text:soft-page-break/>
      <text:p text:style-name="P3191"><text:tab/><text:tab/><text:tab/><text:tab/><text:tab/>"# <text:s/>.########### ## #''''####'"</text:p>
      <text:p text:style-name="P3192"><text:tab/><text:tab/><text:tab/><text:tab/><text:tab/>,</text:p>
      <text:p text:style-name="P3193"><text:tab/><text:tab/><text:tab/><text:tab/><text:tab/>"#####'''''''''# <text:s text:c="3"/>#'''''''''"</text:p>
      <text:p text:style-name="P3194"><text:tab/><text:tab/><text:tab/><text:tab/><text:tab/>,</text:p>
      <text:p text:style-name="P3195"><text:tab/><text:tab/><text:tab/><text:tab/><text:tab/>"''''''''''''''######'''''''''"</text:p>
      <text:p text:style-name="P3196"><text:tab/><text:tab/><text:tab/><text:tab/>}</text:p>
      <text:p text:style-name="P3197"><text:tab/><text:tab/><text:tab/><text:tab/>,</text:p>
      <text:p text:style-name="P3198"><text:tab/><text:tab/><text:tab/><text:tab/>{</text:p>
      <text:p text:style-name="P3199"><text:tab/><text:tab/><text:tab/><text:tab/><text:tab/>"'''''''''''''####'''"</text:p>
      <text:p text:style-name="P3200"><text:tab/><text:tab/><text:tab/><text:tab/><text:tab/>,</text:p>
      <text:p text:style-name="P3201"><text:tab/><text:tab/><text:tab/><text:tab/><text:tab/>"'''#####'##### <text:s/>##''"</text:p>
      <text:p text:style-name="P3202"><text:tab/><text:tab/><text:tab/><text:tab/><text:tab/>,</text:p>
      <text:p text:style-name="P3203"><text:tab/><text:tab/><text:tab/><text:tab/><text:tab/>"''## <text:s text:c="2"/>### <text:s text:c="6"/>##'"</text:p>
      <text:p text:style-name="P3204"><text:tab/><text:tab/><text:tab/><text:tab/><text:tab/>,</text:p>
      <text:p text:style-name="P3205"><text:tab/><text:tab/><text:tab/><text:tab/><text:tab/>"'## <text:s text:c="2"/>* * . $ # @ ##"</text:p>
      <text:p text:style-name="P3206"><text:tab/><text:tab/><text:tab/><text:tab/><text:tab/>,</text:p>
      <text:p text:style-name="P3207"><text:tab/><text:tab/><text:tab/><text:tab/><text:tab/>"'# <text:s/>## * ## ### # <text:s/>#"</text:p>
      <text:p text:style-name="P3208"><text:tab/><text:tab/><text:tab/><text:tab/><text:tab/>,</text:p>
      <text:p text:style-name="P3209"><text:tab/><text:tab/><text:tab/><text:tab/><text:tab/>"'# ## * <text:s/># <text:s/># $ <text:s/># #"</text:p>
      <text:p text:style-name="P3210"><text:tab/><text:tab/><text:tab/><text:tab/><text:tab/>,</text:p>
      <text:p text:style-name="P3211"><text:tab/><text:tab/><text:tab/><text:tab/><text:tab/>"'# # * <text:s/># <text:s/># <text:s text:c="4"/># #"</text:p>
      <text:p text:style-name="P3212"><text:tab/><text:tab/><text:tab/><text:tab/><text:tab/>,</text:p>
      <text:p text:style-name="P3213"><text:tab/><text:tab/><text:tab/><text:tab/><text:tab/>"## # <text:s text:c="2"/>## # # ### <text:s/>#"</text:p>
      <text:p text:style-name="P3214"><text:tab/><text:tab/><text:tab/><text:tab/><text:tab/>,</text:p>
      <text:p text:style-name="P3215"><text:tab/><text:tab/><text:tab/><text:tab/><text:tab/>"# <text:s/>## #'#. $ .## <text:s/>##"</text:p>
      <text:p text:style-name="P3216"><text:tab/><text:tab/><text:tab/><text:tab/><text:tab/>,</text:p>
      <text:p text:style-name="P3217"><text:tab/><text:tab/><text:tab/><text:tab/><text:tab/>"# #.# ##'## #.# <text:s/>##'"</text:p>
      <text:p text:style-name="P3218"><text:tab/><text:tab/><text:tab/><text:tab/><text:tab/>,</text:p>
      <text:p text:style-name="P3219"><text:tab/><text:tab/><text:tab/><text:tab/><text:tab/>"# # <text:s/>$ <text:s/>#. $ .$ ##''"</text:p>
      <text:p text:style-name="P3220"><text:tab/><text:tab/><text:tab/><text:tab/><text:tab/>,</text:p>
      <text:p text:style-name="P3221"><text:tab/><text:tab/><text:tab/><text:tab/><text:tab/>"# <text:s text:c="2"/>#* <text:s/>$.# <text:s/>. ##'''"</text:p>
      <text:p text:style-name="P3222"><text:tab/><text:tab/><text:tab/><text:tab/><text:tab/>,</text:p>
      <text:p text:style-name="P3223"><text:tab/><text:tab/><text:tab/><text:tab/><text:tab/>"##### ## ## # ##''''"</text:p>
      <text:p text:style-name="P3224"><text:tab/><text:tab/><text:tab/><text:tab/><text:tab/>,</text:p>
      <text:p text:style-name="P3225"><text:tab/><text:tab/><text:tab/><text:tab/><text:tab/>"''''# # $ <text:s/># <text:s/>#'''''"</text:p>
      <text:p text:style-name="P3226"><text:tab/><text:tab/><text:tab/><text:tab/><text:tab/>,</text:p>
      <text:p text:style-name="P3227"><text:tab/><text:tab/><text:tab/><text:tab/><text:tab/>"''''# # <text:s text:c="3"/># ##'''''"</text:p>
      <text:p text:style-name="P3228"><text:tab/><text:tab/><text:tab/><text:tab/><text:tab/>,</text:p>
      <text:p text:style-name="P3229"><text:tab/><text:tab/><text:tab/><text:tab/><text:tab/>"''''# <text:s/>#$## <text:s/>#''''''"</text:p>
      <text:p text:style-name="P3230"><text:tab/><text:tab/><text:tab/><text:tab/><text:tab/>,</text:p>
      <text:p text:style-name="P3231"><text:tab/><text:tab/><text:tab/><text:tab/><text:tab/>"''''## <text:s text:c="5"/>##''''''"</text:p>
      <text:p text:style-name="P3232"><text:tab/><text:tab/><text:tab/><text:tab/><text:tab/>,</text:p>
      <text:p text:style-name="P3233"><text:tab/><text:tab/><text:tab/><text:tab/><text:tab/>"'''''########'''''''"</text:p>
      <text:p text:style-name="P3234"><text:tab/><text:tab/><text:tab/><text:tab/>}</text:p>
      <text:p text:style-name="P3235"><text:tab/><text:tab/><text:tab/><text:tab/>,</text:p>
      <text:p text:style-name="P3236"><text:tab/><text:tab/><text:tab/><text:tab/>{</text:p>
      <text:soft-page-break/>
      <text:p text:style-name="P3237"><text:tab/><text:tab/><text:tab/><text:tab/><text:tab/>"''''####''''''''''''"</text:p>
      <text:p text:style-name="P3238"><text:tab/><text:tab/><text:tab/><text:tab/><text:tab/>,</text:p>
      <text:p text:style-name="P3239"><text:tab/><text:tab/><text:tab/><text:tab/><text:tab/>"''''# <text:s/>####'''''''''"</text:p>
      <text:p text:style-name="P3240"><text:tab/><text:tab/><text:tab/><text:tab/><text:tab/>,</text:p>
      <text:p text:style-name="P3241"><text:tab/><text:tab/><text:tab/><text:tab/><text:tab/>"''''# $ <text:s text:c="2"/>#########'"</text:p>
      <text:p text:style-name="P3242"><text:tab/><text:tab/><text:tab/><text:tab/><text:tab/>,</text:p>
      <text:p text:style-name="P3243"><text:tab/><text:tab/><text:tab/><text:tab/><text:tab/>"''''# .# <text:s text:c="3"/>$ ## <text:s/>#'"</text:p>
      <text:p text:style-name="P3244"><text:tab/><text:tab/><text:tab/><text:tab/><text:tab/>,</text:p>
      <text:p text:style-name="P3245"><text:tab/><text:tab/><text:tab/><text:tab/><text:tab/>"''''# $# .## $ <text:s text:c="3"/>##"</text:p>
      <text:p text:style-name="P3246"><text:tab/><text:tab/><text:tab/><text:tab/><text:tab/>,</text:p>
      <text:p text:style-name="P3247"><text:tab/><text:tab/><text:tab/><text:tab/><text:tab/>"'#### .### <text:s text:c="2"/>#$$ <text:s text:c="2"/>#"</text:p>
      <text:p text:style-name="P3248"><text:tab/><text:tab/><text:tab/><text:tab/><text:tab/>,</text:p>
      <text:p text:style-name="P3249"><text:tab/><text:tab/><text:tab/><text:tab/><text:tab/>"## <text:s/>## # <text:s/>.. # $$ <text:s/>#"</text:p>
      <text:p text:style-name="P3250"><text:tab/><text:tab/><text:tab/><text:tab/><text:tab/>,</text:p>
      <text:p text:style-name="P3251"><text:tab/><text:tab/><text:tab/><text:tab/><text:tab/>"# <text:s/>$ <text:s text:c="5"/>...# <text:s text:c="2"/>$ #"</text:p>
      <text:p text:style-name="P3252"><text:tab/><text:tab/><text:tab/><text:tab/><text:tab/>,</text:p>
      <text:p text:style-name="P3253"><text:tab/><text:tab/><text:tab/><text:tab/><text:tab/>"# $ <text:s/>#####... # <text:s text:c="2"/>##"</text:p>
      <text:p text:style-name="P3254"><text:tab/><text:tab/><text:tab/><text:tab/><text:tab/>,</text:p>
      <text:p text:style-name="P3255"><text:tab/><text:tab/><text:tab/><text:tab/><text:tab/>"# <text:s/>$# <text:s text:c="2"/># <text:s/>.**@####'"</text:p>
      <text:p text:style-name="P3256"><text:tab/><text:tab/><text:tab/><text:tab/><text:tab/>,</text:p>
      <text:p text:style-name="P3257"><text:tab/><text:tab/><text:tab/><text:tab/><text:tab/>"### <text:s text:c="2"/># # <text:s text:c="3"/># #''''"</text:p>
      <text:p text:style-name="P3258"><text:tab/><text:tab/><text:tab/><text:tab/><text:tab/>,</text:p>
      <text:p text:style-name="P3259"><text:tab/><text:tab/><text:tab/><text:tab/><text:tab/>"''##### <text:s/>#### <text:s/>#'#''"</text:p>
      <text:p text:style-name="P3260"><text:tab/><text:tab/><text:tab/><text:tab/><text:tab/>,</text:p>
      <text:p text:style-name="P3261"><text:tab/><text:tab/><text:tab/><text:tab/><text:tab/>"''''''## <text:s text:c="5"/>##''''"</text:p>
      <text:p text:style-name="P3262"><text:tab/><text:tab/><text:tab/><text:tab/><text:tab/>,</text:p>
      <text:p text:style-name="P3263"><text:tab/><text:tab/><text:tab/><text:tab/><text:tab/>"'''''''########'''''"</text:p>
      <text:p text:style-name="P3264"><text:tab/><text:tab/><text:tab/><text:tab/>}</text:p>
      <text:p text:style-name="P3265"><text:tab/><text:tab/><text:tab/><text:tab/>,</text:p>
      <text:p text:style-name="P3266"><text:tab/><text:tab/><text:tab/><text:tab/>{</text:p>
      <text:p text:style-name="P3267"><text:tab/><text:tab/><text:tab/><text:tab/><text:tab/>"#''###'''''"</text:p>
      <text:p text:style-name="P3268"><text:tab/><text:tab/><text:tab/><text:tab/><text:tab/>,</text:p>
      <text:p text:style-name="P3269"><text:tab/><text:tab/><text:tab/><text:tab/><text:tab/>"'## <text:s text:c="2"/>##'''"</text:p>
      <text:p text:style-name="P3270"><text:tab/><text:tab/><text:tab/><text:tab/><text:tab/>,</text:p>
      <text:p text:style-name="P3271"><text:tab/><text:tab/><text:tab/><text:tab/><text:tab/>"'#*.$ <text:s/>#'''"</text:p>
      <text:p text:style-name="P3272"><text:tab/><text:tab/><text:tab/><text:tab/><text:tab/>,</text:p>
      <text:p text:style-name="P3273"><text:tab/><text:tab/><text:tab/><text:tab/><text:tab/>"# .$.$ .##'"</text:p>
      <text:p text:style-name="P3274"><text:tab/><text:tab/><text:tab/><text:tab/><text:tab/>,</text:p>
      <text:p text:style-name="P3275"><text:tab/><text:tab/><text:tab/><text:tab/><text:tab/>"# $.$.$ <text:s/>#'"</text:p>
      <text:p text:style-name="P3276"><text:tab/><text:tab/><text:tab/><text:tab/><text:tab/>,</text:p>
      <text:p text:style-name="P3277"><text:tab/><text:tab/><text:tab/><text:tab/><text:tab/>"# <text:s/>$.@.$ <text:s/>#"</text:p>
      <text:p text:style-name="P3278"><text:tab/><text:tab/><text:tab/><text:tab/><text:tab/>,</text:p>
      <text:p text:style-name="P3279"><text:tab/><text:tab/><text:tab/><text:tab/><text:tab/>"'# <text:s/>$.$.$ #"</text:p>
      <text:p text:style-name="P3280"><text:tab/><text:tab/><text:tab/><text:tab/><text:tab/>,</text:p>
      <text:p text:style-name="P3281"><text:tab/><text:tab/><text:tab/><text:tab/><text:tab/>"'##. $.$. #"</text:p>
      <text:p text:style-name="P3282"><text:tab/><text:tab/><text:tab/><text:tab/><text:tab/>,</text:p>
      <text:soft-page-break/>
      <text:p text:style-name="P3283"><text:tab/><text:tab/><text:tab/><text:tab/><text:tab/>"'''# <text:s/>$.*#'"</text:p>
      <text:p text:style-name="P3284"><text:tab/><text:tab/><text:tab/><text:tab/><text:tab/>,</text:p>
      <text:p text:style-name="P3285"><text:tab/><text:tab/><text:tab/><text:tab/><text:tab/>"'''## <text:s text:c="2"/>##'"</text:p>
      <text:p text:style-name="P3286"><text:tab/><text:tab/><text:tab/><text:tab/><text:tab/>,</text:p>
      <text:p text:style-name="P3287"><text:tab/><text:tab/><text:tab/><text:tab/><text:tab/>"'''''###''#"</text:p>
      <text:p text:style-name="P3288"><text:tab/><text:tab/><text:tab/><text:tab/>}</text:p>
      <text:p text:style-name="P3289"><text:tab/><text:tab/><text:tab/><text:tab/>,</text:p>
      <text:p text:style-name="P3290"><text:tab/><text:tab/><text:tab/><text:tab/>{</text:p>
      <text:p text:style-name="P3291"><text:tab/><text:tab/><text:tab/><text:tab/><text:tab/>"''''#####''''''''"</text:p>
      <text:p text:style-name="P3292"><text:tab/><text:tab/><text:tab/><text:tab/><text:tab/>,</text:p>
      <text:p text:style-name="P3293"><text:tab/><text:tab/><text:tab/><text:tab/><text:tab/>"''''# <text:s text:c="2"/>#####''''"</text:p>
      <text:p text:style-name="P3294"><text:tab/><text:tab/><text:tab/><text:tab/><text:tab/>,</text:p>
      <text:p text:style-name="P3295"><text:tab/><text:tab/><text:tab/><text:tab/><text:tab/>"''''# # # <text:s text:c="2"/>#''''"</text:p>
      <text:p text:style-name="P3296"><text:tab/><text:tab/><text:tab/><text:tab/><text:tab/>,</text:p>
      <text:p text:style-name="P3297"><text:tab/><text:tab/><text:tab/><text:tab/><text:tab/>"''''# <text:s text:c="4"/># #''''"</text:p>
      <text:p text:style-name="P3298"><text:tab/><text:tab/><text:tab/><text:tab/><text:tab/>,</text:p>
      <text:p text:style-name="P3299"><text:tab/><text:tab/><text:tab/><text:tab/><text:tab/>"'#####.# ...#####"</text:p>
      <text:p text:style-name="P3300"><text:tab/><text:tab/><text:tab/><text:tab/><text:tab/>,</text:p>
      <text:p text:style-name="P3301"><text:tab/><text:tab/><text:tab/><text:tab/><text:tab/>"'# <text:s/>.$$ ###$# <text:s text:c="2"/>#"</text:p>
      <text:p text:style-name="P3302"><text:tab/><text:tab/><text:tab/><text:tab/><text:tab/>,</text:p>
      <text:p text:style-name="P3303"><text:tab/><text:tab/><text:tab/><text:tab/><text:tab/>"'# #.# <text:s text:c="4"/>$. # #"</text:p>
      <text:p text:style-name="P3304"><text:tab/><text:tab/><text:tab/><text:tab/><text:tab/>,</text:p>
      <text:p text:style-name="P3305"><text:tab/><text:tab/><text:tab/><text:tab/><text:tab/>"'# <text:s/>.# $$$ <text:s/># <text:s text:c="2"/>#"</text:p>
      <text:p text:style-name="P3306"><text:tab/><text:tab/><text:tab/><text:tab/><text:tab/>,</text:p>
      <text:p text:style-name="P3307"><text:tab/><text:tab/><text:tab/><text:tab/><text:tab/>"### <text:s/># $@$ # <text:s/>###"</text:p>
      <text:p text:style-name="P3308"><text:tab/><text:tab/><text:tab/><text:tab/><text:tab/>,</text:p>
      <text:p text:style-name="P3309"><text:tab/><text:tab/><text:tab/><text:tab/><text:tab/>"# <text:s text:c="2"/># <text:s/>$$$ #. <text:s/>#'"</text:p>
      <text:p text:style-name="P3310"><text:tab/><text:tab/><text:tab/><text:tab/><text:tab/>,</text:p>
      <text:p text:style-name="P3311"><text:tab/><text:tab/><text:tab/><text:tab/><text:tab/>"# # .$ <text:s text:c="4"/>#.# #'"</text:p>
      <text:p text:style-name="P3312"><text:tab/><text:tab/><text:tab/><text:tab/><text:tab/>,</text:p>
      <text:p text:style-name="P3313"><text:tab/><text:tab/><text:tab/><text:tab/><text:tab/>"# <text:s text:c="2"/>#$### $$. <text:s/>#'"</text:p>
      <text:p text:style-name="P3314"><text:tab/><text:tab/><text:tab/><text:tab/><text:tab/>,</text:p>
      <text:p text:style-name="P3315"><text:tab/><text:tab/><text:tab/><text:tab/><text:tab/>"#####... #.#####'"</text:p>
      <text:p text:style-name="P3316"><text:tab/><text:tab/><text:tab/><text:tab/><text:tab/>,</text:p>
      <text:p text:style-name="P3317"><text:tab/><text:tab/><text:tab/><text:tab/><text:tab/>"''''# # <text:s text:c="4"/>#''''"</text:p>
      <text:p text:style-name="P3318"><text:tab/><text:tab/><text:tab/><text:tab/><text:tab/>,</text:p>
      <text:p text:style-name="P3319"><text:tab/><text:tab/><text:tab/><text:tab/><text:tab/>"''''# <text:s text:c="2"/># # #''''"</text:p>
      <text:p text:style-name="P3320"><text:tab/><text:tab/><text:tab/><text:tab/><text:tab/>,</text:p>
      <text:p text:style-name="P3321"><text:tab/><text:tab/><text:tab/><text:tab/><text:tab/>"''''##### <text:s text:c="2"/>#''''"</text:p>
      <text:p text:style-name="P3322"><text:tab/><text:tab/><text:tab/><text:tab/><text:tab/>,</text:p>
      <text:p text:style-name="P3323"><text:tab/><text:tab/><text:tab/><text:tab/><text:tab/>"''''''''#####''''"</text:p>
      <text:p text:style-name="P3324"><text:tab/><text:tab/><text:tab/><text:tab/>}</text:p>
      <text:p text:style-name="P3325"><text:tab/><text:tab/><text:tab/><text:tab/>,</text:p>
      <text:p text:style-name="P3326"><text:tab/><text:tab/><text:tab/><text:tab/>{</text:p>
      <text:p text:style-name="P3327"><text:tab/><text:tab/><text:tab/><text:tab/><text:tab/>"''''#######'''"</text:p>
      <text:p text:style-name="P3328"><text:tab/><text:tab/><text:tab/><text:tab/><text:tab/>,</text:p>
      <text:soft-page-break/>
      <text:p text:style-name="P3329"><text:tab/><text:tab/><text:tab/><text:tab/><text:tab/>"''''# <text:s text:c="4"/>###'"</text:p>
      <text:p text:style-name="P3330"><text:tab/><text:tab/><text:tab/><text:tab/><text:tab/>,</text:p>
      <text:p text:style-name="P3331"><text:tab/><text:tab/><text:tab/><text:tab/><text:tab/>"''''# ###$ <text:s/>##"</text:p>
      <text:p text:style-name="P3332"><text:tab/><text:tab/><text:tab/><text:tab/><text:tab/>,</text:p>
      <text:p text:style-name="P3333"><text:tab/><text:tab/><text:tab/><text:tab/><text:tab/>"''''#....$ <text:s text:c="2"/>#"</text:p>
      <text:p text:style-name="P3334"><text:tab/><text:tab/><text:tab/><text:tab/><text:tab/>,</text:p>
      <text:p text:style-name="P3335"><text:tab/><text:tab/><text:tab/><text:tab/><text:tab/>"''### ## # <text:s text:c="2"/>#"</text:p>
      <text:p text:style-name="P3336"><text:tab/><text:tab/><text:tab/><text:tab/><text:tab/>,</text:p>
      <text:p text:style-name="P3337"><text:tab/><text:tab/><text:tab/><text:tab/><text:tab/>"###@.$ <text:s/>#'# ##"</text:p>
      <text:p text:style-name="P3338"><text:tab/><text:tab/><text:tab/><text:tab/><text:tab/>,</text:p>
      <text:p text:style-name="P3339"><text:tab/><text:tab/><text:tab/><text:tab/><text:tab/>"# .*.$ <text:s text:c="2"/>## #'"</text:p>
      <text:p text:style-name="P3340"><text:tab/><text:tab/><text:tab/><text:tab/><text:tab/>,</text:p>
      <text:p text:style-name="P3341"><text:tab/><text:tab/><text:tab/><text:tab/><text:tab/>"# <text:s/>$.$ <text:s/>#.$$#'"</text:p>
      <text:p text:style-name="P3342"><text:tab/><text:tab/><text:tab/><text:tab/><text:tab/>,</text:p>
      <text:p text:style-name="P3343"><text:tab/><text:tab/><text:tab/><text:tab/><text:tab/>"# <text:s/>## ## <text:s text:c="3"/>#'"</text:p>
      <text:p text:style-name="P3344"><text:tab/><text:tab/><text:tab/><text:tab/><text:tab/>,</text:p>
      <text:p text:style-name="P3345"><text:tab/><text:tab/><text:tab/><text:tab/><text:tab/>"##### <text:s text:c="2"/># ###'"</text:p>
      <text:p text:style-name="P3346"><text:tab/><text:tab/><text:tab/><text:tab/><text:tab/>,</text:p>
      <text:p text:style-name="P3347"><text:tab/><text:tab/><text:tab/><text:tab/><text:tab/>"''''### <text:s/>$ #''"</text:p>
      <text:p text:style-name="P3348"><text:tab/><text:tab/><text:tab/><text:tab/><text:tab/>,</text:p>
      <text:p text:style-name="P3349"><text:tab/><text:tab/><text:tab/><text:tab/><text:tab/>"''''''## <text:s text:c="2"/>#''"</text:p>
      <text:p text:style-name="P3350"><text:tab/><text:tab/><text:tab/><text:tab/><text:tab/>,</text:p>
      <text:p text:style-name="P3351"><text:tab/><text:tab/><text:tab/><text:tab/><text:tab/>"'''''''#####''"</text:p>
      <text:p text:style-name="P3352"><text:tab/><text:tab/><text:tab/><text:tab/>}</text:p>
      <text:p text:style-name="P3353"><text:tab/><text:tab/><text:tab/><text:tab/>,</text:p>
      <text:p text:style-name="P3354"><text:tab/><text:tab/><text:tab/><text:tab/>{</text:p>
      <text:p text:style-name="P3355"><text:tab/><text:tab/><text:tab/><text:tab/><text:tab/>"''#####''''''''''''''''''''"</text:p>
      <text:p text:style-name="P3356"><text:tab/><text:tab/><text:tab/><text:tab/><text:tab/>,</text:p>
      <text:p text:style-name="P3357"><text:tab/><text:tab/><text:tab/><text:tab/><text:tab/>"''# <text:s text:c="2"/>#####''''''''''''''''"</text:p>
      <text:p text:style-name="P3358"><text:tab/><text:tab/><text:tab/><text:tab/><text:tab/>,</text:p>
      <text:p text:style-name="P3359"><text:tab/><text:tab/><text:tab/><text:tab/><text:tab/>"''# $$# <text:s text:c="2"/>#####''''''''''''"</text:p>
      <text:p text:style-name="P3360"><text:tab/><text:tab/><text:tab/><text:tab/><text:tab/>,</text:p>
      <text:p text:style-name="P3361"><text:tab/><text:tab/><text:tab/><text:tab/><text:tab/>"''# <text:s text:c="2"/>. $ # <text:s text:c="2"/>#####''''''''"</text:p>
      <text:p text:style-name="P3362"><text:tab/><text:tab/><text:tab/><text:tab/><text:tab/>,</text:p>
      <text:p text:style-name="P3363"><text:tab/><text:tab/><text:tab/><text:tab/><text:tab/>"'### ## <text:s text:c="2"/>. $ # <text:s text:c="2"/>#####''''"</text:p>
      <text:p text:style-name="P3364"><text:tab/><text:tab/><text:tab/><text:tab/><text:tab/>,</text:p>
      <text:p text:style-name="P3365"><text:tab/><text:tab/><text:tab/><text:tab/><text:tab/>"'# <text:s text:c="2"/>##.### ....$ # <text:s text:c="2"/>#####"</text:p>
      <text:p text:style-name="P3366"><text:tab/><text:tab/><text:tab/><text:tab/><text:tab/>,</text:p>
      <text:p text:style-name="P3367"><text:tab/><text:tab/><text:tab/><text:tab/><text:tab/>"'# $$# <text:s text:c="2"/>###.##. <text:s/># $ # <text:s text:c="2"/>#"</text:p>
      <text:p text:style-name="P3368"><text:tab/><text:tab/><text:tab/><text:tab/><text:tab/>,</text:p>
      <text:p text:style-name="P3369"><text:tab/><text:tab/><text:tab/><text:tab/><text:tab/>"'# <text:s text:c="2"/># $ # <text:s/>.##.### <text:s text:c="2"/>.$$ #"</text:p>
      <text:p text:style-name="P3370"><text:tab/><text:tab/><text:tab/><text:tab/><text:tab/>,</text:p>
      <text:p text:style-name="P3371"><text:tab/><text:tab/><text:tab/><text:tab/><text:tab/>"### ## <text:s text:c="2"/>.$$$# <text:s text:c="2"/>###.## <text:s text:c="2"/>#"</text:p>
      <text:p text:style-name="P3372"><text:tab/><text:tab/><text:tab/><text:tab/><text:tab/>,</text:p>
      <text:p text:style-name="P3373"><text:tab/><text:tab/><text:tab/><text:tab/><text:tab/>"# <text:s text:c="2"/>##.### <text:s text:c="2"/>#$$$. <text:s text:c="2"/>## ###"</text:p>
      <text:p text:style-name="P3374"><text:tab/><text:tab/><text:tab/><text:tab/><text:tab/>,</text:p>
      <text:soft-page-break/>
      <text:p text:style-name="P3375"><text:tab/><text:tab/><text:tab/><text:tab/><text:tab/>"# $$. <text:s text:c="2"/>###.##. <text:s/># $ # <text:s text:c="2"/>#'"</text:p>
      <text:p text:style-name="P3376"><text:tab/><text:tab/><text:tab/><text:tab/><text:tab/>,</text:p>
      <text:p text:style-name="P3377"><text:tab/><text:tab/><text:tab/><text:tab/><text:tab/>"# <text:s text:c="2"/># $ # <text:s/>.##.### <text:s text:c="2"/>#$$ #'"</text:p>
      <text:p text:style-name="P3378"><text:tab/><text:tab/><text:tab/><text:tab/><text:tab/>,</text:p>
      <text:p text:style-name="P3379"><text:tab/><text:tab/><text:tab/><text:tab/><text:tab/>"##### <text:s text:c="2"/># $.... ###.## <text:s text:c="2"/>#'"</text:p>
      <text:p text:style-name="P3380"><text:tab/><text:tab/><text:tab/><text:tab/><text:tab/>,</text:p>
      <text:p text:style-name="P3381"><text:tab/><text:tab/><text:tab/><text:tab/><text:tab/>"''''##### <text:s text:c="2"/># $ . <text:s text:c="2"/>## ###'"</text:p>
      <text:p text:style-name="P3382"><text:tab/><text:tab/><text:tab/><text:tab/><text:tab/>,</text:p>
      <text:p text:style-name="P3383"><text:tab/><text:tab/><text:tab/><text:tab/><text:tab/>"''''''''##### <text:s text:c="2"/># $ . <text:s text:c="2"/>#''"</text:p>
      <text:p text:style-name="P3384"><text:tab/><text:tab/><text:tab/><text:tab/><text:tab/>,</text:p>
      <text:p text:style-name="P3385"><text:tab/><text:tab/><text:tab/><text:tab/><text:tab/>"''''''''''''##### <text:s text:c="2"/>#$$ #''"</text:p>
      <text:p text:style-name="P3386"><text:span text:style-name="T3387"><text:tab/></text:span><text:span text:style-name="T3388"><text:tab/></text:span><text:span text:style-name="T3389"><text:tab/></text:span><text:span text:style-name="T3390"><text:tab/></text:span><text:span text:style-name="T3391"><text:tab/></text:span><text:span text:style-name="T3392">,</text:span></text:p>
      <text:p text:style-name="P3393"><text:tab/><text:tab/><text:tab/><text:tab/><text:tab/>"''''''''''''''''##### <text:s/>@#''"</text:p>
      <text:p text:style-name="P3394"><text:tab/><text:tab/><text:tab/><text:tab/><text:tab/>,</text:p>
      <text:p text:style-name="P3395"><text:tab/><text:tab/><text:tab/><text:tab/><text:tab/>"''''''''''''''''''''#####''"</text:p>
      <text:p text:style-name="P3396"><text:tab/><text:tab/><text:tab/><text:tab/>}</text:p>
      <text:p text:style-name="P3397"><text:tab/><text:tab/>});</text:p>
      <text:p text:style-name="P3398"/>
      <text:p text:style-name="P3399"/>
      <text:p text:style-name="P3400"><text:tab/>}</text:p>
      <text:p text:style-name="P3401"><text:span text:style-name="T3402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Юлия</meta:initial-creator>
    <dc:creator>Юлия</dc:creator>
    <meta:creation-date>2022-01-05T12:17:00Z</meta:creation-date>
    <dc:date>2022-01-05T12:17:00Z</dc:date>
    <meta:template xlink:href="Normal" xlink:type="simple"/>
    <meta:editing-cycles>2</meta:editing-cycles>
    <meta:editing-duration>PT60S</meta:editing-duration>
    <meta:document-statistic meta:page-count="52" meta:paragraph-count="106" meta:word-count="7948" meta:character-count="53146" meta:row-count="377" meta:non-whitespace-character-count="45304"/>
  </office:meta>
</office:document-meta>
</file>